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6cm"/>
    </style:style>
    <style:style style:name="co2" style:family="table-column">
      <style:table-column-properties fo:break-before="auto" style:column-width="2.663cm"/>
    </style:style>
    <style:style style:name="co3" style:family="table-column">
      <style:table-column-properties fo:break-before="auto" style:column-width="2.30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1946-01</text:p>
          </table:table-cell>
          <table:table-cell office:value-type="float" office:value="70900">
            <text:p>70900</text:p>
          </table:table-cell>
          <table:table-cell/>
        </table:table-row>
        <table:table-row table:style-name="ro1">
          <table:table-cell office:value-type="string">
            <text:p>1946-02</text:p>
          </table:table-cell>
          <table:table-cell office:value-type="float" office:value="53958">
            <text:p>53958</text:p>
          </table:table-cell>
          <table:table-cell/>
        </table:table-row>
        <table:table-row table:style-name="ro1">
          <table:table-cell office:value-type="string">
            <text:p>1946-03</text:p>
          </table:table-cell>
          <table:table-cell office:value-type="float" office:value="57287">
            <text:p>57287</text:p>
          </table:table-cell>
          <table:table-cell/>
        </table:table-row>
        <table:table-row table:style-name="ro1">
          <table:table-cell office:value-type="string">
            <text:p>1946-04</text:p>
          </table:table-cell>
          <table:table-cell office:value-type="float" office:value="45376">
            <text:p>45376</text:p>
          </table:table-cell>
          <table:table-cell/>
        </table:table-row>
        <table:table-row table:style-name="ro1">
          <table:table-cell office:value-type="string">
            <text:p>1946-05</text:p>
          </table:table-cell>
          <table:table-cell office:value-type="float" office:value="42591">
            <text:p>42591</text:p>
          </table:table-cell>
          <table:table-cell/>
        </table:table-row>
        <table:table-row table:style-name="ro1">
          <table:table-cell office:value-type="string">
            <text:p>1946-06</text:p>
          </table:table-cell>
          <table:table-cell office:value-type="float" office:value="37721">
            <text:p>37721</text:p>
          </table:table-cell>
          <table:table-cell/>
        </table:table-row>
        <table:table-row table:style-name="ro1">
          <table:table-cell office:value-type="string">
            <text:p>1946-07</text:p>
          </table:table-cell>
          <table:table-cell office:value-type="float" office:value="37587">
            <text:p>37587</text:p>
          </table:table-cell>
          <table:table-cell/>
        </table:table-row>
        <table:table-row table:style-name="ro1">
          <table:table-cell office:value-type="string">
            <text:p>1946-08</text:p>
          </table:table-cell>
          <table:table-cell office:value-type="float" office:value="34880">
            <text:p>34880</text:p>
          </table:table-cell>
          <table:table-cell/>
        </table:table-row>
        <table:table-row table:style-name="ro1">
          <table:table-cell office:value-type="string">
            <text:p>1946-09</text:p>
          </table:table-cell>
          <table:table-cell office:value-type="float" office:value="35188">
            <text:p>35188</text:p>
          </table:table-cell>
          <table:table-cell/>
        </table:table-row>
        <table:table-row table:style-name="ro1">
          <table:table-cell office:value-type="string">
            <text:p>1946-10</text:p>
          </table:table-cell>
          <table:table-cell office:value-type="float" office:value="37842">
            <text:p>37842</text:p>
          </table:table-cell>
          <table:table-cell/>
        </table:table-row>
        <table:table-row table:style-name="ro1">
          <table:table-cell office:value-type="string">
            <text:p>1946-11</text:p>
          </table:table-cell>
          <table:table-cell office:value-type="float" office:value="42954">
            <text:p>42954</text:p>
          </table:table-cell>
          <table:table-cell/>
        </table:table-row>
        <table:table-row table:style-name="ro1">
          <table:table-cell office:value-type="string">
            <text:p>1946-12</text:p>
          </table:table-cell>
          <table:table-cell office:value-type="float" office:value="49596">
            <text:p>49596</text:p>
          </table:table-cell>
          <table:table-cell table:formula="of:=SUM([.B1:.B12])" office:value-type="float" office:value="545880">
            <text:p>545880</text:p>
          </table:table-cell>
        </table:table-row>
        <table:table-row table:style-name="ro1">
          <table:table-cell office:value-type="string">
            <text:p>1947-01</text:p>
          </table:table-cell>
          <table:table-cell office:value-type="float" office:value="60453">
            <text:p>60453</text:p>
          </table:table-cell>
          <table:table-cell/>
        </table:table-row>
        <table:table-row table:style-name="ro1">
          <table:table-cell office:value-type="string">
            <text:p>1947-02</text:p>
          </table:table-cell>
          <table:table-cell office:value-type="float" office:value="56891">
            <text:p>56891</text:p>
          </table:table-cell>
          <table:table-cell/>
        </table:table-row>
        <table:table-row table:style-name="ro1">
          <table:table-cell office:value-type="string">
            <text:p>1947-03</text:p>
          </table:table-cell>
          <table:table-cell office:value-type="float" office:value="56442">
            <text:p>56442</text:p>
          </table:table-cell>
          <table:table-cell/>
        </table:table-row>
        <table:table-row table:style-name="ro1">
          <table:table-cell office:value-type="string">
            <text:p>1947-04</text:p>
          </table:table-cell>
          <table:table-cell office:value-type="float" office:value="45121">
            <text:p>45121</text:p>
          </table:table-cell>
          <table:table-cell/>
        </table:table-row>
        <table:table-row table:style-name="ro1">
          <table:table-cell office:value-type="string">
            <text:p>1947-05</text:p>
          </table:table-cell>
          <table:table-cell office:value-type="float" office:value="42605">
            <text:p>42605</text:p>
          </table:table-cell>
          <table:table-cell/>
        </table:table-row>
        <table:table-row table:style-name="ro1">
          <table:table-cell office:value-type="string">
            <text:p>1947-06</text:p>
          </table:table-cell>
          <table:table-cell office:value-type="float" office:value="37894">
            <text:p>37894</text:p>
          </table:table-cell>
          <table:table-cell/>
        </table:table-row>
        <table:table-row table:style-name="ro1">
          <table:table-cell office:value-type="string">
            <text:p>1947-07</text:p>
          </table:table-cell>
          <table:table-cell office:value-type="float" office:value="38364">
            <text:p>38364</text:p>
          </table:table-cell>
          <table:table-cell/>
        </table:table-row>
        <table:table-row table:style-name="ro1">
          <table:table-cell office:value-type="string">
            <text:p>1947-08</text:p>
          </table:table-cell>
          <table:table-cell office:value-type="float" office:value="36763">
            <text:p>36763</text:p>
          </table:table-cell>
          <table:table-cell/>
        </table:table-row>
        <table:table-row table:style-name="ro1">
          <table:table-cell office:value-type="string">
            <text:p>1947-09</text:p>
          </table:table-cell>
          <table:table-cell office:value-type="float" office:value="35768">
            <text:p>35768</text:p>
          </table:table-cell>
          <table:table-cell/>
        </table:table-row>
        <table:table-row table:style-name="ro1">
          <table:table-cell office:value-type="string">
            <text:p>1947-10</text:p>
          </table:table-cell>
          <table:table-cell office:value-type="float" office:value="40488">
            <text:p>40488</text:p>
          </table:table-cell>
          <table:table-cell/>
        </table:table-row>
        <table:table-row table:style-name="ro1">
          <table:table-cell office:value-type="string">
            <text:p>1947-11</text:p>
          </table:table-cell>
          <table:table-cell office:value-type="float" office:value="41361">
            <text:p>41361</text:p>
          </table:table-cell>
          <table:table-cell/>
        </table:table-row>
        <table:table-row table:style-name="ro1">
          <table:table-cell office:value-type="string">
            <text:p>1947-12</text:p>
          </table:table-cell>
          <table:table-cell office:value-type="float" office:value="46007">
            <text:p>46007</text:p>
          </table:table-cell>
          <table:table-cell table:formula="of:=SUM([.B13:.B24])" office:value-type="float" office:value="538157">
            <text:p>538157</text:p>
          </table:table-cell>
        </table:table-row>
        <table:table-row table:style-name="ro1">
          <table:table-cell office:value-type="string">
            <text:p>1948-01</text:p>
          </table:table-cell>
          <table:table-cell office:value-type="float" office:value="46161">
            <text:p>46161</text:p>
          </table:table-cell>
          <table:table-cell/>
        </table:table-row>
        <table:table-row table:style-name="ro1">
          <table:table-cell office:value-type="string">
            <text:p>1948-02</text:p>
          </table:table-cell>
          <table:table-cell office:value-type="float" office:value="45412">
            <text:p>45412</text:p>
          </table:table-cell>
          <table:table-cell/>
        </table:table-row>
        <table:table-row table:style-name="ro1">
          <table:table-cell office:value-type="string">
            <text:p>1948-03</text:p>
          </table:table-cell>
          <table:table-cell office:value-type="float" office:value="51983">
            <text:p>51983</text:p>
          </table:table-cell>
          <table:table-cell/>
        </table:table-row>
        <table:table-row table:style-name="ro1">
          <table:table-cell office:value-type="string">
            <text:p>1948-04</text:p>
          </table:table-cell>
          <table:table-cell office:value-type="float" office:value="43829">
            <text:p>43829</text:p>
          </table:table-cell>
          <table:table-cell/>
        </table:table-row>
        <table:table-row table:style-name="ro1">
          <table:table-cell office:value-type="string">
            <text:p>1948-05</text:p>
          </table:table-cell>
          <table:table-cell office:value-type="float" office:value="42003">
            <text:p>42003</text:p>
          </table:table-cell>
          <table:table-cell/>
        </table:table-row>
        <table:table-row table:style-name="ro1">
          <table:table-cell office:value-type="string">
            <text:p>1948-06</text:p>
          </table:table-cell>
          <table:table-cell office:value-type="float" office:value="37084">
            <text:p>37084</text:p>
          </table:table-cell>
          <table:table-cell/>
        </table:table-row>
        <table:table-row table:style-name="ro1">
          <table:table-cell office:value-type="string">
            <text:p>1948-07</text:p>
          </table:table-cell>
          <table:table-cell office:value-type="float" office:value="39069">
            <text:p>39069</text:p>
          </table:table-cell>
          <table:table-cell/>
        </table:table-row>
        <table:table-row table:style-name="ro1">
          <table:table-cell office:value-type="string">
            <text:p>1948-08</text:p>
          </table:table-cell>
          <table:table-cell office:value-type="float" office:value="35272">
            <text:p>35272</text:p>
          </table:table-cell>
          <table:table-cell/>
        </table:table-row>
        <table:table-row table:style-name="ro1">
          <table:table-cell office:value-type="string">
            <text:p>1948-09</text:p>
          </table:table-cell>
          <table:table-cell office:value-type="float" office:value="35314">
            <text:p>35314</text:p>
          </table:table-cell>
          <table:table-cell/>
        </table:table-row>
        <table:table-row table:style-name="ro1">
          <table:table-cell office:value-type="string">
            <text:p>1948-10</text:p>
          </table:table-cell>
          <table:table-cell office:value-type="float" office:value="39588">
            <text:p>39588</text:p>
          </table:table-cell>
          <table:table-cell/>
        </table:table-row>
        <table:table-row table:style-name="ro1">
          <table:table-cell office:value-type="string">
            <text:p>1948-11</text:p>
          </table:table-cell>
          <table:table-cell office:value-type="float" office:value="43596">
            <text:p>43596</text:p>
          </table:table-cell>
          <table:table-cell/>
        </table:table-row>
        <table:table-row table:style-name="ro1">
          <table:table-cell office:value-type="string">
            <text:p>1948-12</text:p>
          </table:table-cell>
          <table:table-cell office:value-type="float" office:value="53899">
            <text:p>53899</text:p>
          </table:table-cell>
          <table:table-cell table:formula="of:=SUM([.B25:.B36])" office:value-type="float" office:value="513210">
            <text:p>513210</text:p>
          </table:table-cell>
        </table:table-row>
        <table:table-row table:style-name="ro1">
          <table:table-cell office:value-type="string">
            <text:p>1949-01</text:p>
          </table:table-cell>
          <table:table-cell office:value-type="float" office:value="87861">
            <text:p>87861</text:p>
          </table:table-cell>
          <table:table-cell/>
        </table:table-row>
        <table:table-row table:style-name="ro1">
          <table:table-cell office:value-type="string">
            <text:p>1949-02</text:p>
          </table:table-cell>
          <table:table-cell office:value-type="float" office:value="58592">
            <text:p>58592</text:p>
          </table:table-cell>
          <table:table-cell/>
        </table:table-row>
        <table:table-row table:style-name="ro1">
          <table:table-cell office:value-type="string">
            <text:p>1949-03</text:p>
          </table:table-cell>
          <table:table-cell office:value-type="float" office:value="52772">
            <text:p>52772</text:p>
          </table:table-cell>
          <table:table-cell/>
        </table:table-row>
        <table:table-row table:style-name="ro1">
          <table:table-cell office:value-type="string">
            <text:p>1949-04</text:p>
          </table:table-cell>
          <table:table-cell office:value-type="float" office:value="44154">
            <text:p>44154</text:p>
          </table:table-cell>
          <table:table-cell/>
        </table:table-row>
        <table:table-row table:style-name="ro1">
          <table:table-cell office:value-type="string">
            <text:p>1949-05</text:p>
          </table:table-cell>
          <table:table-cell office:value-type="float" office:value="41896">
            <text:p>41896</text:p>
          </table:table-cell>
          <table:table-cell/>
        </table:table-row>
        <table:table-row table:style-name="ro1">
          <table:table-cell office:value-type="string">
            <text:p>1949-06</text:p>
          </table:table-cell>
          <table:table-cell office:value-type="float" office:value="39141">
            <text:p>39141</text:p>
          </table:table-cell>
          <table:table-cell/>
        </table:table-row>
        <table:table-row table:style-name="ro1">
          <table:table-cell office:value-type="string">
            <text:p>1949-07</text:p>
          </table:table-cell>
          <table:table-cell office:value-type="float" office:value="40042">
            <text:p>40042</text:p>
          </table:table-cell>
          <table:table-cell/>
        </table:table-row>
        <table:table-row table:style-name="ro1">
          <table:table-cell office:value-type="string">
            <text:p>1949-08</text:p>
          </table:table-cell>
          <table:table-cell office:value-type="float" office:value="37372">
            <text:p>37372</text:p>
          </table:table-cell>
          <table:table-cell/>
        </table:table-row>
        <table:table-row table:style-name="ro1">
          <table:table-cell office:value-type="string">
            <text:p>1949-09</text:p>
          </table:table-cell>
          <table:table-cell office:value-type="float" office:value="36267">
            <text:p>36267</text:p>
          </table:table-cell>
          <table:table-cell/>
        </table:table-row>
        <table:table-row table:style-name="ro1">
          <table:table-cell office:value-type="string">
            <text:p>1949-10</text:p>
          </table:table-cell>
          <table:table-cell office:value-type="float" office:value="40534">
            <text:p>40534</text:p>
          </table:table-cell>
          <table:table-cell/>
        </table:table-row>
        <table:table-row table:style-name="ro1">
          <table:table-cell office:value-type="string">
            <text:p>1949-11</text:p>
          </table:table-cell>
          <table:table-cell office:value-type="float" office:value="47049">
            <text:p>47049</text:p>
          </table:table-cell>
          <table:table-cell/>
        </table:table-row>
        <table:table-row table:style-name="ro1">
          <table:table-cell office:value-type="string">
            <text:p>1949-12</text:p>
          </table:table-cell>
          <table:table-cell office:value-type="float" office:value="47918">
            <text:p>47918</text:p>
          </table:table-cell>
          <table:table-cell table:formula="of:=SUM([.B37:.B48])" office:value-type="float" office:value="573598">
            <text:p>573598</text:p>
          </table:table-cell>
        </table:table-row>
        <table:table-row table:style-name="ro1">
          <table:table-cell office:value-type="string">
            <text:p>1950-01</text:p>
          </table:table-cell>
          <table:table-cell office:value-type="float" office:value="51927">
            <text:p>51927</text:p>
          </table:table-cell>
          <table:table-cell/>
        </table:table-row>
        <table:table-row table:style-name="ro1">
          <table:table-cell office:value-type="string">
            <text:p>1950-02</text:p>
          </table:table-cell>
          <table:table-cell office:value-type="float" office:value="47749">
            <text:p>47749</text:p>
          </table:table-cell>
          <table:table-cell/>
        </table:table-row>
        <table:table-row table:style-name="ro1">
          <table:table-cell office:value-type="string">
            <text:p>1950-03</text:p>
          </table:table-cell>
          <table:table-cell office:value-type="float" office:value="50439">
            <text:p>50439</text:p>
          </table:table-cell>
          <table:table-cell/>
        </table:table-row>
        <table:table-row table:style-name="ro1">
          <table:table-cell office:value-type="string">
            <text:p>1950-04</text:p>
          </table:table-cell>
          <table:table-cell office:value-type="float" office:value="47248">
            <text:p>47248</text:p>
          </table:table-cell>
          <table:table-cell/>
        </table:table-row>
        <table:table-row table:style-name="ro1">
          <table:table-cell office:value-type="string">
            <text:p>1950-05</text:p>
          </table:table-cell>
          <table:table-cell office:value-type="float" office:value="45515">
            <text:p>45515</text:p>
          </table:table-cell>
          <table:table-cell/>
        </table:table-row>
        <table:table-row table:style-name="ro1">
          <table:table-cell office:value-type="string">
            <text:p>1950-06</text:p>
          </table:table-cell>
          <table:table-cell office:value-type="float" office:value="40095">
            <text:p>40095</text:p>
          </table:table-cell>
          <table:table-cell/>
        </table:table-row>
        <table:table-row table:style-name="ro1">
          <table:table-cell office:value-type="string">
            <text:p>1950-07</text:p>
          </table:table-cell>
          <table:table-cell office:value-type="float" office:value="39798">
            <text:p>39798</text:p>
          </table:table-cell>
          <table:table-cell/>
        </table:table-row>
        <table:table-row table:style-name="ro1">
          <table:table-cell office:value-type="string">
            <text:p>1950-08</text:p>
          </table:table-cell>
          <table:table-cell office:value-type="float" office:value="38124">
            <text:p>38124</text:p>
          </table:table-cell>
          <table:table-cell/>
        </table:table-row>
        <table:table-row table:style-name="ro1">
          <table:table-cell office:value-type="string">
            <text:p>1950-09</text:p>
          </table:table-cell>
          <table:table-cell office:value-type="float" office:value="37075">
            <text:p>37075</text:p>
          </table:table-cell>
          <table:table-cell/>
        </table:table-row>
        <table:table-row table:style-name="ro1">
          <table:table-cell office:value-type="string">
            <text:p>1950-10</text:p>
          </table:table-cell>
          <table:table-cell office:value-type="float" office:value="42232">
            <text:p>42232</text:p>
          </table:table-cell>
          <table:table-cell/>
        </table:table-row>
        <table:table-row table:style-name="ro1">
          <table:table-cell office:value-type="string">
            <text:p>1950-11</text:p>
          </table:table-cell>
          <table:table-cell office:value-type="float" office:value="44418">
            <text:p>44418</text:p>
          </table:table-cell>
          <table:table-cell/>
        </table:table-row>
        <table:table-row table:style-name="ro1">
          <table:table-cell office:value-type="string">
            <text:p>1950-12</text:p>
          </table:table-cell>
          <table:table-cell office:value-type="float" office:value="49860">
            <text:p>49860</text:p>
          </table:table-cell>
          <table:table-cell table:formula="of:=SUM([.B49:.B60])" office:value-type="float" office:value="534480">
            <text:p>534480</text:p>
          </table:table-cell>
        </table:table-row>
        <table:table-row table:style-name="ro1">
          <table:table-cell office:value-type="string">
            <text:p>1951-01</text:p>
          </table:table-cell>
          <table:table-cell office:value-type="float" office:value="63048">
            <text:p>63048</text:p>
          </table:table-cell>
          <table:table-cell/>
        </table:table-row>
        <table:table-row table:style-name="ro1">
          <table:table-cell office:value-type="string">
            <text:p>1951-02</text:p>
          </table:table-cell>
          <table:table-cell office:value-type="float" office:value="58340">
            <text:p>58340</text:p>
          </table:table-cell>
          <table:table-cell/>
        </table:table-row>
        <table:table-row table:style-name="ro1">
          <table:table-cell office:value-type="string">
            <text:p>1951-03</text:p>
          </table:table-cell>
          <table:table-cell office:value-type="float" office:value="58959">
            <text:p>58959</text:p>
          </table:table-cell>
          <table:table-cell/>
        </table:table-row>
        <table:table-row table:style-name="ro1">
          <table:table-cell office:value-type="string">
            <text:p>1951-04</text:p>
          </table:table-cell>
          <table:table-cell office:value-type="float" office:value="49690">
            <text:p>49690</text:p>
          </table:table-cell>
          <table:table-cell/>
        </table:table-row>
        <table:table-row table:style-name="ro1">
          <table:table-cell office:value-type="string">
            <text:p>1951-05</text:p>
          </table:table-cell>
          <table:table-cell office:value-type="float" office:value="46496">
            <text:p>46496</text:p>
          </table:table-cell>
          <table:table-cell/>
        </table:table-row>
        <table:table-row table:style-name="ro1">
          <table:table-cell office:value-type="string">
            <text:p>1951-06</text:p>
          </table:table-cell>
          <table:table-cell office:value-type="float" office:value="40359">
            <text:p>40359</text:p>
          </table:table-cell>
          <table:table-cell/>
        </table:table-row>
        <table:table-row table:style-name="ro1">
          <table:table-cell office:value-type="string">
            <text:p>1951-07</text:p>
          </table:table-cell>
          <table:table-cell office:value-type="float" office:value="40199">
            <text:p>40199</text:p>
          </table:table-cell>
          <table:table-cell/>
        </table:table-row>
        <table:table-row table:style-name="ro1">
          <table:table-cell office:value-type="string">
            <text:p>1951-08</text:p>
          </table:table-cell>
          <table:table-cell office:value-type="float" office:value="37670">
            <text:p>37670</text:p>
          </table:table-cell>
          <table:table-cell/>
        </table:table-row>
        <table:table-row table:style-name="ro1">
          <table:table-cell office:value-type="string">
            <text:p>1951-09</text:p>
          </table:table-cell>
          <table:table-cell office:value-type="float" office:value="37288">
            <text:p>37288</text:p>
          </table:table-cell>
          <table:table-cell/>
        </table:table-row>
        <table:table-row table:style-name="ro1">
          <table:table-cell office:value-type="string">
            <text:p>1951-10</text:p>
          </table:table-cell>
          <table:table-cell office:value-type="float" office:value="42997">
            <text:p>42997</text:p>
          </table:table-cell>
          <table:table-cell/>
        </table:table-row>
        <table:table-row table:style-name="ro1">
          <table:table-cell office:value-type="string">
            <text:p>1951-11</text:p>
          </table:table-cell>
          <table:table-cell office:value-type="float" office:value="42370">
            <text:p>42370</text:p>
          </table:table-cell>
          <table:table-cell/>
        </table:table-row>
        <table:table-row table:style-name="ro1">
          <table:table-cell office:value-type="string">
            <text:p>1951-12</text:p>
          </table:table-cell>
          <table:table-cell office:value-type="float" office:value="48413">
            <text:p>48413</text:p>
          </table:table-cell>
          <table:table-cell table:formula="of:=SUM([.B61:.B72])" office:value-type="float" office:value="565829">
            <text:p>565829</text:p>
          </table:table-cell>
        </table:table-row>
        <table:table-row table:style-name="ro1">
          <table:table-cell office:value-type="string">
            <text:p>1952-01</text:p>
          </table:table-cell>
          <table:table-cell office:value-type="float" office:value="53364">
            <text:p>53364</text:p>
          </table:table-cell>
          <table:table-cell/>
        </table:table-row>
        <table:table-row table:style-name="ro1">
          <table:table-cell office:value-type="string">
            <text:p>1952-02</text:p>
          </table:table-cell>
          <table:table-cell office:value-type="float" office:value="51750">
            <text:p>51750</text:p>
          </table:table-cell>
          <table:table-cell/>
        </table:table-row>
        <table:table-row table:style-name="ro1">
          <table:table-cell office:value-type="string">
            <text:p>1952-03</text:p>
          </table:table-cell>
          <table:table-cell office:value-type="float" office:value="50111">
            <text:p>50111</text:p>
          </table:table-cell>
          <table:table-cell/>
        </table:table-row>
        <table:table-row table:style-name="ro1">
          <table:table-cell office:value-type="string">
            <text:p>1952-04</text:p>
          </table:table-cell>
          <table:table-cell office:value-type="float" office:value="44752">
            <text:p>44752</text:p>
          </table:table-cell>
          <table:table-cell/>
        </table:table-row>
        <table:table-row table:style-name="ro1">
          <table:table-cell office:value-type="string">
            <text:p>1952-05</text:p>
          </table:table-cell>
          <table:table-cell office:value-type="float" office:value="41167">
            <text:p>41167</text:p>
          </table:table-cell>
          <table:table-cell/>
        </table:table-row>
        <table:table-row table:style-name="ro1">
          <table:table-cell office:value-type="string">
            <text:p>1952-06</text:p>
          </table:table-cell>
          <table:table-cell office:value-type="float" office:value="38144">
            <text:p>38144</text:p>
          </table:table-cell>
          <table:table-cell/>
        </table:table-row>
        <table:table-row table:style-name="ro1">
          <table:table-cell office:value-type="string">
            <text:p>1952-07</text:p>
          </table:table-cell>
          <table:table-cell office:value-type="float" office:value="40266">
            <text:p>40266</text:p>
          </table:table-cell>
          <table:table-cell/>
        </table:table-row>
        <table:table-row table:style-name="ro1">
          <table:table-cell office:value-type="string">
            <text:p>1952-08</text:p>
          </table:table-cell>
          <table:table-cell office:value-type="float" office:value="36246">
            <text:p>36246</text:p>
          </table:table-cell>
          <table:table-cell/>
        </table:table-row>
        <table:table-row table:style-name="ro1">
          <table:table-cell office:value-type="string">
            <text:p>1952-09</text:p>
          </table:table-cell>
          <table:table-cell office:value-type="float" office:value="36278">
            <text:p>36278</text:p>
          </table:table-cell>
          <table:table-cell/>
        </table:table-row>
        <table:table-row table:style-name="ro1">
          <table:table-cell office:value-type="string">
            <text:p>1952-10</text:p>
          </table:table-cell>
          <table:table-cell office:value-type="float" office:value="41385">
            <text:p>41385</text:p>
          </table:table-cell>
          <table:table-cell/>
        </table:table-row>
        <table:table-row table:style-name="ro1">
          <table:table-cell office:value-type="string">
            <text:p>1952-11</text:p>
          </table:table-cell>
          <table:table-cell office:value-type="float" office:value="42467">
            <text:p>42467</text:p>
          </table:table-cell>
          <table:table-cell/>
        </table:table-row>
        <table:table-row table:style-name="ro1">
          <table:table-cell office:value-type="string">
            <text:p>1952-12</text:p>
          </table:table-cell>
          <table:table-cell office:value-type="float" office:value="48901">
            <text:p>48901</text:p>
          </table:table-cell>
          <table:table-cell table:formula="of:=SUM([.B73:.B84])" office:value-type="float" office:value="524831">
            <text:p>524831</text:p>
          </table:table-cell>
        </table:table-row>
        <table:table-row table:style-name="ro1">
          <table:table-cell office:value-type="string">
            <text:p>1953-01</text:p>
          </table:table-cell>
          <table:table-cell office:value-type="float" office:value="69112">
            <text:p>69112</text:p>
          </table:table-cell>
          <table:table-cell/>
        </table:table-row>
        <table:table-row table:style-name="ro1">
          <table:table-cell office:value-type="string">
            <text:p>1953-02</text:p>
          </table:table-cell>
          <table:table-cell office:value-type="float" office:value="73023">
            <text:p>73023</text:p>
          </table:table-cell>
          <table:table-cell/>
        </table:table-row>
        <table:table-row table:style-name="ro1">
          <table:table-cell office:value-type="string">
            <text:p>1953-03</text:p>
          </table:table-cell>
          <table:table-cell office:value-type="float" office:value="54100">
            <text:p>54100</text:p>
          </table:table-cell>
          <table:table-cell/>
        </table:table-row>
        <table:table-row table:style-name="ro1">
          <table:table-cell office:value-type="string">
            <text:p>1953-04</text:p>
          </table:table-cell>
          <table:table-cell office:value-type="float" office:value="43573">
            <text:p>43573</text:p>
          </table:table-cell>
          <table:table-cell/>
        </table:table-row>
        <table:table-row table:style-name="ro1">
          <table:table-cell office:value-type="string">
            <text:p>1953-05</text:p>
          </table:table-cell>
          <table:table-cell office:value-type="float" office:value="42651">
            <text:p>42651</text:p>
          </table:table-cell>
          <table:table-cell/>
        </table:table-row>
        <table:table-row table:style-name="ro1">
          <table:table-cell office:value-type="string">
            <text:p>1953-06</text:p>
          </table:table-cell>
          <table:table-cell office:value-type="float" office:value="37468">
            <text:p>37468</text:p>
          </table:table-cell>
          <table:table-cell/>
        </table:table-row>
        <table:table-row table:style-name="ro1">
          <table:table-cell office:value-type="string">
            <text:p>1953-07</text:p>
          </table:table-cell>
          <table:table-cell office:value-type="float" office:value="36807">
            <text:p>36807</text:p>
          </table:table-cell>
          <table:table-cell/>
        </table:table-row>
        <table:table-row table:style-name="ro1">
          <table:table-cell office:value-type="string">
            <text:p>1953-08</text:p>
          </table:table-cell>
          <table:table-cell office:value-type="float" office:value="36685">
            <text:p>36685</text:p>
          </table:table-cell>
          <table:table-cell/>
        </table:table-row>
        <table:table-row table:style-name="ro1">
          <table:table-cell office:value-type="string">
            <text:p>1953-09</text:p>
          </table:table-cell>
          <table:table-cell office:value-type="float" office:value="35488">
            <text:p>35488</text:p>
          </table:table-cell>
          <table:table-cell/>
        </table:table-row>
        <table:table-row table:style-name="ro1">
          <table:table-cell office:value-type="string">
            <text:p>1953-10</text:p>
          </table:table-cell>
          <table:table-cell office:value-type="float" office:value="40885">
            <text:p>40885</text:p>
          </table:table-cell>
          <table:table-cell/>
        </table:table-row>
        <table:table-row table:style-name="ro1">
          <table:table-cell office:value-type="string">
            <text:p>1953-11</text:p>
          </table:table-cell>
          <table:table-cell office:value-type="float" office:value="43243">
            <text:p>43243</text:p>
          </table:table-cell>
          <table:table-cell/>
        </table:table-row>
        <table:table-row table:style-name="ro1">
          <table:table-cell office:value-type="string">
            <text:p>1953-12</text:p>
          </table:table-cell>
          <table:table-cell office:value-type="float" office:value="43948">
            <text:p>43948</text:p>
          </table:table-cell>
          <table:table-cell table:formula="of:=SUM([.B85:.B96])" office:value-type="float" office:value="556983">
            <text:p>556983</text:p>
          </table:table-cell>
        </table:table-row>
        <table:table-row table:style-name="ro1">
          <table:table-cell office:value-type="string">
            <text:p>1954-01</text:p>
          </table:table-cell>
          <table:table-cell office:value-type="float" office:value="52729">
            <text:p>52729</text:p>
          </table:table-cell>
          <table:table-cell/>
        </table:table-row>
        <table:table-row table:style-name="ro1">
          <table:table-cell office:value-type="string">
            <text:p>1954-02</text:p>
          </table:table-cell>
          <table:table-cell office:value-type="float" office:value="53607">
            <text:p>53607</text:p>
          </table:table-cell>
          <table:table-cell/>
        </table:table-row>
        <table:table-row table:style-name="ro1">
          <table:table-cell office:value-type="string">
            <text:p>1954-03</text:p>
          </table:table-cell>
          <table:table-cell office:value-type="float" office:value="49423">
            <text:p>49423</text:p>
          </table:table-cell>
          <table:table-cell/>
        </table:table-row>
        <table:table-row table:style-name="ro1">
          <table:table-cell office:value-type="string">
            <text:p>1954-04</text:p>
          </table:table-cell>
          <table:table-cell office:value-type="float" office:value="44349">
            <text:p>44349</text:p>
          </table:table-cell>
          <table:table-cell/>
        </table:table-row>
        <table:table-row table:style-name="ro1">
          <table:table-cell office:value-type="string">
            <text:p>1954-05</text:p>
          </table:table-cell>
          <table:table-cell office:value-type="float" office:value="43538">
            <text:p>43538</text:p>
          </table:table-cell>
          <table:table-cell/>
        </table:table-row>
        <table:table-row table:style-name="ro1">
          <table:table-cell office:value-type="string">
            <text:p>1954-06</text:p>
          </table:table-cell>
          <table:table-cell office:value-type="float" office:value="38096">
            <text:p>38096</text:p>
          </table:table-cell>
          <table:table-cell/>
        </table:table-row>
        <table:table-row table:style-name="ro1">
          <table:table-cell office:value-type="string">
            <text:p>1954-07</text:p>
          </table:table-cell>
          <table:table-cell office:value-type="float" office:value="37671">
            <text:p>37671</text:p>
          </table:table-cell>
          <table:table-cell/>
        </table:table-row>
        <table:table-row table:style-name="ro1">
          <table:table-cell office:value-type="string">
            <text:p>1954-08</text:p>
          </table:table-cell>
          <table:table-cell office:value-type="float" office:value="36316">
            <text:p>36316</text:p>
          </table:table-cell>
          <table:table-cell/>
        </table:table-row>
        <table:table-row table:style-name="ro1">
          <table:table-cell office:value-type="string">
            <text:p>1954-09</text:p>
          </table:table-cell>
          <table:table-cell office:value-type="float" office:value="35450">
            <text:p>35450</text:p>
          </table:table-cell>
          <table:table-cell/>
        </table:table-row>
        <table:table-row table:style-name="ro1">
          <table:table-cell office:value-type="string">
            <text:p>1954-10</text:p>
          </table:table-cell>
          <table:table-cell office:value-type="float" office:value="40719">
            <text:p>40719</text:p>
          </table:table-cell>
          <table:table-cell/>
        </table:table-row>
        <table:table-row table:style-name="ro1">
          <table:table-cell office:value-type="string">
            <text:p>1954-11</text:p>
          </table:table-cell>
          <table:table-cell office:value-type="float" office:value="41178">
            <text:p>41178</text:p>
          </table:table-cell>
          <table:table-cell/>
        </table:table-row>
        <table:table-row table:style-name="ro1">
          <table:table-cell office:value-type="string">
            <text:p>1954-12</text:p>
          </table:table-cell>
          <table:table-cell office:value-type="float" office:value="45816">
            <text:p>45816</text:p>
          </table:table-cell>
          <table:table-cell table:formula="of:=SUM([.B97:.B108])" office:value-type="float" office:value="518892">
            <text:p>518892</text:p>
          </table:table-cell>
        </table:table-row>
        <table:table-row table:style-name="ro1">
          <table:table-cell office:value-type="string">
            <text:p>1955-01</text:p>
          </table:table-cell>
          <table:table-cell office:value-type="float" office:value="52017">
            <text:p>52017</text:p>
          </table:table-cell>
          <table:table-cell/>
        </table:table-row>
        <table:table-row table:style-name="ro1">
          <table:table-cell office:value-type="string">
            <text:p>1955-02</text:p>
          </table:table-cell>
          <table:table-cell office:value-type="float" office:value="46623">
            <text:p>46623</text:p>
          </table:table-cell>
          <table:table-cell/>
        </table:table-row>
        <table:table-row table:style-name="ro1">
          <table:table-cell office:value-type="string">
            <text:p>1955-03</text:p>
          </table:table-cell>
          <table:table-cell office:value-type="float" office:value="56974">
            <text:p>56974</text:p>
          </table:table-cell>
          <table:table-cell/>
        </table:table-row>
        <table:table-row table:style-name="ro1">
          <table:table-cell office:value-type="string">
            <text:p>1955-04</text:p>
          </table:table-cell>
          <table:table-cell office:value-type="float" office:value="45364">
            <text:p>45364</text:p>
          </table:table-cell>
          <table:table-cell/>
        </table:table-row>
        <table:table-row table:style-name="ro1">
          <table:table-cell office:value-type="string">
            <text:p>1955-05</text:p>
          </table:table-cell>
          <table:table-cell office:value-type="float" office:value="41749">
            <text:p>41749</text:p>
          </table:table-cell>
          <table:table-cell/>
        </table:table-row>
        <table:table-row table:style-name="ro1">
          <table:table-cell office:value-type="string">
            <text:p>1955-06</text:p>
          </table:table-cell>
          <table:table-cell office:value-type="float" office:value="38477">
            <text:p>38477</text:p>
          </table:table-cell>
          <table:table-cell/>
        </table:table-row>
        <table:table-row table:style-name="ro1">
          <table:table-cell office:value-type="string">
            <text:p>1955-07</text:p>
          </table:table-cell>
          <table:table-cell office:value-type="float" office:value="38211">
            <text:p>38211</text:p>
          </table:table-cell>
          <table:table-cell/>
        </table:table-row>
        <table:table-row table:style-name="ro1">
          <table:table-cell office:value-type="string">
            <text:p>1955-08</text:p>
          </table:table-cell>
          <table:table-cell office:value-type="float" office:value="37969">
            <text:p>37969</text:p>
          </table:table-cell>
          <table:table-cell/>
        </table:table-row>
        <table:table-row table:style-name="ro1">
          <table:table-cell office:value-type="string">
            <text:p>1955-09</text:p>
          </table:table-cell>
          <table:table-cell office:value-type="float" office:value="35745">
            <text:p>35745</text:p>
          </table:table-cell>
          <table:table-cell/>
        </table:table-row>
        <table:table-row table:style-name="ro1">
          <table:table-cell office:value-type="string">
            <text:p>1955-10</text:p>
          </table:table-cell>
          <table:table-cell office:value-type="float" office:value="41772">
            <text:p>41772</text:p>
          </table:table-cell>
          <table:table-cell/>
        </table:table-row>
        <table:table-row table:style-name="ro1">
          <table:table-cell office:value-type="string">
            <text:p>1955-11</text:p>
          </table:table-cell>
          <table:table-cell office:value-type="float" office:value="43595">
            <text:p>43595</text:p>
          </table:table-cell>
          <table:table-cell/>
        </table:table-row>
        <table:table-row table:style-name="ro1">
          <table:table-cell office:value-type="string">
            <text:p>1955-12</text:p>
          </table:table-cell>
          <table:table-cell office:value-type="float" office:value="47826">
            <text:p>47826</text:p>
          </table:table-cell>
          <table:table-cell table:formula="of:=SUM([.B109:.B120])" office:value-type="float" office:value="526322">
            <text:p>526322</text:p>
          </table:table-cell>
        </table:table-row>
        <table:table-row table:style-name="ro1">
          <table:table-cell office:value-type="string">
            <text:p>1956-01</text:p>
          </table:table-cell>
          <table:table-cell office:value-type="float" office:value="52107">
            <text:p>52107</text:p>
          </table:table-cell>
          <table:table-cell/>
        </table:table-row>
        <table:table-row table:style-name="ro1">
          <table:table-cell office:value-type="string">
            <text:p>1956-02</text:p>
          </table:table-cell>
          <table:table-cell office:value-type="float" office:value="61556">
            <text:p>61556</text:p>
          </table:table-cell>
          <table:table-cell/>
        </table:table-row>
        <table:table-row table:style-name="ro1">
          <table:table-cell office:value-type="string">
            <text:p>1956-03</text:p>
          </table:table-cell>
          <table:table-cell office:value-type="float" office:value="58113">
            <text:p>58113</text:p>
          </table:table-cell>
          <table:table-cell/>
        </table:table-row>
        <table:table-row table:style-name="ro1">
          <table:table-cell office:value-type="string">
            <text:p>1956-04</text:p>
          </table:table-cell>
          <table:table-cell office:value-type="float" office:value="46263">
            <text:p>46263</text:p>
          </table:table-cell>
          <table:table-cell/>
        </table:table-row>
        <table:table-row table:style-name="ro1">
          <table:table-cell office:value-type="string">
            <text:p>1956-05</text:p>
          </table:table-cell>
          <table:table-cell office:value-type="float" office:value="44009">
            <text:p>44009</text:p>
          </table:table-cell>
          <table:table-cell/>
        </table:table-row>
        <table:table-row table:style-name="ro1">
          <table:table-cell office:value-type="string">
            <text:p>1956-06</text:p>
          </table:table-cell>
          <table:table-cell office:value-type="float" office:value="38974">
            <text:p>38974</text:p>
          </table:table-cell>
          <table:table-cell/>
        </table:table-row>
        <table:table-row table:style-name="ro1">
          <table:table-cell office:value-type="string">
            <text:p>1956-07</text:p>
          </table:table-cell>
          <table:table-cell office:value-type="float" office:value="38820">
            <text:p>38820</text:p>
          </table:table-cell>
          <table:table-cell/>
        </table:table-row>
        <table:table-row table:style-name="ro1">
          <table:table-cell office:value-type="string">
            <text:p>1956-08</text:p>
          </table:table-cell>
          <table:table-cell office:value-type="float" office:value="36144">
            <text:p>36144</text:p>
          </table:table-cell>
          <table:table-cell/>
        </table:table-row>
        <table:table-row table:style-name="ro1">
          <table:table-cell office:value-type="string">
            <text:p>1956-09</text:p>
          </table:table-cell>
          <table:table-cell office:value-type="float" office:value="36638">
            <text:p>36638</text:p>
          </table:table-cell>
          <table:table-cell/>
        </table:table-row>
        <table:table-row table:style-name="ro1">
          <table:table-cell office:value-type="string">
            <text:p>1956-10</text:p>
          </table:table-cell>
          <table:table-cell office:value-type="float" office:value="40669">
            <text:p>40669</text:p>
          </table:table-cell>
          <table:table-cell/>
        </table:table-row>
        <table:table-row table:style-name="ro1">
          <table:table-cell office:value-type="string">
            <text:p>1956-11</text:p>
          </table:table-cell>
          <table:table-cell office:value-type="float" office:value="44859">
            <text:p>44859</text:p>
          </table:table-cell>
          <table:table-cell/>
        </table:table-row>
        <table:table-row table:style-name="ro1">
          <table:table-cell office:value-type="string">
            <text:p>1956-12</text:p>
          </table:table-cell>
          <table:table-cell office:value-type="float" office:value="47548">
            <text:p>47548</text:p>
          </table:table-cell>
          <table:table-cell table:formula="of:=SUM([.B121:.B132])" office:value-type="float" office:value="545700">
            <text:p>545700</text:p>
          </table:table-cell>
        </table:table-row>
        <table:table-row table:style-name="ro1">
          <table:table-cell office:value-type="string">
            <text:p>1957-01</text:p>
          </table:table-cell>
          <table:table-cell office:value-type="float" office:value="56610">
            <text:p>56610</text:p>
          </table:table-cell>
          <table:table-cell/>
        </table:table-row>
        <table:table-row table:style-name="ro1">
          <table:table-cell office:value-type="string">
            <text:p>1957-02</text:p>
          </table:table-cell>
          <table:table-cell office:value-type="float" office:value="45707">
            <text:p>45707</text:p>
          </table:table-cell>
          <table:table-cell/>
        </table:table-row>
        <table:table-row table:style-name="ro1">
          <table:table-cell office:value-type="string">
            <text:p>1957-03</text:p>
          </table:table-cell>
          <table:table-cell office:value-type="float" office:value="43656">
            <text:p>43656</text:p>
          </table:table-cell>
          <table:table-cell/>
        </table:table-row>
        <table:table-row table:style-name="ro1">
          <table:table-cell office:value-type="string">
            <text:p>1957-04</text:p>
          </table:table-cell>
          <table:table-cell office:value-type="float" office:value="41437">
            <text:p>41437</text:p>
          </table:table-cell>
          <table:table-cell/>
        </table:table-row>
        <table:table-row table:style-name="ro1">
          <table:table-cell office:value-type="string">
            <text:p>1957-05</text:p>
          </table:table-cell>
          <table:table-cell office:value-type="float" office:value="40495">
            <text:p>40495</text:p>
          </table:table-cell>
          <table:table-cell/>
        </table:table-row>
        <table:table-row table:style-name="ro1">
          <table:table-cell office:value-type="string">
            <text:p>1957-06</text:p>
          </table:table-cell>
          <table:table-cell office:value-type="float" office:value="39094">
            <text:p>39094</text:p>
          </table:table-cell>
          <table:table-cell/>
        </table:table-row>
        <table:table-row table:style-name="ro1">
          <table:table-cell office:value-type="string">
            <text:p>1957-07</text:p>
          </table:table-cell>
          <table:table-cell office:value-type="float" office:value="39774">
            <text:p>39774</text:p>
          </table:table-cell>
          <table:table-cell/>
        </table:table-row>
        <table:table-row table:style-name="ro1">
          <table:table-cell office:value-type="string">
            <text:p>1957-08</text:p>
          </table:table-cell>
          <table:table-cell office:value-type="float" office:value="36455">
            <text:p>36455</text:p>
          </table:table-cell>
          <table:table-cell/>
        </table:table-row>
        <table:table-row table:style-name="ro1">
          <table:table-cell office:value-type="string">
            <text:p>1957-09</text:p>
          </table:table-cell>
          <table:table-cell office:value-type="float" office:value="36454">
            <text:p>36454</text:p>
          </table:table-cell>
          <table:table-cell/>
        </table:table-row>
        <table:table-row table:style-name="ro1">
          <table:table-cell office:value-type="string">
            <text:p>1957-10</text:p>
          </table:table-cell>
          <table:table-cell office:value-type="float" office:value="45258">
            <text:p>45258</text:p>
          </table:table-cell>
          <table:table-cell/>
        </table:table-row>
        <table:table-row table:style-name="ro1">
          <table:table-cell office:value-type="string">
            <text:p>1957-11</text:p>
          </table:table-cell>
          <table:table-cell office:value-type="float" office:value="52329">
            <text:p>52329</text:p>
          </table:table-cell>
          <table:table-cell/>
        </table:table-row>
        <table:table-row table:style-name="ro1">
          <table:table-cell office:value-type="string">
            <text:p>1957-12</text:p>
          </table:table-cell>
          <table:table-cell office:value-type="float" office:value="54838">
            <text:p>54838</text:p>
          </table:table-cell>
          <table:table-cell table:formula="of:=SUM([.B133:.B144])" office:value-type="float" office:value="532107">
            <text:p>532107</text:p>
          </table:table-cell>
        </table:table-row>
        <table:table-row table:style-name="ro1">
          <table:table-cell office:value-type="string">
            <text:p>1958-01</text:p>
          </table:table-cell>
          <table:table-cell office:value-type="float" office:value="51563">
            <text:p>51563</text:p>
          </table:table-cell>
          <table:table-cell/>
        </table:table-row>
        <table:table-row table:style-name="ro1">
          <table:table-cell office:value-type="string">
            <text:p>1958-02</text:p>
          </table:table-cell>
          <table:table-cell office:value-type="float" office:value="43451">
            <text:p>43451</text:p>
          </table:table-cell>
          <table:table-cell/>
        </table:table-row>
        <table:table-row table:style-name="ro1">
          <table:table-cell office:value-type="string">
            <text:p>1958-03</text:p>
          </table:table-cell>
          <table:table-cell office:value-type="float" office:value="48476">
            <text:p>48476</text:p>
          </table:table-cell>
          <table:table-cell/>
        </table:table-row>
        <table:table-row table:style-name="ro1">
          <table:table-cell office:value-type="string">
            <text:p>1958-04</text:p>
          </table:table-cell>
          <table:table-cell office:value-type="float" office:value="43746">
            <text:p>43746</text:p>
          </table:table-cell>
          <table:table-cell/>
        </table:table-row>
        <table:table-row table:style-name="ro1">
          <table:table-cell office:value-type="string">
            <text:p>1958-05</text:p>
          </table:table-cell>
          <table:table-cell office:value-type="float" office:value="40009">
            <text:p>40009</text:p>
          </table:table-cell>
          <table:table-cell/>
        </table:table-row>
        <table:table-row table:style-name="ro1">
          <table:table-cell office:value-type="string">
            <text:p>1958-06</text:p>
          </table:table-cell>
          <table:table-cell office:value-type="float" office:value="36288">
            <text:p>36288</text:p>
          </table:table-cell>
          <table:table-cell/>
        </table:table-row>
        <table:table-row table:style-name="ro1">
          <table:table-cell office:value-type="string">
            <text:p>1958-07</text:p>
          </table:table-cell>
          <table:table-cell office:value-type="float" office:value="36939">
            <text:p>36939</text:p>
          </table:table-cell>
          <table:table-cell/>
        </table:table-row>
        <table:table-row table:style-name="ro1">
          <table:table-cell office:value-type="string">
            <text:p>1958-08</text:p>
          </table:table-cell>
          <table:table-cell office:value-type="float" office:value="35096">
            <text:p>35096</text:p>
          </table:table-cell>
          <table:table-cell/>
        </table:table-row>
        <table:table-row table:style-name="ro1">
          <table:table-cell office:value-type="string">
            <text:p>1958-09</text:p>
          </table:table-cell>
          <table:table-cell office:value-type="float" office:value="34417">
            <text:p>34417</text:p>
          </table:table-cell>
          <table:table-cell/>
        </table:table-row>
        <table:table-row table:style-name="ro1">
          <table:table-cell office:value-type="string">
            <text:p>1958-10</text:p>
          </table:table-cell>
          <table:table-cell office:value-type="float" office:value="40532">
            <text:p>40532</text:p>
          </table:table-cell>
          <table:table-cell/>
        </table:table-row>
        <table:table-row table:style-name="ro1">
          <table:table-cell office:value-type="string">
            <text:p>1958-11</text:p>
          </table:table-cell>
          <table:table-cell office:value-type="float" office:value="42689">
            <text:p>42689</text:p>
          </table:table-cell>
          <table:table-cell/>
        </table:table-row>
        <table:table-row table:style-name="ro1">
          <table:table-cell office:value-type="string">
            <text:p>1958-12</text:p>
          </table:table-cell>
          <table:table-cell office:value-type="float" office:value="47390">
            <text:p>47390</text:p>
          </table:table-cell>
          <table:table-cell table:formula="of:=SUM([.B145:.B156])" office:value-type="float" office:value="500596">
            <text:p>500596</text:p>
          </table:table-cell>
        </table:table-row>
        <table:table-row table:style-name="ro1">
          <table:table-cell office:value-type="string">
            <text:p>1959-01</text:p>
          </table:table-cell>
          <table:table-cell office:value-type="float" office:value="47483">
            <text:p>47483</text:p>
          </table:table-cell>
          <table:table-cell/>
        </table:table-row>
        <table:table-row table:style-name="ro1">
          <table:table-cell office:value-type="string">
            <text:p>1959-02</text:p>
          </table:table-cell>
          <table:table-cell office:value-type="float" office:value="46355">
            <text:p>46355</text:p>
          </table:table-cell>
          <table:table-cell/>
        </table:table-row>
        <table:table-row table:style-name="ro1">
          <table:table-cell office:value-type="string">
            <text:p>1959-03</text:p>
          </table:table-cell>
          <table:table-cell office:value-type="float" office:value="48627">
            <text:p>48627</text:p>
          </table:table-cell>
          <table:table-cell/>
        </table:table-row>
        <table:table-row table:style-name="ro1">
          <table:table-cell office:value-type="string">
            <text:p>1959-04</text:p>
          </table:table-cell>
          <table:table-cell office:value-type="float" office:value="48180">
            <text:p>48180</text:p>
          </table:table-cell>
          <table:table-cell/>
        </table:table-row>
        <table:table-row table:style-name="ro1">
          <table:table-cell office:value-type="string">
            <text:p>1959-05</text:p>
          </table:table-cell>
          <table:table-cell office:value-type="float" office:value="43832">
            <text:p>43832</text:p>
          </table:table-cell>
          <table:table-cell/>
        </table:table-row>
        <table:table-row table:style-name="ro1">
          <table:table-cell office:value-type="string">
            <text:p>1959-06</text:p>
          </table:table-cell>
          <table:table-cell office:value-type="float" office:value="37602">
            <text:p>37602</text:p>
          </table:table-cell>
          <table:table-cell/>
        </table:table-row>
        <table:table-row table:style-name="ro1">
          <table:table-cell office:value-type="string">
            <text:p>1959-07</text:p>
          </table:table-cell>
          <table:table-cell office:value-type="float" office:value="38584">
            <text:p>38584</text:p>
          </table:table-cell>
          <table:table-cell/>
        </table:table-row>
        <table:table-row table:style-name="ro1">
          <table:table-cell office:value-type="string">
            <text:p>1959-08</text:p>
          </table:table-cell>
          <table:table-cell office:value-type="float" office:value="35222">
            <text:p>35222</text:p>
          </table:table-cell>
          <table:table-cell/>
        </table:table-row>
        <table:table-row table:style-name="ro1">
          <table:table-cell office:value-type="string">
            <text:p>1959-09</text:p>
          </table:table-cell>
          <table:table-cell office:value-type="float" office:value="34954">
            <text:p>34954</text:p>
          </table:table-cell>
          <table:table-cell/>
        </table:table-row>
        <table:table-row table:style-name="ro1">
          <table:table-cell office:value-type="string">
            <text:p>1959-10</text:p>
          </table:table-cell>
          <table:table-cell office:value-type="float" office:value="39524">
            <text:p>39524</text:p>
          </table:table-cell>
          <table:table-cell/>
        </table:table-row>
        <table:table-row table:style-name="ro1">
          <table:table-cell office:value-type="string">
            <text:p>1959-11</text:p>
          </table:table-cell>
          <table:table-cell office:value-type="float" office:value="42899">
            <text:p>42899</text:p>
          </table:table-cell>
          <table:table-cell/>
        </table:table-row>
        <table:table-row table:style-name="ro1">
          <table:table-cell office:value-type="string">
            <text:p>1959-12</text:p>
          </table:table-cell>
          <table:table-cell office:value-type="float" office:value="45852">
            <text:p>45852</text:p>
          </table:table-cell>
          <table:table-cell table:formula="of:=SUM([.B157:.B168])" office:value-type="float" office:value="509114">
            <text:p>509114</text:p>
          </table:table-cell>
        </table:table-row>
        <table:table-row table:style-name="ro1">
          <table:table-cell office:value-type="string">
            <text:p>1960-01</text:p>
          </table:table-cell>
          <table:table-cell office:value-type="float" office:value="60414">
            <text:p>60414</text:p>
          </table:table-cell>
          <table:table-cell/>
        </table:table-row>
        <table:table-row table:style-name="ro1">
          <table:table-cell office:value-type="string">
            <text:p>1960-02</text:p>
          </table:table-cell>
          <table:table-cell office:value-type="float" office:value="57951">
            <text:p>57951</text:p>
          </table:table-cell>
          <table:table-cell/>
        </table:table-row>
        <table:table-row table:style-name="ro1">
          <table:table-cell office:value-type="string">
            <text:p>1960-03</text:p>
          </table:table-cell>
          <table:table-cell office:value-type="float" office:value="46868">
            <text:p>46868</text:p>
          </table:table-cell>
          <table:table-cell/>
        </table:table-row>
        <table:table-row table:style-name="ro1">
          <table:table-cell office:value-type="string">
            <text:p>1960-04</text:p>
          </table:table-cell>
          <table:table-cell office:value-type="float" office:value="40827">
            <text:p>40827</text:p>
          </table:table-cell>
          <table:table-cell/>
        </table:table-row>
        <table:table-row table:style-name="ro1">
          <table:table-cell office:value-type="string">
            <text:p>1960-05</text:p>
          </table:table-cell>
          <table:table-cell office:value-type="float" office:value="40405">
            <text:p>40405</text:p>
          </table:table-cell>
          <table:table-cell/>
        </table:table-row>
        <table:table-row table:style-name="ro1">
          <table:table-cell office:value-type="string">
            <text:p>1960-06</text:p>
          </table:table-cell>
          <table:table-cell office:value-type="float" office:value="35851">
            <text:p>35851</text:p>
          </table:table-cell>
          <table:table-cell/>
        </table:table-row>
        <table:table-row table:style-name="ro1">
          <table:table-cell office:value-type="string">
            <text:p>1960-07</text:p>
          </table:table-cell>
          <table:table-cell office:value-type="float" office:value="36250">
            <text:p>36250</text:p>
          </table:table-cell>
          <table:table-cell/>
        </table:table-row>
        <table:table-row table:style-name="ro1">
          <table:table-cell office:value-type="string">
            <text:p>1960-08</text:p>
          </table:table-cell>
          <table:table-cell office:value-type="float" office:value="36049">
            <text:p>36049</text:p>
          </table:table-cell>
          <table:table-cell/>
        </table:table-row>
        <table:table-row table:style-name="ro1">
          <table:table-cell office:value-type="string">
            <text:p>1960-09</text:p>
          </table:table-cell>
          <table:table-cell office:value-type="float" office:value="35599">
            <text:p>35599</text:p>
          </table:table-cell>
          <table:table-cell/>
        </table:table-row>
        <table:table-row table:style-name="ro1">
          <table:table-cell office:value-type="string">
            <text:p>1960-10</text:p>
          </table:table-cell>
          <table:table-cell office:value-type="float" office:value="42503">
            <text:p>42503</text:p>
          </table:table-cell>
          <table:table-cell/>
        </table:table-row>
        <table:table-row table:style-name="ro1">
          <table:table-cell office:value-type="string">
            <text:p>1960-11</text:p>
          </table:table-cell>
          <table:table-cell office:value-type="float" office:value="40787">
            <text:p>40787</text:p>
          </table:table-cell>
          <table:table-cell/>
        </table:table-row>
        <table:table-row table:style-name="ro1">
          <table:table-cell office:value-type="string">
            <text:p>1960-12</text:p>
          </table:table-cell>
          <table:table-cell office:value-type="float" office:value="47456">
            <text:p>47456</text:p>
          </table:table-cell>
          <table:table-cell table:formula="of:=SUM([.B169:.B180])" office:value-type="float" office:value="520960">
            <text:p>520960</text:p>
          </table:table-cell>
        </table:table-row>
        <table:table-row table:style-name="ro1">
          <table:table-cell office:value-type="string">
            <text:p>1961-01</text:p>
          </table:table-cell>
          <table:table-cell office:value-type="float" office:value="50816">
            <text:p>50816</text:p>
          </table:table-cell>
          <table:table-cell/>
        </table:table-row>
        <table:table-row table:style-name="ro1">
          <table:table-cell office:value-type="string">
            <text:p>1961-02</text:p>
          </table:table-cell>
          <table:table-cell office:value-type="float" office:value="41813">
            <text:p>41813</text:p>
          </table:table-cell>
          <table:table-cell/>
        </table:table-row>
        <table:table-row table:style-name="ro1">
          <table:table-cell office:value-type="string">
            <text:p>1961-03</text:p>
          </table:table-cell>
          <table:table-cell office:value-type="float" office:value="43080">
            <text:p>43080</text:p>
          </table:table-cell>
          <table:table-cell/>
        </table:table-row>
        <table:table-row table:style-name="ro1">
          <table:table-cell office:value-type="string">
            <text:p>1961-04</text:p>
          </table:table-cell>
          <table:table-cell office:value-type="float" office:value="41093">
            <text:p>41093</text:p>
          </table:table-cell>
          <table:table-cell/>
        </table:table-row>
        <table:table-row table:style-name="ro1">
          <table:table-cell office:value-type="string">
            <text:p>1961-05</text:p>
          </table:table-cell>
          <table:table-cell office:value-type="float" office:value="40232">
            <text:p>40232</text:p>
          </table:table-cell>
          <table:table-cell/>
        </table:table-row>
        <table:table-row table:style-name="ro1">
          <table:table-cell office:value-type="string">
            <text:p>1961-06</text:p>
          </table:table-cell>
          <table:table-cell office:value-type="float" office:value="39362">
            <text:p>39362</text:p>
          </table:table-cell>
          <table:table-cell/>
        </table:table-row>
        <table:table-row table:style-name="ro1">
          <table:table-cell office:value-type="string">
            <text:p>1961-07</text:p>
          </table:table-cell>
          <table:table-cell office:value-type="float" office:value="37511">
            <text:p>37511</text:p>
          </table:table-cell>
          <table:table-cell/>
        </table:table-row>
        <table:table-row table:style-name="ro1">
          <table:table-cell office:value-type="string">
            <text:p>1961-08</text:p>
          </table:table-cell>
          <table:table-cell office:value-type="float" office:value="36889">
            <text:p>36889</text:p>
          </table:table-cell>
          <table:table-cell/>
        </table:table-row>
        <table:table-row table:style-name="ro1">
          <table:table-cell office:value-type="string">
            <text:p>1961-09</text:p>
          </table:table-cell>
          <table:table-cell office:value-type="float" office:value="35808">
            <text:p>35808</text:p>
          </table:table-cell>
          <table:table-cell/>
        </table:table-row>
        <table:table-row table:style-name="ro1">
          <table:table-cell office:value-type="string">
            <text:p>1961-10</text:p>
          </table:table-cell>
          <table:table-cell office:value-type="float" office:value="40365">
            <text:p>40365</text:p>
          </table:table-cell>
          <table:table-cell/>
        </table:table-row>
        <table:table-row table:style-name="ro1">
          <table:table-cell office:value-type="string">
            <text:p>1961-11</text:p>
          </table:table-cell>
          <table:table-cell office:value-type="float" office:value="44631">
            <text:p>44631</text:p>
          </table:table-cell>
          <table:table-cell/>
        </table:table-row>
        <table:table-row table:style-name="ro1">
          <table:table-cell office:value-type="string">
            <text:p>1961-12</text:p>
          </table:table-cell>
          <table:table-cell office:value-type="float" office:value="48689">
            <text:p>48689</text:p>
          </table:table-cell>
          <table:table-cell table:formula="of:=SUM([.B181:.B192])" office:value-type="float" office:value="500289">
            <text:p>500289</text:p>
          </table:table-cell>
        </table:table-row>
        <table:table-row table:style-name="ro1">
          <table:table-cell office:value-type="string">
            <text:p>1962-01</text:p>
          </table:table-cell>
          <table:table-cell office:value-type="float" office:value="51804">
            <text:p>51804</text:p>
          </table:table-cell>
          <table:table-cell/>
        </table:table-row>
        <table:table-row table:style-name="ro1">
          <table:table-cell office:value-type="string">
            <text:p>1962-02</text:p>
          </table:table-cell>
          <table:table-cell office:value-type="float" office:value="47280">
            <text:p>47280</text:p>
          </table:table-cell>
          <table:table-cell/>
        </table:table-row>
        <table:table-row table:style-name="ro1">
          <table:table-cell office:value-type="string">
            <text:p>1962-03</text:p>
          </table:table-cell>
          <table:table-cell office:value-type="float" office:value="58960">
            <text:p>58960</text:p>
          </table:table-cell>
          <table:table-cell/>
        </table:table-row>
        <table:table-row table:style-name="ro1">
          <table:table-cell office:value-type="string">
            <text:p>1962-04</text:p>
          </table:table-cell>
          <table:table-cell office:value-type="float" office:value="49374">
            <text:p>49374</text:p>
          </table:table-cell>
          <table:table-cell/>
        </table:table-row>
        <table:table-row table:style-name="ro1">
          <table:table-cell office:value-type="string">
            <text:p>1962-05</text:p>
          </table:table-cell>
          <table:table-cell office:value-type="float" office:value="42495">
            <text:p>42495</text:p>
          </table:table-cell>
          <table:table-cell/>
        </table:table-row>
        <table:table-row table:style-name="ro1">
          <table:table-cell office:value-type="string">
            <text:p>1962-06</text:p>
          </table:table-cell>
          <table:table-cell office:value-type="float" office:value="40608">
            <text:p>40608</text:p>
          </table:table-cell>
          <table:table-cell/>
        </table:table-row>
        <table:table-row table:style-name="ro1">
          <table:table-cell office:value-type="string">
            <text:p>1962-07</text:p>
          </table:table-cell>
          <table:table-cell office:value-type="float" office:value="38532">
            <text:p>38532</text:p>
          </table:table-cell>
          <table:table-cell/>
        </table:table-row>
        <table:table-row table:style-name="ro1">
          <table:table-cell office:value-type="string">
            <text:p>1962-08</text:p>
          </table:table-cell>
          <table:table-cell office:value-type="float" office:value="36801">
            <text:p>36801</text:p>
          </table:table-cell>
          <table:table-cell/>
        </table:table-row>
        <table:table-row table:style-name="ro1">
          <table:table-cell office:value-type="string">
            <text:p>1962-09</text:p>
          </table:table-cell>
          <table:table-cell office:value-type="float" office:value="36769">
            <text:p>36769</text:p>
          </table:table-cell>
          <table:table-cell/>
        </table:table-row>
        <table:table-row table:style-name="ro1">
          <table:table-cell office:value-type="string">
            <text:p>1962-10</text:p>
          </table:table-cell>
          <table:table-cell office:value-type="float" office:value="41540">
            <text:p>41540</text:p>
          </table:table-cell>
          <table:table-cell/>
        </table:table-row>
        <table:table-row table:style-name="ro1">
          <table:table-cell office:value-type="string">
            <text:p>1962-11</text:p>
          </table:table-cell>
          <table:table-cell office:value-type="float" office:value="44281">
            <text:p>44281</text:p>
          </table:table-cell>
          <table:table-cell/>
        </table:table-row>
        <table:table-row table:style-name="ro1">
          <table:table-cell office:value-type="string">
            <text:p>1962-12</text:p>
          </table:table-cell>
          <table:table-cell office:value-type="float" office:value="52703">
            <text:p>52703</text:p>
          </table:table-cell>
          <table:table-cell table:formula="of:=SUM([.B193:.B204])" office:value-type="float" office:value="541147">
            <text:p>541147</text:p>
          </table:table-cell>
        </table:table-row>
        <table:table-row table:style-name="ro1">
          <table:table-cell office:value-type="string">
            <text:p>1963-01</text:p>
          </table:table-cell>
          <table:table-cell office:value-type="float" office:value="58163">
            <text:p>58163</text:p>
          </table:table-cell>
          <table:table-cell/>
        </table:table-row>
        <table:table-row table:style-name="ro1">
          <table:table-cell office:value-type="string">
            <text:p>1963-02</text:p>
          </table:table-cell>
          <table:table-cell office:value-type="float" office:value="57997">
            <text:p>57997</text:p>
          </table:table-cell>
          <table:table-cell/>
        </table:table-row>
        <table:table-row table:style-name="ro1">
          <table:table-cell office:value-type="string">
            <text:p>1963-03</text:p>
          </table:table-cell>
          <table:table-cell office:value-type="float" office:value="63038">
            <text:p>63038</text:p>
          </table:table-cell>
          <table:table-cell/>
        </table:table-row>
        <table:table-row table:style-name="ro1">
          <table:table-cell office:value-type="string">
            <text:p>1963-04</text:p>
          </table:table-cell>
          <table:table-cell office:value-type="float" office:value="47911">
            <text:p>47911</text:p>
          </table:table-cell>
          <table:table-cell/>
        </table:table-row>
        <table:table-row table:style-name="ro1">
          <table:table-cell office:value-type="string">
            <text:p>1963-05</text:p>
          </table:table-cell>
          <table:table-cell office:value-type="float" office:value="43129">
            <text:p>43129</text:p>
          </table:table-cell>
          <table:table-cell/>
        </table:table-row>
        <table:table-row table:style-name="ro1">
          <table:table-cell office:value-type="string">
            <text:p>1963-06</text:p>
          </table:table-cell>
          <table:table-cell office:value-type="float" office:value="38910">
            <text:p>38910</text:p>
          </table:table-cell>
          <table:table-cell/>
        </table:table-row>
        <table:table-row table:style-name="ro1">
          <table:table-cell office:value-type="string">
            <text:p>1963-07</text:p>
          </table:table-cell>
          <table:table-cell office:value-type="float" office:value="40210">
            <text:p>40210</text:p>
          </table:table-cell>
          <table:table-cell/>
        </table:table-row>
        <table:table-row table:style-name="ro1">
          <table:table-cell office:value-type="string">
            <text:p>1963-08</text:p>
          </table:table-cell>
          <table:table-cell office:value-type="float" office:value="37276">
            <text:p>37276</text:p>
          </table:table-cell>
          <table:table-cell/>
        </table:table-row>
        <table:table-row table:style-name="ro1">
          <table:table-cell office:value-type="string">
            <text:p>1963-09</text:p>
          </table:table-cell>
          <table:table-cell office:value-type="float" office:value="38310">
            <text:p>38310</text:p>
          </table:table-cell>
          <table:table-cell/>
        </table:table-row>
        <table:table-row table:style-name="ro1">
          <table:table-cell office:value-type="string">
            <text:p>1963-10</text:p>
          </table:table-cell>
          <table:table-cell office:value-type="float" office:value="41888">
            <text:p>41888</text:p>
          </table:table-cell>
          <table:table-cell/>
        </table:table-row>
        <table:table-row table:style-name="ro1">
          <table:table-cell office:value-type="string">
            <text:p>1963-11</text:p>
          </table:table-cell>
          <table:table-cell office:value-type="float" office:value="41254">
            <text:p>41254</text:p>
          </table:table-cell>
          <table:table-cell/>
        </table:table-row>
        <table:table-row table:style-name="ro1">
          <table:table-cell office:value-type="string">
            <text:p>1963-12</text:p>
          </table:table-cell>
          <table:table-cell office:value-type="float" office:value="49766">
            <text:p>49766</text:p>
          </table:table-cell>
          <table:table-cell table:formula="of:=SUM([.B205:.B216])" office:value-type="float" office:value="557852">
            <text:p>557852</text:p>
          </table:table-cell>
        </table:table-row>
        <table:table-row table:style-name="ro1">
          <table:table-cell office:value-type="string">
            <text:p>1964-01</text:p>
          </table:table-cell>
          <table:table-cell office:value-type="float" office:value="52136">
            <text:p>52136</text:p>
          </table:table-cell>
          <table:table-cell/>
        </table:table-row>
        <table:table-row table:style-name="ro1">
          <table:table-cell office:value-type="string">
            <text:p>1964-02</text:p>
          </table:table-cell>
          <table:table-cell office:value-type="float" office:value="45770">
            <text:p>45770</text:p>
          </table:table-cell>
          <table:table-cell/>
        </table:table-row>
        <table:table-row table:style-name="ro1">
          <table:table-cell office:value-type="string">
            <text:p>1964-03</text:p>
          </table:table-cell>
          <table:table-cell office:value-type="float" office:value="46434">
            <text:p>46434</text:p>
          </table:table-cell>
          <table:table-cell/>
        </table:table-row>
        <table:table-row table:style-name="ro1">
          <table:table-cell office:value-type="string">
            <text:p>1964-04</text:p>
          </table:table-cell>
          <table:table-cell office:value-type="float" office:value="43490">
            <text:p>43490</text:p>
          </table:table-cell>
          <table:table-cell/>
        </table:table-row>
        <table:table-row table:style-name="ro1">
          <table:table-cell office:value-type="string">
            <text:p>1964-05</text:p>
          </table:table-cell>
          <table:table-cell office:value-type="float" office:value="41397">
            <text:p>41397</text:p>
          </table:table-cell>
          <table:table-cell/>
        </table:table-row>
        <table:table-row table:style-name="ro1">
          <table:table-cell office:value-type="string">
            <text:p>1964-06</text:p>
          </table:table-cell>
          <table:table-cell office:value-type="float" office:value="38313">
            <text:p>38313</text:p>
          </table:table-cell>
          <table:table-cell/>
        </table:table-row>
        <table:table-row table:style-name="ro1">
          <table:table-cell office:value-type="string">
            <text:p>1964-07</text:p>
          </table:table-cell>
          <table:table-cell office:value-type="float" office:value="41469">
            <text:p>41469</text:p>
          </table:table-cell>
          <table:table-cell/>
        </table:table-row>
        <table:table-row table:style-name="ro1">
          <table:table-cell office:value-type="string">
            <text:p>1964-08</text:p>
          </table:table-cell>
          <table:table-cell office:value-type="float" office:value="38124">
            <text:p>38124</text:p>
          </table:table-cell>
          <table:table-cell/>
        </table:table-row>
        <table:table-row table:style-name="ro1">
          <table:table-cell office:value-type="string">
            <text:p>1964-09</text:p>
          </table:table-cell>
          <table:table-cell office:value-type="float" office:value="37193">
            <text:p>37193</text:p>
          </table:table-cell>
          <table:table-cell/>
        </table:table-row>
        <table:table-row table:style-name="ro1">
          <table:table-cell office:value-type="string">
            <text:p>1964-10</text:p>
          </table:table-cell>
          <table:table-cell office:value-type="float" office:value="43687">
            <text:p>43687</text:p>
          </table:table-cell>
          <table:table-cell/>
        </table:table-row>
        <table:table-row table:style-name="ro1">
          <table:table-cell office:value-type="string">
            <text:p>1964-11</text:p>
          </table:table-cell>
          <table:table-cell office:value-type="float" office:value="44768">
            <text:p>44768</text:p>
          </table:table-cell>
          <table:table-cell/>
        </table:table-row>
        <table:table-row table:style-name="ro1">
          <table:table-cell office:value-type="string">
            <text:p>1964-12</text:p>
          </table:table-cell>
          <table:table-cell office:value-type="float" office:value="47252">
            <text:p>47252</text:p>
          </table:table-cell>
          <table:table-cell table:formula="of:=SUM([.B217:.B228])" office:value-type="float" office:value="520033">
            <text:p>520033</text:p>
          </table:table-cell>
        </table:table-row>
        <table:table-row table:style-name="ro1">
          <table:table-cell office:value-type="string">
            <text:p>1965-01</text:p>
          </table:table-cell>
          <table:table-cell office:value-type="float" office:value="50205">
            <text:p>50205</text:p>
          </table:table-cell>
          <table:table-cell/>
        </table:table-row>
        <table:table-row table:style-name="ro1">
          <table:table-cell office:value-type="string">
            <text:p>1965-02</text:p>
          </table:table-cell>
          <table:table-cell office:value-type="float" office:value="49851">
            <text:p>49851</text:p>
          </table:table-cell>
          <table:table-cell/>
        </table:table-row>
        <table:table-row table:style-name="ro1">
          <table:table-cell office:value-type="string">
            <text:p>1965-03</text:p>
          </table:table-cell>
          <table:table-cell office:value-type="float" office:value="64174">
            <text:p>64174</text:p>
          </table:table-cell>
          <table:table-cell/>
        </table:table-row>
        <table:table-row table:style-name="ro1">
          <table:table-cell office:value-type="string">
            <text:p>1965-04</text:p>
          </table:table-cell>
          <table:table-cell office:value-type="float" office:value="44094">
            <text:p>44094</text:p>
          </table:table-cell>
          <table:table-cell/>
        </table:table-row>
        <table:table-row table:style-name="ro1">
          <table:table-cell office:value-type="string">
            <text:p>1965-05</text:p>
          </table:table-cell>
          <table:table-cell office:value-type="float" office:value="43481">
            <text:p>43481</text:p>
          </table:table-cell>
          <table:table-cell/>
        </table:table-row>
        <table:table-row table:style-name="ro1">
          <table:table-cell office:value-type="string">
            <text:p>1965-06</text:p>
          </table:table-cell>
          <table:table-cell office:value-type="float" office:value="41080">
            <text:p>41080</text:p>
          </table:table-cell>
          <table:table-cell/>
        </table:table-row>
        <table:table-row table:style-name="ro1">
          <table:table-cell office:value-type="string">
            <text:p>1965-07</text:p>
          </table:table-cell>
          <table:table-cell office:value-type="float" office:value="39191">
            <text:p>39191</text:p>
          </table:table-cell>
          <table:table-cell/>
        </table:table-row>
        <table:table-row table:style-name="ro1">
          <table:table-cell office:value-type="string">
            <text:p>1965-08</text:p>
          </table:table-cell>
          <table:table-cell office:value-type="float" office:value="38705">
            <text:p>38705</text:p>
          </table:table-cell>
          <table:table-cell/>
        </table:table-row>
        <table:table-row table:style-name="ro1">
          <table:table-cell office:value-type="string">
            <text:p>1965-09</text:p>
          </table:table-cell>
          <table:table-cell office:value-type="float" office:value="39029">
            <text:p>39029</text:p>
          </table:table-cell>
          <table:table-cell/>
        </table:table-row>
        <table:table-row table:style-name="ro1">
          <table:table-cell office:value-type="string">
            <text:p>1965-10</text:p>
          </table:table-cell>
          <table:table-cell office:value-type="float" office:value="42809">
            <text:p>42809</text:p>
          </table:table-cell>
          <table:table-cell/>
        </table:table-row>
        <table:table-row table:style-name="ro1">
          <table:table-cell office:value-type="string">
            <text:p>1965-11</text:p>
          </table:table-cell>
          <table:table-cell office:value-type="float" office:value="43727">
            <text:p>43727</text:p>
          </table:table-cell>
          <table:table-cell/>
        </table:table-row>
        <table:table-row table:style-name="ro1">
          <table:table-cell office:value-type="string">
            <text:p>1965-12</text:p>
          </table:table-cell>
          <table:table-cell office:value-type="float" office:value="47350">
            <text:p>47350</text:p>
          </table:table-cell>
          <table:table-cell table:formula="of:=SUM([.B229:.B240])" office:value-type="float" office:value="543696">
            <text:p>543696</text:p>
          </table:table-cell>
        </table:table-row>
        <table:table-row table:style-name="ro1">
          <table:table-cell office:value-type="string">
            <text:p>1966-01</text:p>
          </table:table-cell>
          <table:table-cell office:value-type="float" office:value="52493">
            <text:p>52493</text:p>
          </table:table-cell>
          <table:table-cell/>
        </table:table-row>
        <table:table-row table:style-name="ro1">
          <table:table-cell office:value-type="string">
            <text:p>1966-02</text:p>
          </table:table-cell>
          <table:table-cell office:value-type="float" office:value="43197">
            <text:p>43197</text:p>
          </table:table-cell>
          <table:table-cell/>
        </table:table-row>
        <table:table-row table:style-name="ro1">
          <table:table-cell office:value-type="string">
            <text:p>1966-03</text:p>
          </table:table-cell>
          <table:table-cell office:value-type="float" office:value="47037">
            <text:p>47037</text:p>
          </table:table-cell>
          <table:table-cell/>
        </table:table-row>
        <table:table-row table:style-name="ro1">
          <table:table-cell office:value-type="string">
            <text:p>1966-04</text:p>
          </table:table-cell>
          <table:table-cell office:value-type="float" office:value="45795">
            <text:p>45795</text:p>
          </table:table-cell>
          <table:table-cell/>
        </table:table-row>
        <table:table-row table:style-name="ro1">
          <table:table-cell office:value-type="string">
            <text:p>1966-05</text:p>
          </table:table-cell>
          <table:table-cell office:value-type="float" office:value="42400">
            <text:p>42400</text:p>
          </table:table-cell>
          <table:table-cell/>
        </table:table-row>
        <table:table-row table:style-name="ro1">
          <table:table-cell office:value-type="string">
            <text:p>1966-06</text:p>
          </table:table-cell>
          <table:table-cell office:value-type="float" office:value="40735">
            <text:p>40735</text:p>
          </table:table-cell>
          <table:table-cell/>
        </table:table-row>
        <table:table-row table:style-name="ro1">
          <table:table-cell office:value-type="string">
            <text:p>1966-07</text:p>
          </table:table-cell>
          <table:table-cell office:value-type="float" office:value="39941">
            <text:p>39941</text:p>
          </table:table-cell>
          <table:table-cell/>
        </table:table-row>
        <table:table-row table:style-name="ro1">
          <table:table-cell office:value-type="string">
            <text:p>1966-08</text:p>
          </table:table-cell>
          <table:table-cell office:value-type="float" office:value="40181">
            <text:p>40181</text:p>
          </table:table-cell>
          <table:table-cell/>
        </table:table-row>
        <table:table-row table:style-name="ro1">
          <table:table-cell office:value-type="string">
            <text:p>1966-09</text:p>
          </table:table-cell>
          <table:table-cell office:value-type="float" office:value="38249">
            <text:p>38249</text:p>
          </table:table-cell>
          <table:table-cell/>
        </table:table-row>
        <table:table-row table:style-name="ro1">
          <table:table-cell office:value-type="string">
            <text:p>1966-10</text:p>
          </table:table-cell>
          <table:table-cell office:value-type="float" office:value="42553">
            <text:p>42553</text:p>
          </table:table-cell>
          <table:table-cell/>
        </table:table-row>
        <table:table-row table:style-name="ro1">
          <table:table-cell office:value-type="string">
            <text:p>1966-11</text:p>
          </table:table-cell>
          <table:table-cell office:value-type="float" office:value="47135">
            <text:p>47135</text:p>
          </table:table-cell>
          <table:table-cell/>
        </table:table-row>
        <table:table-row table:style-name="ro1">
          <table:table-cell office:value-type="string">
            <text:p>1966-12</text:p>
          </table:table-cell>
          <table:table-cell office:value-type="float" office:value="49066">
            <text:p>49066</text:p>
          </table:table-cell>
          <table:table-cell table:formula="of:=SUM([.B241:.B252])" office:value-type="float" office:value="528782">
            <text:p>528782</text:p>
          </table:table-cell>
        </table:table-row>
        <table:table-row table:style-name="ro1">
          <table:table-cell office:value-type="string">
            <text:p>1967-01</text:p>
          </table:table-cell>
          <table:table-cell office:value-type="float" office:value="52771">
            <text:p>52771</text:p>
          </table:table-cell>
          <table:table-cell/>
        </table:table-row>
        <table:table-row table:style-name="ro1">
          <table:table-cell office:value-type="string">
            <text:p>1967-02</text:p>
          </table:table-cell>
          <table:table-cell office:value-type="float" office:value="49087">
            <text:p>49087</text:p>
          </table:table-cell>
          <table:table-cell/>
        </table:table-row>
        <table:table-row table:style-name="ro1">
          <table:table-cell office:value-type="string">
            <text:p>1967-03</text:p>
          </table:table-cell>
          <table:table-cell office:value-type="float" office:value="49256">
            <text:p>49256</text:p>
          </table:table-cell>
          <table:table-cell/>
        </table:table-row>
        <table:table-row table:style-name="ro1">
          <table:table-cell office:value-type="string">
            <text:p>1967-04</text:p>
          </table:table-cell>
          <table:table-cell office:value-type="float" office:value="45422">
            <text:p>45422</text:p>
          </table:table-cell>
          <table:table-cell/>
        </table:table-row>
        <table:table-row table:style-name="ro1">
          <table:table-cell office:value-type="string">
            <text:p>1967-05</text:p>
          </table:table-cell>
          <table:table-cell office:value-type="float" office:value="44657">
            <text:p>44657</text:p>
          </table:table-cell>
          <table:table-cell/>
        </table:table-row>
        <table:table-row table:style-name="ro1">
          <table:table-cell office:value-type="string">
            <text:p>1967-06</text:p>
          </table:table-cell>
          <table:table-cell office:value-type="float" office:value="41305">
            <text:p>41305</text:p>
          </table:table-cell>
          <table:table-cell/>
        </table:table-row>
        <table:table-row table:style-name="ro1">
          <table:table-cell office:value-type="string">
            <text:p>1967-07</text:p>
          </table:table-cell>
          <table:table-cell office:value-type="float" office:value="42527">
            <text:p>42527</text:p>
          </table:table-cell>
          <table:table-cell/>
        </table:table-row>
        <table:table-row table:style-name="ro1">
          <table:table-cell office:value-type="string">
            <text:p>1967-08</text:p>
          </table:table-cell>
          <table:table-cell office:value-type="float" office:value="40224">
            <text:p>40224</text:p>
          </table:table-cell>
          <table:table-cell/>
        </table:table-row>
        <table:table-row table:style-name="ro1">
          <table:table-cell office:value-type="string">
            <text:p>1967-09</text:p>
          </table:table-cell>
          <table:table-cell office:value-type="float" office:value="40241">
            <text:p>40241</text:p>
          </table:table-cell>
          <table:table-cell/>
        </table:table-row>
        <table:table-row table:style-name="ro1">
          <table:table-cell office:value-type="string">
            <text:p>1967-10</text:p>
          </table:table-cell>
          <table:table-cell office:value-type="float" office:value="42453">
            <text:p>42453</text:p>
          </table:table-cell>
          <table:table-cell/>
        </table:table-row>
        <table:table-row table:style-name="ro1">
          <table:table-cell office:value-type="string">
            <text:p>1967-11</text:p>
          </table:table-cell>
          <table:table-cell office:value-type="float" office:value="44877">
            <text:p>44877</text:p>
          </table:table-cell>
          <table:table-cell/>
        </table:table-row>
        <table:table-row table:style-name="ro1">
          <table:table-cell office:value-type="string">
            <text:p>1967-12</text:p>
          </table:table-cell>
          <table:table-cell office:value-type="float" office:value="50213">
            <text:p>50213</text:p>
          </table:table-cell>
          <table:table-cell table:formula="of:=SUM([.B253:.B264])" office:value-type="float" office:value="543033">
            <text:p>543033</text:p>
          </table:table-cell>
        </table:table-row>
        <table:table-row table:style-name="ro1">
          <table:table-cell office:value-type="string">
            <text:p>1968-01</text:p>
          </table:table-cell>
          <table:table-cell office:value-type="float" office:value="51061">
            <text:p>51061</text:p>
          </table:table-cell>
          <table:table-cell/>
        </table:table-row>
        <table:table-row table:style-name="ro1">
          <table:table-cell office:value-type="string">
            <text:p>1968-02</text:p>
          </table:table-cell>
          <table:table-cell office:value-type="float" office:value="55577">
            <text:p>55577</text:p>
          </table:table-cell>
          <table:table-cell/>
        </table:table-row>
        <table:table-row table:style-name="ro1">
          <table:table-cell office:value-type="string">
            <text:p>1968-03</text:p>
          </table:table-cell>
          <table:table-cell office:value-type="float" office:value="57273">
            <text:p>57273</text:p>
          </table:table-cell>
          <table:table-cell/>
        </table:table-row>
        <table:table-row table:style-name="ro1">
          <table:table-cell office:value-type="string">
            <text:p>1968-04</text:p>
          </table:table-cell>
          <table:table-cell office:value-type="float" office:value="46455">
            <text:p>46455</text:p>
          </table:table-cell>
          <table:table-cell/>
        </table:table-row>
        <table:table-row table:style-name="ro1">
          <table:table-cell office:value-type="string">
            <text:p>1968-05</text:p>
          </table:table-cell>
          <table:table-cell office:value-type="float" office:value="43713">
            <text:p>43713</text:p>
          </table:table-cell>
          <table:table-cell/>
        </table:table-row>
        <table:table-row table:style-name="ro1">
          <table:table-cell office:value-type="string">
            <text:p>1968-06</text:p>
          </table:table-cell>
          <table:table-cell office:value-type="float" office:value="40892">
            <text:p>40892</text:p>
          </table:table-cell>
          <table:table-cell/>
        </table:table-row>
        <table:table-row table:style-name="ro1">
          <table:table-cell office:value-type="string">
            <text:p>1968-07</text:p>
          </table:table-cell>
          <table:table-cell office:value-type="float" office:value="41476">
            <text:p>41476</text:p>
          </table:table-cell>
          <table:table-cell/>
        </table:table-row>
        <table:table-row table:style-name="ro1">
          <table:table-cell office:value-type="string">
            <text:p>1968-08</text:p>
          </table:table-cell>
          <table:table-cell office:value-type="float" office:value="40075">
            <text:p>40075</text:p>
          </table:table-cell>
          <table:table-cell/>
        </table:table-row>
        <table:table-row table:style-name="ro1">
          <table:table-cell office:value-type="string">
            <text:p>1968-09</text:p>
          </table:table-cell>
          <table:table-cell office:value-type="float" office:value="39351">
            <text:p>39351</text:p>
          </table:table-cell>
          <table:table-cell/>
        </table:table-row>
        <table:table-row table:style-name="ro1">
          <table:table-cell office:value-type="string">
            <text:p>1968-10</text:p>
          </table:table-cell>
          <table:table-cell office:value-type="float" office:value="43051">
            <text:p>43051</text:p>
          </table:table-cell>
          <table:table-cell/>
        </table:table-row>
        <table:table-row table:style-name="ro1">
          <table:table-cell office:value-type="string">
            <text:p>1968-11</text:p>
          </table:table-cell>
          <table:table-cell office:value-type="float" office:value="44826">
            <text:p>44826</text:p>
          </table:table-cell>
          <table:table-cell/>
        </table:table-row>
        <table:table-row table:style-name="ro1">
          <table:table-cell office:value-type="string">
            <text:p>1968-12</text:p>
          </table:table-cell>
          <table:table-cell office:value-type="float" office:value="49691">
            <text:p>49691</text:p>
          </table:table-cell>
          <table:table-cell table:formula="of:=SUM([.B265:.B276])" office:value-type="float" office:value="553441">
            <text:p>553441</text:p>
          </table:table-cell>
        </table:table-row>
        <table:table-row table:style-name="ro1">
          <table:table-cell office:value-type="string">
            <text:p>1969-01</text:p>
          </table:table-cell>
          <table:table-cell office:value-type="float" office:value="50881">
            <text:p>50881</text:p>
          </table:table-cell>
          <table:table-cell/>
        </table:table-row>
        <table:table-row table:style-name="ro1">
          <table:table-cell office:value-type="string">
            <text:p>1969-02</text:p>
          </table:table-cell>
          <table:table-cell office:value-type="float" office:value="46746">
            <text:p>46746</text:p>
          </table:table-cell>
          <table:table-cell/>
        </table:table-row>
        <table:table-row table:style-name="ro1">
          <table:table-cell office:value-type="string">
            <text:p>1969-03</text:p>
          </table:table-cell>
          <table:table-cell office:value-type="float" office:value="50615">
            <text:p>50615</text:p>
          </table:table-cell>
          <table:table-cell/>
        </table:table-row>
        <table:table-row table:style-name="ro1">
          <table:table-cell office:value-type="string">
            <text:p>1969-04</text:p>
          </table:table-cell>
          <table:table-cell office:value-type="float" office:value="47426">
            <text:p>47426</text:p>
          </table:table-cell>
          <table:table-cell/>
        </table:table-row>
        <table:table-row table:style-name="ro1">
          <table:table-cell office:value-type="string">
            <text:p>1969-05</text:p>
          </table:table-cell>
          <table:table-cell office:value-type="float" office:value="44932">
            <text:p>44932</text:p>
          </table:table-cell>
          <table:table-cell/>
        </table:table-row>
        <table:table-row table:style-name="ro1">
          <table:table-cell office:value-type="string">
            <text:p>1969-06</text:p>
          </table:table-cell>
          <table:table-cell office:value-type="float" office:value="42277">
            <text:p>42277</text:p>
          </table:table-cell>
          <table:table-cell/>
        </table:table-row>
        <table:table-row table:style-name="ro1">
          <table:table-cell office:value-type="string">
            <text:p>1969-07</text:p>
          </table:table-cell>
          <table:table-cell office:value-type="float" office:value="44000">
            <text:p>44000</text:p>
          </table:table-cell>
          <table:table-cell/>
        </table:table-row>
        <table:table-row table:style-name="ro1">
          <table:table-cell office:value-type="string">
            <text:p>1969-08</text:p>
          </table:table-cell>
          <table:table-cell office:value-type="float" office:value="41160">
            <text:p>41160</text:p>
          </table:table-cell>
          <table:table-cell/>
        </table:table-row>
        <table:table-row table:style-name="ro1">
          <table:table-cell office:value-type="string">
            <text:p>1969-09</text:p>
          </table:table-cell>
          <table:table-cell office:value-type="float" office:value="40915">
            <text:p>40915</text:p>
          </table:table-cell>
          <table:table-cell/>
        </table:table-row>
        <table:table-row table:style-name="ro1">
          <table:table-cell office:value-type="string">
            <text:p>1969-10</text:p>
          </table:table-cell>
          <table:table-cell office:value-type="float" office:value="44077">
            <text:p>44077</text:p>
          </table:table-cell>
          <table:table-cell/>
        </table:table-row>
        <table:table-row table:style-name="ro1">
          <table:table-cell office:value-type="string">
            <text:p>1969-11</text:p>
          </table:table-cell>
          <table:table-cell office:value-type="float" office:value="45581">
            <text:p>45581</text:p>
          </table:table-cell>
          <table:table-cell/>
        </table:table-row>
        <table:table-row table:style-name="ro1">
          <table:table-cell office:value-type="string">
            <text:p>1969-12</text:p>
          </table:table-cell>
          <table:table-cell office:value-type="float" office:value="74725">
            <text:p>74725</text:p>
          </table:table-cell>
          <table:table-cell table:formula="of:=SUM([.B277:.B288])" office:value-type="float" office:value="573335">
            <text:p>573335</text:p>
          </table:table-cell>
        </table:table-row>
        <table:table-row table:style-name="ro1">
          <table:table-cell office:value-type="string">
            <text:p>1970-01</text:p>
          </table:table-cell>
          <table:table-cell office:value-type="float" office:value="57729">
            <text:p>57729</text:p>
          </table:table-cell>
          <table:table-cell/>
        </table:table-row>
        <table:table-row table:style-name="ro1">
          <table:table-cell office:value-type="string">
            <text:p>1970-02</text:p>
          </table:table-cell>
          <table:table-cell office:value-type="float" office:value="44189">
            <text:p>44189</text:p>
          </table:table-cell>
          <table:table-cell/>
        </table:table-row>
        <table:table-row table:style-name="ro1">
          <table:table-cell office:value-type="string">
            <text:p>1970-03</text:p>
          </table:table-cell>
          <table:table-cell office:value-type="float" office:value="49848">
            <text:p>49848</text:p>
          </table:table-cell>
          <table:table-cell/>
        </table:table-row>
        <table:table-row table:style-name="ro1">
          <table:table-cell office:value-type="string">
            <text:p>1970-04</text:p>
          </table:table-cell>
          <table:table-cell office:value-type="float" office:value="45864">
            <text:p>45864</text:p>
          </table:table-cell>
          <table:table-cell/>
        </table:table-row>
        <table:table-row table:style-name="ro1">
          <table:table-cell office:value-type="string">
            <text:p>1970-05</text:p>
          </table:table-cell>
          <table:table-cell office:value-type="float" office:value="44369">
            <text:p>44369</text:p>
          </table:table-cell>
          <table:table-cell/>
        </table:table-row>
        <table:table-row table:style-name="ro1">
          <table:table-cell office:value-type="string">
            <text:p>1970-06</text:p>
          </table:table-cell>
          <table:table-cell office:value-type="float" office:value="41153">
            <text:p>41153</text:p>
          </table:table-cell>
          <table:table-cell/>
        </table:table-row>
        <table:table-row table:style-name="ro1">
          <table:table-cell office:value-type="string">
            <text:p>1970-07</text:p>
          </table:table-cell>
          <table:table-cell office:value-type="float" office:value="42132">
            <text:p>42132</text:p>
          </table:table-cell>
          <table:table-cell/>
        </table:table-row>
        <table:table-row table:style-name="ro1">
          <table:table-cell office:value-type="string">
            <text:p>1970-08</text:p>
          </table:table-cell>
          <table:table-cell office:value-type="float" office:value="41178">
            <text:p>41178</text:p>
          </table:table-cell>
          <table:table-cell/>
        </table:table-row>
        <table:table-row table:style-name="ro1">
          <table:table-cell office:value-type="string">
            <text:p>1970-09</text:p>
          </table:table-cell>
          <table:table-cell office:value-type="float" office:value="40172">
            <text:p>40172</text:p>
          </table:table-cell>
          <table:table-cell/>
        </table:table-row>
        <table:table-row table:style-name="ro1">
          <table:table-cell office:value-type="string">
            <text:p>1970-10</text:p>
          </table:table-cell>
          <table:table-cell office:value-type="float" office:value="44033">
            <text:p>44033</text:p>
          </table:table-cell>
          <table:table-cell/>
        </table:table-row>
        <table:table-row table:style-name="ro1">
          <table:table-cell office:value-type="string">
            <text:p>1970-11</text:p>
          </table:table-cell>
          <table:table-cell office:value-type="float" office:value="44393">
            <text:p>44393</text:p>
          </table:table-cell>
          <table:table-cell/>
        </table:table-row>
        <table:table-row table:style-name="ro1">
          <table:table-cell office:value-type="string">
            <text:p>1970-12</text:p>
          </table:table-cell>
          <table:table-cell office:value-type="float" office:value="47217">
            <text:p>47217</text:p>
          </table:table-cell>
          <table:table-cell table:formula="of:=SUM([.B289:.B300])" office:value-type="float" office:value="542277">
            <text:p>542277</text:p>
          </table:table-cell>
        </table:table-row>
        <table:table-row table:style-name="ro1">
          <table:table-cell office:value-type="string">
            <text:p>1971-01</text:p>
          </table:table-cell>
          <table:table-cell office:value-type="float" office:value="55079">
            <text:p>55079</text:p>
          </table:table-cell>
          <table:table-cell/>
        </table:table-row>
        <table:table-row table:style-name="ro1">
          <table:table-cell office:value-type="string">
            <text:p>1971-02</text:p>
          </table:table-cell>
          <table:table-cell office:value-type="float" office:value="46097">
            <text:p>46097</text:p>
          </table:table-cell>
          <table:table-cell/>
        </table:table-row>
        <table:table-row table:style-name="ro1">
          <table:table-cell office:value-type="string">
            <text:p>1971-03</text:p>
          </table:table-cell>
          <table:table-cell office:value-type="float" office:value="52813">
            <text:p>52813</text:p>
          </table:table-cell>
          <table:table-cell/>
        </table:table-row>
        <table:table-row table:style-name="ro1">
          <table:table-cell office:value-type="string">
            <text:p>1971-04</text:p>
          </table:table-cell>
          <table:table-cell office:value-type="float" office:value="45523">
            <text:p>45523</text:p>
          </table:table-cell>
          <table:table-cell/>
        </table:table-row>
        <table:table-row table:style-name="ro1">
          <table:table-cell office:value-type="string">
            <text:p>1971-05</text:p>
          </table:table-cell>
          <table:table-cell office:value-type="float" office:value="44005">
            <text:p>44005</text:p>
          </table:table-cell>
          <table:table-cell/>
        </table:table-row>
        <table:table-row table:style-name="ro1">
          <table:table-cell office:value-type="string">
            <text:p>1971-06</text:p>
          </table:table-cell>
          <table:table-cell office:value-type="float" office:value="42310">
            <text:p>42310</text:p>
          </table:table-cell>
          <table:table-cell/>
        </table:table-row>
        <table:table-row table:style-name="ro1">
          <table:table-cell office:value-type="string">
            <text:p>1971-07</text:p>
          </table:table-cell>
          <table:table-cell office:value-type="float" office:value="45569">
            <text:p>45569</text:p>
          </table:table-cell>
          <table:table-cell/>
        </table:table-row>
        <table:table-row table:style-name="ro1">
          <table:table-cell office:value-type="string">
            <text:p>1971-08</text:p>
          </table:table-cell>
          <table:table-cell office:value-type="float" office:value="40991">
            <text:p>40991</text:p>
          </table:table-cell>
          <table:table-cell/>
        </table:table-row>
        <table:table-row table:style-name="ro1">
          <table:table-cell office:value-type="string">
            <text:p>1971-09</text:p>
          </table:table-cell>
          <table:table-cell office:value-type="float" office:value="40482">
            <text:p>40482</text:p>
          </table:table-cell>
          <table:table-cell/>
        </table:table-row>
        <table:table-row table:style-name="ro1">
          <table:table-cell office:value-type="string">
            <text:p>1971-10</text:p>
          </table:table-cell>
          <table:table-cell office:value-type="float" office:value="44621">
            <text:p>44621</text:p>
          </table:table-cell>
          <table:table-cell/>
        </table:table-row>
        <table:table-row table:style-name="ro1">
          <table:table-cell office:value-type="string">
            <text:p>1971-11</text:p>
          </table:table-cell>
          <table:table-cell office:value-type="float" office:value="45538">
            <text:p>45538</text:p>
          </table:table-cell>
          <table:table-cell/>
        </table:table-row>
        <table:table-row table:style-name="ro1">
          <table:table-cell office:value-type="string">
            <text:p>1971-12</text:p>
          </table:table-cell>
          <table:table-cell office:value-type="float" office:value="51123">
            <text:p>51123</text:p>
          </table:table-cell>
          <table:table-cell table:formula="of:=SUM([.B301:.B312])" office:value-type="float" office:value="554151">
            <text:p>554151</text:p>
          </table:table-cell>
        </table:table-row>
        <table:table-row table:style-name="ro1">
          <table:table-cell office:value-type="string">
            <text:p>1972-01</text:p>
          </table:table-cell>
          <table:table-cell office:value-type="float" office:value="54956">
            <text:p>54956</text:p>
          </table:table-cell>
          <table:table-cell/>
        </table:table-row>
        <table:table-row table:style-name="ro1">
          <table:table-cell office:value-type="string">
            <text:p>1972-02</text:p>
          </table:table-cell>
          <table:table-cell office:value-type="float" office:value="47599">
            <text:p>47599</text:p>
          </table:table-cell>
          <table:table-cell/>
        </table:table-row>
        <table:table-row table:style-name="ro1">
          <table:table-cell office:value-type="string">
            <text:p>1972-03</text:p>
          </table:table-cell>
          <table:table-cell office:value-type="float" office:value="48118">
            <text:p>48118</text:p>
          </table:table-cell>
          <table:table-cell/>
        </table:table-row>
        <table:table-row table:style-name="ro1">
          <table:table-cell office:value-type="string">
            <text:p>1972-04</text:p>
          </table:table-cell>
          <table:table-cell office:value-type="float" office:value="44008">
            <text:p>44008</text:p>
          </table:table-cell>
          <table:table-cell/>
        </table:table-row>
        <table:table-row table:style-name="ro1">
          <table:table-cell office:value-type="string">
            <text:p>1972-05</text:p>
          </table:table-cell>
          <table:table-cell office:value-type="float" office:value="44972">
            <text:p>44972</text:p>
          </table:table-cell>
          <table:table-cell/>
        </table:table-row>
        <table:table-row table:style-name="ro1">
          <table:table-cell office:value-type="string">
            <text:p>1972-06</text:p>
          </table:table-cell>
          <table:table-cell office:value-type="float" office:value="42404">
            <text:p>42404</text:p>
          </table:table-cell>
          <table:table-cell/>
        </table:table-row>
        <table:table-row table:style-name="ro1">
          <table:table-cell office:value-type="string">
            <text:p>1972-07</text:p>
          </table:table-cell>
          <table:table-cell office:value-type="float" office:value="43464">
            <text:p>43464</text:p>
          </table:table-cell>
          <table:table-cell/>
        </table:table-row>
        <table:table-row table:style-name="ro1">
          <table:table-cell office:value-type="string">
            <text:p>1972-08</text:p>
          </table:table-cell>
          <table:table-cell office:value-type="float" office:value="41689">
            <text:p>41689</text:p>
          </table:table-cell>
          <table:table-cell/>
        </table:table-row>
        <table:table-row table:style-name="ro1">
          <table:table-cell office:value-type="string">
            <text:p>1972-09</text:p>
          </table:table-cell>
          <table:table-cell office:value-type="float" office:value="41617">
            <text:p>41617</text:p>
          </table:table-cell>
          <table:table-cell/>
        </table:table-row>
        <table:table-row table:style-name="ro1">
          <table:table-cell office:value-type="string">
            <text:p>1972-10</text:p>
          </table:table-cell>
          <table:table-cell office:value-type="float" office:value="45828">
            <text:p>45828</text:p>
          </table:table-cell>
          <table:table-cell/>
        </table:table-row>
        <table:table-row table:style-name="ro1">
          <table:table-cell office:value-type="string">
            <text:p>1972-11</text:p>
          </table:table-cell>
          <table:table-cell office:value-type="float" office:value="44159">
            <text:p>44159</text:p>
          </table:table-cell>
          <table:table-cell/>
        </table:table-row>
        <table:table-row table:style-name="ro1">
          <table:table-cell office:value-type="string">
            <text:p>1972-12</text:p>
          </table:table-cell>
          <table:table-cell office:value-type="float" office:value="51086">
            <text:p>51086</text:p>
          </table:table-cell>
          <table:table-cell table:formula="of:=SUM([.B313:.B324])" office:value-type="float" office:value="549900">
            <text:p>549900</text:p>
          </table:table-cell>
        </table:table-row>
        <table:table-row table:style-name="ro1">
          <table:table-cell office:value-type="string">
            <text:p>1973-01</text:p>
          </table:table-cell>
          <table:table-cell office:value-type="float" office:value="64762">
            <text:p>64762</text:p>
          </table:table-cell>
          <table:table-cell/>
        </table:table-row>
        <table:table-row table:style-name="ro1">
          <table:table-cell office:value-type="string">
            <text:p>1973-02</text:p>
          </table:table-cell>
          <table:table-cell office:value-type="float" office:value="46668">
            <text:p>46668</text:p>
          </table:table-cell>
          <table:table-cell/>
        </table:table-row>
        <table:table-row table:style-name="ro1">
          <table:table-cell office:value-type="string">
            <text:p>1973-03</text:p>
          </table:table-cell>
          <table:table-cell office:value-type="float" office:value="48974">
            <text:p>48974</text:p>
          </table:table-cell>
          <table:table-cell/>
        </table:table-row>
        <table:table-row table:style-name="ro1">
          <table:table-cell office:value-type="string">
            <text:p>1973-04</text:p>
          </table:table-cell>
          <table:table-cell office:value-type="float" office:value="45607">
            <text:p>45607</text:p>
          </table:table-cell>
          <table:table-cell/>
        </table:table-row>
        <table:table-row table:style-name="ro1">
          <table:table-cell office:value-type="string">
            <text:p>1973-05</text:p>
          </table:table-cell>
          <table:table-cell office:value-type="float" office:value="44328">
            <text:p>44328</text:p>
          </table:table-cell>
          <table:table-cell/>
        </table:table-row>
        <table:table-row table:style-name="ro1">
          <table:table-cell office:value-type="string">
            <text:p>1973-06</text:p>
          </table:table-cell>
          <table:table-cell office:value-type="float" office:value="41801">
            <text:p>41801</text:p>
          </table:table-cell>
          <table:table-cell/>
        </table:table-row>
        <table:table-row table:style-name="ro1">
          <table:table-cell office:value-type="string">
            <text:p>1973-07</text:p>
          </table:table-cell>
          <table:table-cell office:value-type="float" office:value="42236">
            <text:p>42236</text:p>
          </table:table-cell>
          <table:table-cell/>
        </table:table-row>
        <table:table-row table:style-name="ro1">
          <table:table-cell office:value-type="string">
            <text:p>1973-08</text:p>
          </table:table-cell>
          <table:table-cell office:value-type="float" office:value="43518">
            <text:p>43518</text:p>
          </table:table-cell>
          <table:table-cell/>
        </table:table-row>
        <table:table-row table:style-name="ro1">
          <table:table-cell office:value-type="string">
            <text:p>1973-09</text:p>
          </table:table-cell>
          <table:table-cell office:value-type="float" office:value="40570">
            <text:p>40570</text:p>
          </table:table-cell>
          <table:table-cell/>
        </table:table-row>
        <table:table-row table:style-name="ro1">
          <table:table-cell office:value-type="string">
            <text:p>1973-10</text:p>
          </table:table-cell>
          <table:table-cell office:value-type="float" office:value="46284">
            <text:p>46284</text:p>
          </table:table-cell>
          <table:table-cell/>
        </table:table-row>
        <table:table-row table:style-name="ro1">
          <table:table-cell office:value-type="string">
            <text:p>1973-11</text:p>
          </table:table-cell>
          <table:table-cell office:value-type="float" office:value="45080">
            <text:p>45080</text:p>
          </table:table-cell>
          <table:table-cell/>
        </table:table-row>
        <table:table-row table:style-name="ro1">
          <table:table-cell office:value-type="string">
            <text:p>1973-12</text:p>
          </table:table-cell>
          <table:table-cell office:value-type="float" office:value="48954">
            <text:p>48954</text:p>
          </table:table-cell>
          <table:table-cell table:formula="of:=SUM([.B325:.B336])" office:value-type="float" office:value="558782">
            <text:p>558782</text:p>
          </table:table-cell>
        </table:table-row>
        <table:table-row table:style-name="ro1">
          <table:table-cell office:value-type="string">
            <text:p>1974-01</text:p>
          </table:table-cell>
          <table:table-cell office:value-type="float" office:value="48177">
            <text:p>48177</text:p>
          </table:table-cell>
          <table:table-cell/>
        </table:table-row>
        <table:table-row table:style-name="ro1">
          <table:table-cell office:value-type="string">
            <text:p>1974-02</text:p>
          </table:table-cell>
          <table:table-cell office:value-type="float" office:value="42131">
            <text:p>42131</text:p>
          </table:table-cell>
          <table:table-cell/>
        </table:table-row>
        <table:table-row table:style-name="ro1">
          <table:table-cell office:value-type="string">
            <text:p>1974-03</text:p>
          </table:table-cell>
          <table:table-cell office:value-type="float" office:value="49355">
            <text:p>49355</text:p>
          </table:table-cell>
          <table:table-cell/>
        </table:table-row>
        <table:table-row table:style-name="ro1">
          <table:table-cell office:value-type="string">
            <text:p>1974-04</text:p>
          </table:table-cell>
          <table:table-cell office:value-type="float" office:value="45316">
            <text:p>45316</text:p>
          </table:table-cell>
          <table:table-cell/>
        </table:table-row>
        <table:table-row table:style-name="ro1">
          <table:table-cell office:value-type="string">
            <text:p>1974-05</text:p>
          </table:table-cell>
          <table:table-cell office:value-type="float" office:value="46133">
            <text:p>46133</text:p>
          </table:table-cell>
          <table:table-cell/>
        </table:table-row>
        <table:table-row table:style-name="ro1">
          <table:table-cell office:value-type="string">
            <text:p>1974-06</text:p>
          </table:table-cell>
          <table:table-cell office:value-type="float" office:value="42626">
            <text:p>42626</text:p>
          </table:table-cell>
          <table:table-cell/>
        </table:table-row>
        <table:table-row table:style-name="ro1">
          <table:table-cell office:value-type="string">
            <text:p>1974-07</text:p>
          </table:table-cell>
          <table:table-cell office:value-type="float" office:value="43058">
            <text:p>43058</text:p>
          </table:table-cell>
          <table:table-cell/>
        </table:table-row>
        <table:table-row table:style-name="ro1">
          <table:table-cell office:value-type="string">
            <text:p>1974-08</text:p>
          </table:table-cell>
          <table:table-cell office:value-type="float" office:value="42266">
            <text:p>42266</text:p>
          </table:table-cell>
          <table:table-cell/>
        </table:table-row>
        <table:table-row table:style-name="ro1">
          <table:table-cell office:value-type="string">
            <text:p>1974-09</text:p>
          </table:table-cell>
          <table:table-cell office:value-type="float" office:value="41559">
            <text:p>41559</text:p>
          </table:table-cell>
          <table:table-cell/>
        </table:table-row>
        <table:table-row table:style-name="ro1">
          <table:table-cell office:value-type="string">
            <text:p>1974-10</text:p>
          </table:table-cell>
          <table:table-cell office:value-type="float" office:value="48213">
            <text:p>48213</text:p>
          </table:table-cell>
          <table:table-cell/>
        </table:table-row>
        <table:table-row table:style-name="ro1">
          <table:table-cell office:value-type="string">
            <text:p>1974-11</text:p>
          </table:table-cell>
          <table:table-cell office:value-type="float" office:value="46986">
            <text:p>46986</text:p>
          </table:table-cell>
          <table:table-cell/>
        </table:table-row>
        <table:table-row table:style-name="ro1">
          <table:table-cell office:value-type="string">
            <text:p>1974-12</text:p>
          </table:table-cell>
          <table:table-cell office:value-type="float" office:value="56731">
            <text:p>56731</text:p>
          </table:table-cell>
          <table:table-cell table:formula="of:=SUM([.B337:.B348])" office:value-type="float" office:value="552551">
            <text:p>552551</text:p>
          </table:table-cell>
        </table:table-row>
        <table:table-row table:style-name="ro1">
          <table:table-cell office:value-type="string">
            <text:p>1975-01</text:p>
          </table:table-cell>
          <table:table-cell office:value-type="float" office:value="55805">
            <text:p>55805</text:p>
          </table:table-cell>
          <table:table-cell/>
        </table:table-row>
        <table:table-row table:style-name="ro1">
          <table:table-cell office:value-type="string">
            <text:p>1975-02</text:p>
          </table:table-cell>
          <table:table-cell office:value-type="float" office:value="44628">
            <text:p>44628</text:p>
          </table:table-cell>
          <table:table-cell/>
        </table:table-row>
        <table:table-row table:style-name="ro1">
          <table:table-cell office:value-type="string">
            <text:p>1975-03</text:p>
          </table:table-cell>
          <table:table-cell office:value-type="float" office:value="49246">
            <text:p>49246</text:p>
          </table:table-cell>
          <table:table-cell/>
        </table:table-row>
        <table:table-row table:style-name="ro1">
          <table:table-cell office:value-type="string">
            <text:p>1975-04</text:p>
          </table:table-cell>
          <table:table-cell office:value-type="float" office:value="47957">
            <text:p>47957</text:p>
          </table:table-cell>
          <table:table-cell/>
        </table:table-row>
        <table:table-row table:style-name="ro1">
          <table:table-cell office:value-type="string">
            <text:p>1975-05</text:p>
          </table:table-cell>
          <table:table-cell office:value-type="float" office:value="46400">
            <text:p>46400</text:p>
          </table:table-cell>
          <table:table-cell/>
        </table:table-row>
        <table:table-row table:style-name="ro1">
          <table:table-cell office:value-type="string">
            <text:p>1975-06</text:p>
          </table:table-cell>
          <table:table-cell office:value-type="float" office:value="43697">
            <text:p>43697</text:p>
          </table:table-cell>
          <table:table-cell/>
        </table:table-row>
        <table:table-row table:style-name="ro1">
          <table:table-cell office:value-type="string">
            <text:p>1975-07</text:p>
          </table:table-cell>
          <table:table-cell office:value-type="float" office:value="44704">
            <text:p>44704</text:p>
          </table:table-cell>
          <table:table-cell/>
        </table:table-row>
        <table:table-row table:style-name="ro1">
          <table:table-cell office:value-type="string">
            <text:p>1975-08</text:p>
          </table:table-cell>
          <table:table-cell office:value-type="float" office:value="45287">
            <text:p>45287</text:p>
          </table:table-cell>
          <table:table-cell/>
        </table:table-row>
        <table:table-row table:style-name="ro1">
          <table:table-cell office:value-type="string">
            <text:p>1975-09</text:p>
          </table:table-cell>
          <table:table-cell office:value-type="float" office:value="42164">
            <text:p>42164</text:p>
          </table:table-cell>
          <table:table-cell/>
        </table:table-row>
        <table:table-row table:style-name="ro1">
          <table:table-cell office:value-type="string">
            <text:p>1975-10</text:p>
          </table:table-cell>
          <table:table-cell office:value-type="float" office:value="46640">
            <text:p>46640</text:p>
          </table:table-cell>
          <table:table-cell/>
        </table:table-row>
        <table:table-row table:style-name="ro1">
          <table:table-cell office:value-type="string">
            <text:p>1975-11</text:p>
          </table:table-cell>
          <table:table-cell office:value-type="float" office:value="44745">
            <text:p>44745</text:p>
          </table:table-cell>
          <table:table-cell/>
        </table:table-row>
        <table:table-row table:style-name="ro1">
          <table:table-cell office:value-type="string">
            <text:p>1975-12</text:p>
          </table:table-cell>
          <table:table-cell office:value-type="float" office:value="49080">
            <text:p>49080</text:p>
          </table:table-cell>
          <table:table-cell table:formula="of:=SUM([.B349:.B360])" office:value-type="float" office:value="560353">
            <text:p>560353</text:p>
          </table:table-cell>
        </table:table-row>
        <table:table-row table:style-name="ro1">
          <table:table-cell office:value-type="string">
            <text:p>1976-01</text:p>
          </table:table-cell>
          <table:table-cell office:value-type="float" office:value="49611">
            <text:p>49611</text:p>
          </table:table-cell>
          <table:table-cell/>
        </table:table-row>
        <table:table-row table:style-name="ro1">
          <table:table-cell office:value-type="string">
            <text:p>1976-02</text:p>
          </table:table-cell>
          <table:table-cell office:value-type="float" office:value="50172">
            <text:p>50172</text:p>
          </table:table-cell>
          <table:table-cell/>
        </table:table-row>
        <table:table-row table:style-name="ro1">
          <table:table-cell office:value-type="string">
            <text:p>1976-03</text:p>
          </table:table-cell>
          <table:table-cell office:value-type="float" office:value="55206">
            <text:p>55206</text:p>
          </table:table-cell>
          <table:table-cell/>
        </table:table-row>
        <table:table-row table:style-name="ro1">
          <table:table-cell office:value-type="string">
            <text:p>1976-04</text:p>
          </table:table-cell>
          <table:table-cell office:value-type="float" office:value="47105">
            <text:p>47105</text:p>
          </table:table-cell>
          <table:table-cell/>
        </table:table-row>
        <table:table-row table:style-name="ro1">
          <table:table-cell office:value-type="string">
            <text:p>1976-05</text:p>
          </table:table-cell>
          <table:table-cell office:value-type="float" office:value="45605">
            <text:p>45605</text:p>
          </table:table-cell>
          <table:table-cell/>
        </table:table-row>
        <table:table-row table:style-name="ro1">
          <table:table-cell office:value-type="string">
            <text:p>1976-06</text:p>
          </table:table-cell>
          <table:table-cell office:value-type="float" office:value="45449">
            <text:p>45449</text:p>
          </table:table-cell>
          <table:table-cell/>
        </table:table-row>
        <table:table-row table:style-name="ro1">
          <table:table-cell office:value-type="string">
            <text:p>1976-07</text:p>
          </table:table-cell>
          <table:table-cell office:value-type="float" office:value="45983">
            <text:p>45983</text:p>
          </table:table-cell>
          <table:table-cell/>
        </table:table-row>
        <table:table-row table:style-name="ro1">
          <table:table-cell office:value-type="string">
            <text:p>1976-08</text:p>
          </table:table-cell>
          <table:table-cell office:value-type="float" office:value="41587">
            <text:p>41587</text:p>
          </table:table-cell>
          <table:table-cell/>
        </table:table-row>
        <table:table-row table:style-name="ro1">
          <table:table-cell office:value-type="string">
            <text:p>1976-09</text:p>
          </table:table-cell>
          <table:table-cell office:value-type="float" office:value="40928">
            <text:p>40928</text:p>
          </table:table-cell>
          <table:table-cell/>
        </table:table-row>
        <table:table-row table:style-name="ro1">
          <table:table-cell office:value-type="string">
            <text:p>1976-10</text:p>
          </table:table-cell>
          <table:table-cell office:value-type="float" office:value="43403">
            <text:p>43403</text:p>
          </table:table-cell>
          <table:table-cell/>
        </table:table-row>
        <table:table-row table:style-name="ro1">
          <table:table-cell office:value-type="string">
            <text:p>1976-11</text:p>
          </table:table-cell>
          <table:table-cell office:value-type="float" office:value="44149">
            <text:p>44149</text:p>
          </table:table-cell>
          <table:table-cell/>
        </table:table-row>
        <table:table-row table:style-name="ro1">
          <table:table-cell office:value-type="string">
            <text:p>1976-12</text:p>
          </table:table-cell>
          <table:table-cell office:value-type="float" office:value="47916">
            <text:p>47916</text:p>
          </table:table-cell>
          <table:table-cell table:formula="of:=SUM([.B361:.B372])" office:value-type="float" office:value="557114">
            <text:p>557114</text:p>
          </table:table-cell>
        </table:table-row>
        <table:table-row table:style-name="ro1">
          <table:table-cell office:value-type="string">
            <text:p>1977-01</text:p>
          </table:table-cell>
          <table:table-cell office:value-type="float" office:value="49306">
            <text:p>49306</text:p>
          </table:table-cell>
          <table:table-cell/>
        </table:table-row>
        <table:table-row table:style-name="ro1">
          <table:table-cell office:value-type="string">
            <text:p>1977-02</text:p>
          </table:table-cell>
          <table:table-cell office:value-type="float" office:value="43491">
            <text:p>43491</text:p>
          </table:table-cell>
          <table:table-cell/>
        </table:table-row>
        <table:table-row table:style-name="ro1">
          <table:table-cell office:value-type="string">
            <text:p>1977-03</text:p>
          </table:table-cell>
          <table:table-cell office:value-type="float" office:value="48498">
            <text:p>48498</text:p>
          </table:table-cell>
          <table:table-cell/>
        </table:table-row>
        <table:table-row table:style-name="ro1">
          <table:table-cell office:value-type="string">
            <text:p>1977-04</text:p>
          </table:table-cell>
          <table:table-cell office:value-type="float" office:value="46991">
            <text:p>46991</text:p>
          </table:table-cell>
          <table:table-cell/>
        </table:table-row>
        <table:table-row table:style-name="ro1">
          <table:table-cell office:value-type="string">
            <text:p>1977-05</text:p>
          </table:table-cell>
          <table:table-cell office:value-type="float" office:value="44659">
            <text:p>44659</text:p>
          </table:table-cell>
          <table:table-cell/>
        </table:table-row>
        <table:table-row table:style-name="ro1">
          <table:table-cell office:value-type="string">
            <text:p>1977-06</text:p>
          </table:table-cell>
          <table:table-cell office:value-type="float" office:value="41209">
            <text:p>41209</text:p>
          </table:table-cell>
          <table:table-cell/>
        </table:table-row>
        <table:table-row table:style-name="ro1">
          <table:table-cell office:value-type="string">
            <text:p>1977-07</text:p>
          </table:table-cell>
          <table:table-cell office:value-type="float" office:value="42834">
            <text:p>42834</text:p>
          </table:table-cell>
          <table:table-cell/>
        </table:table-row>
        <table:table-row table:style-name="ro1">
          <table:table-cell office:value-type="string">
            <text:p>1977-08</text:p>
          </table:table-cell>
          <table:table-cell office:value-type="float" office:value="41370">
            <text:p>41370</text:p>
          </table:table-cell>
          <table:table-cell/>
        </table:table-row>
        <table:table-row table:style-name="ro1">
          <table:table-cell office:value-type="string">
            <text:p>1977-09</text:p>
          </table:table-cell>
          <table:table-cell office:value-type="float" office:value="41290">
            <text:p>41290</text:p>
          </table:table-cell>
          <table:table-cell/>
        </table:table-row>
        <table:table-row table:style-name="ro1">
          <table:table-cell office:value-type="string">
            <text:p>1977-10</text:p>
          </table:table-cell>
          <table:table-cell office:value-type="float" office:value="43629">
            <text:p>43629</text:p>
          </table:table-cell>
          <table:table-cell/>
        </table:table-row>
        <table:table-row table:style-name="ro1">
          <table:table-cell office:value-type="string">
            <text:p>1977-11</text:p>
          </table:table-cell>
          <table:table-cell office:value-type="float" office:value="43932">
            <text:p>43932</text:p>
          </table:table-cell>
          <table:table-cell/>
        </table:table-row>
        <table:table-row table:style-name="ro1">
          <table:table-cell office:value-type="string">
            <text:p>1977-12</text:p>
          </table:table-cell>
          <table:table-cell office:value-type="float" office:value="49012">
            <text:p>49012</text:p>
          </table:table-cell>
          <table:table-cell table:formula="of:=SUM([.B373:.B384])" office:value-type="float" office:value="536221">
            <text:p>536221</text:p>
          </table:table-cell>
        </table:table-row>
        <table:table-row table:style-name="ro1">
          <table:table-cell office:value-type="string">
            <text:p>1978-01</text:p>
          </table:table-cell>
          <table:table-cell office:value-type="float" office:value="50820">
            <text:p>50820</text:p>
          </table:table-cell>
          <table:table-cell/>
        </table:table-row>
        <table:table-row table:style-name="ro1">
          <table:table-cell office:value-type="string">
            <text:p>1978-02</text:p>
          </table:table-cell>
          <table:table-cell office:value-type="float" office:value="52291">
            <text:p>52291</text:p>
          </table:table-cell>
          <table:table-cell/>
        </table:table-row>
        <table:table-row table:style-name="ro1">
          <table:table-cell office:value-type="string">
            <text:p>1978-03</text:p>
          </table:table-cell>
          <table:table-cell office:value-type="float" office:value="49283">
            <text:p>49283</text:p>
          </table:table-cell>
          <table:table-cell/>
        </table:table-row>
        <table:table-row table:style-name="ro1">
          <table:table-cell office:value-type="string">
            <text:p>1978-04</text:p>
          </table:table-cell>
          <table:table-cell office:value-type="float" office:value="45103">
            <text:p>45103</text:p>
          </table:table-cell>
          <table:table-cell/>
        </table:table-row>
        <table:table-row table:style-name="ro1">
          <table:table-cell office:value-type="string">
            <text:p>1978-05</text:p>
          </table:table-cell>
          <table:table-cell office:value-type="float" office:value="44974">
            <text:p>44974</text:p>
          </table:table-cell>
          <table:table-cell/>
        </table:table-row>
        <table:table-row table:style-name="ro1">
          <table:table-cell office:value-type="string">
            <text:p>1978-06</text:p>
          </table:table-cell>
          <table:table-cell office:value-type="float" office:value="41509">
            <text:p>41509</text:p>
          </table:table-cell>
          <table:table-cell/>
        </table:table-row>
        <table:table-row table:style-name="ro1">
          <table:table-cell office:value-type="string">
            <text:p>1978-07</text:p>
          </table:table-cell>
          <table:table-cell office:value-type="float" office:value="44099">
            <text:p>44099</text:p>
          </table:table-cell>
          <table:table-cell/>
        </table:table-row>
        <table:table-row table:style-name="ro1">
          <table:table-cell office:value-type="string">
            <text:p>1978-08</text:p>
          </table:table-cell>
          <table:table-cell office:value-type="float" office:value="40427">
            <text:p>40427</text:p>
          </table:table-cell>
          <table:table-cell/>
        </table:table-row>
        <table:table-row table:style-name="ro1">
          <table:table-cell office:value-type="string">
            <text:p>1978-09</text:p>
          </table:table-cell>
          <table:table-cell office:value-type="float" office:value="39842">
            <text:p>39842</text:p>
          </table:table-cell>
          <table:table-cell/>
        </table:table-row>
        <table:table-row table:style-name="ro1">
          <table:table-cell office:value-type="string">
            <text:p>1978-10</text:p>
          </table:table-cell>
          <table:table-cell office:value-type="float" office:value="45078">
            <text:p>45078</text:p>
          </table:table-cell>
          <table:table-cell/>
        </table:table-row>
        <table:table-row table:style-name="ro1">
          <table:table-cell office:value-type="string">
            <text:p>1978-11</text:p>
          </table:table-cell>
          <table:table-cell office:value-type="float" office:value="44122">
            <text:p>44122</text:p>
          </table:table-cell>
          <table:table-cell/>
        </table:table-row>
        <table:table-row table:style-name="ro1">
          <table:table-cell office:value-type="string">
            <text:p>1978-12</text:p>
          </table:table-cell>
          <table:table-cell office:value-type="float" office:value="49368">
            <text:p>49368</text:p>
          </table:table-cell>
          <table:table-cell table:formula="of:=SUM([.B385:.B396])" office:value-type="float" office:value="546916">
            <text:p>546916</text:p>
          </table:table-cell>
        </table:table-row>
        <table:table-row table:style-name="ro1">
          <table:table-cell office:value-type="string">
            <text:p>1979-01</text:p>
          </table:table-cell>
          <table:table-cell office:value-type="float" office:value="50317">
            <text:p>50317</text:p>
          </table:table-cell>
          <table:table-cell/>
        </table:table-row>
        <table:table-row table:style-name="ro1">
          <table:table-cell office:value-type="string">
            <text:p>1979-02</text:p>
          </table:table-cell>
          <table:table-cell office:value-type="float" office:value="43825">
            <text:p>43825</text:p>
          </table:table-cell>
          <table:table-cell/>
        </table:table-row>
        <table:table-row table:style-name="ro1">
          <table:table-cell office:value-type="string">
            <text:p>1979-03</text:p>
          </table:table-cell>
          <table:table-cell office:value-type="float" office:value="48683">
            <text:p>48683</text:p>
          </table:table-cell>
          <table:table-cell/>
        </table:table-row>
        <table:table-row table:style-name="ro1">
          <table:table-cell office:value-type="string">
            <text:p>1979-04</text:p>
          </table:table-cell>
          <table:table-cell office:value-type="float" office:value="46123">
            <text:p>46123</text:p>
          </table:table-cell>
          <table:table-cell/>
        </table:table-row>
        <table:table-row table:style-name="ro1">
          <table:table-cell office:value-type="string">
            <text:p>1979-05</text:p>
          </table:table-cell>
          <table:table-cell office:value-type="float" office:value="46375">
            <text:p>46375</text:p>
          </table:table-cell>
          <table:table-cell/>
        </table:table-row>
        <table:table-row table:style-name="ro1">
          <table:table-cell office:value-type="string">
            <text:p>1979-06</text:p>
          </table:table-cell>
          <table:table-cell office:value-type="float" office:value="41870">
            <text:p>41870</text:p>
          </table:table-cell>
          <table:table-cell/>
        </table:table-row>
        <table:table-row table:style-name="ro1">
          <table:table-cell office:value-type="string">
            <text:p>1979-07</text:p>
          </table:table-cell>
          <table:table-cell office:value-type="float" office:value="44242">
            <text:p>44242</text:p>
          </table:table-cell>
          <table:table-cell/>
        </table:table-row>
        <table:table-row table:style-name="ro1">
          <table:table-cell office:value-type="string">
            <text:p>1979-08</text:p>
          </table:table-cell>
          <table:table-cell office:value-type="float" office:value="41213">
            <text:p>41213</text:p>
          </table:table-cell>
          <table:table-cell/>
        </table:table-row>
        <table:table-row table:style-name="ro1">
          <table:table-cell office:value-type="string">
            <text:p>1979-09</text:p>
          </table:table-cell>
          <table:table-cell office:value-type="float" office:value="41059">
            <text:p>41059</text:p>
          </table:table-cell>
          <table:table-cell/>
        </table:table-row>
        <table:table-row table:style-name="ro1">
          <table:table-cell office:value-type="string">
            <text:p>1979-10</text:p>
          </table:table-cell>
          <table:table-cell office:value-type="float" office:value="45289">
            <text:p>45289</text:p>
          </table:table-cell>
          <table:table-cell/>
        </table:table-row>
        <table:table-row table:style-name="ro1">
          <table:table-cell office:value-type="string">
            <text:p>1979-11</text:p>
          </table:table-cell>
          <table:table-cell office:value-type="float" office:value="45464">
            <text:p>45464</text:p>
          </table:table-cell>
          <table:table-cell/>
        </table:table-row>
        <table:table-row table:style-name="ro1">
          <table:table-cell office:value-type="string">
            <text:p>1979-12</text:p>
          </table:table-cell>
          <table:table-cell office:value-type="float" office:value="47345">
            <text:p>47345</text:p>
          </table:table-cell>
          <table:table-cell table:formula="of:=SUM([.B397:.B408])" office:value-type="float" office:value="541805">
            <text:p>541805</text:p>
          </table:table-cell>
        </table:table-row>
        <table:table-row table:style-name="ro1">
          <table:table-cell office:value-type="string">
            <text:p>1980-01</text:p>
          </table:table-cell>
          <table:table-cell office:value-type="float" office:value="51015">
            <text:p>51015</text:p>
          </table:table-cell>
          <table:table-cell/>
        </table:table-row>
        <table:table-row table:style-name="ro1">
          <table:table-cell office:value-type="string">
            <text:p>1980-02</text:p>
          </table:table-cell>
          <table:table-cell office:value-type="float" office:value="44590">
            <text:p>44590</text:p>
          </table:table-cell>
          <table:table-cell/>
        </table:table-row>
        <table:table-row table:style-name="ro1">
          <table:table-cell office:value-type="string">
            <text:p>1980-03</text:p>
          </table:table-cell>
          <table:table-cell office:value-type="float" office:value="47306">
            <text:p>47306</text:p>
          </table:table-cell>
          <table:table-cell/>
        </table:table-row>
        <table:table-row table:style-name="ro1">
          <table:table-cell office:value-type="string">
            <text:p>1980-04</text:p>
          </table:table-cell>
          <table:table-cell office:value-type="float" office:value="45852">
            <text:p>45852</text:p>
          </table:table-cell>
          <table:table-cell/>
        </table:table-row>
        <table:table-row table:style-name="ro1">
          <table:table-cell office:value-type="string">
            <text:p>1980-05</text:p>
          </table:table-cell>
          <table:table-cell office:value-type="float" office:value="45611">
            <text:p>45611</text:p>
          </table:table-cell>
          <table:table-cell/>
        </table:table-row>
        <table:table-row table:style-name="ro1">
          <table:table-cell office:value-type="string">
            <text:p>1980-06</text:p>
          </table:table-cell>
          <table:table-cell office:value-type="float" office:value="42621">
            <text:p>42621</text:p>
          </table:table-cell>
          <table:table-cell/>
        </table:table-row>
        <table:table-row table:style-name="ro1">
          <table:table-cell office:value-type="string">
            <text:p>1980-07</text:p>
          </table:table-cell>
          <table:table-cell office:value-type="float" office:value="44616">
            <text:p>44616</text:p>
          </table:table-cell>
          <table:table-cell/>
        </table:table-row>
        <table:table-row table:style-name="ro1">
          <table:table-cell office:value-type="string">
            <text:p>1980-08</text:p>
          </table:table-cell>
          <table:table-cell office:value-type="float" office:value="42166">
            <text:p>42166</text:p>
          </table:table-cell>
          <table:table-cell/>
        </table:table-row>
        <table:table-row table:style-name="ro1">
          <table:table-cell office:value-type="string">
            <text:p>1980-09</text:p>
          </table:table-cell>
          <table:table-cell office:value-type="float" office:value="40520">
            <text:p>40520</text:p>
          </table:table-cell>
          <table:table-cell/>
        </table:table-row>
        <table:table-row table:style-name="ro1">
          <table:table-cell office:value-type="string">
            <text:p>1980-10</text:p>
          </table:table-cell>
          <table:table-cell office:value-type="float" office:value="45835">
            <text:p>45835</text:p>
          </table:table-cell>
          <table:table-cell/>
        </table:table-row>
        <table:table-row table:style-name="ro1">
          <table:table-cell office:value-type="string">
            <text:p>1980-11</text:p>
          </table:table-cell>
          <table:table-cell office:value-type="float" office:value="47016">
            <text:p>47016</text:p>
          </table:table-cell>
          <table:table-cell/>
        </table:table-row>
        <table:table-row table:style-name="ro1">
          <table:table-cell office:value-type="string">
            <text:p>1980-12</text:p>
          </table:table-cell>
          <table:table-cell office:value-type="float" office:value="49959">
            <text:p>49959</text:p>
          </table:table-cell>
          <table:table-cell table:formula="of:=SUM([.B409:.B420])" office:value-type="float" office:value="547107">
            <text:p>547107</text:p>
          </table:table-cell>
        </table:table-row>
        <table:table-row table:style-name="ro1">
          <table:table-cell office:value-type="string">
            <text:p>1981-01</text:p>
          </table:table-cell>
          <table:table-cell office:value-type="float" office:value="55289">
            <text:p>55289</text:p>
          </table:table-cell>
          <table:table-cell/>
        </table:table-row>
        <table:table-row table:style-name="ro1">
          <table:table-cell office:value-type="string">
            <text:p>1981-02</text:p>
          </table:table-cell>
          <table:table-cell office:value-type="float" office:value="50153">
            <text:p>50153</text:p>
          </table:table-cell>
          <table:table-cell/>
        </table:table-row>
        <table:table-row table:style-name="ro1">
          <table:table-cell office:value-type="string">
            <text:p>1981-03</text:p>
          </table:table-cell>
          <table:table-cell office:value-type="float" office:value="50199">
            <text:p>50199</text:p>
          </table:table-cell>
          <table:table-cell/>
        </table:table-row>
        <table:table-row table:style-name="ro1">
          <table:table-cell office:value-type="string">
            <text:p>1981-04</text:p>
          </table:table-cell>
          <table:table-cell office:value-type="float" office:value="44564">
            <text:p>44564</text:p>
          </table:table-cell>
          <table:table-cell/>
        </table:table-row>
        <table:table-row table:style-name="ro1">
          <table:table-cell office:value-type="string">
            <text:p>1981-05</text:p>
          </table:table-cell>
          <table:table-cell office:value-type="float" office:value="46040">
            <text:p>46040</text:p>
          </table:table-cell>
          <table:table-cell/>
        </table:table-row>
        <table:table-row table:style-name="ro1">
          <table:table-cell office:value-type="string">
            <text:p>1981-06</text:p>
          </table:table-cell>
          <table:table-cell office:value-type="float" office:value="42658">
            <text:p>42658</text:p>
          </table:table-cell>
          <table:table-cell/>
        </table:table-row>
        <table:table-row table:style-name="ro1">
          <table:table-cell office:value-type="string">
            <text:p>1981-07</text:p>
          </table:table-cell>
          <table:table-cell office:value-type="float" office:value="43935">
            <text:p>43935</text:p>
          </table:table-cell>
          <table:table-cell/>
        </table:table-row>
        <table:table-row table:style-name="ro1">
          <table:table-cell office:value-type="string">
            <text:p>1981-08</text:p>
          </table:table-cell>
          <table:table-cell office:value-type="float" office:value="41958">
            <text:p>41958</text:p>
          </table:table-cell>
          <table:table-cell/>
        </table:table-row>
        <table:table-row table:style-name="ro1">
          <table:table-cell office:value-type="string">
            <text:p>1981-09</text:p>
          </table:table-cell>
          <table:table-cell office:value-type="float" office:value="40219">
            <text:p>40219</text:p>
          </table:table-cell>
          <table:table-cell/>
        </table:table-row>
        <table:table-row table:style-name="ro1">
          <table:table-cell office:value-type="string">
            <text:p>1981-10</text:p>
          </table:table-cell>
          <table:table-cell office:value-type="float" office:value="45618">
            <text:p>45618</text:p>
          </table:table-cell>
          <table:table-cell/>
        </table:table-row>
        <table:table-row table:style-name="ro1">
          <table:table-cell office:value-type="string">
            <text:p>1981-11</text:p>
          </table:table-cell>
          <table:table-cell office:value-type="float" office:value="45182">
            <text:p>45182</text:p>
          </table:table-cell>
          <table:table-cell/>
        </table:table-row>
        <table:table-row table:style-name="ro1">
          <table:table-cell office:value-type="string">
            <text:p>1981-12</text:p>
          </table:table-cell>
          <table:table-cell office:value-type="float" office:value="49008">
            <text:p>49008</text:p>
          </table:table-cell>
          <table:table-cell table:formula="of:=SUM([.B421:.B432])" office:value-type="float" office:value="554823">
            <text:p>554823</text:p>
          </table:table-cell>
        </table:table-row>
        <table:table-row table:style-name="ro1">
          <table:table-cell office:value-type="string">
            <text:p>1982-01</text:p>
          </table:table-cell>
          <table:table-cell office:value-type="float" office:value="49581">
            <text:p>49581</text:p>
          </table:table-cell>
          <table:table-cell/>
        </table:table-row>
        <table:table-row table:style-name="ro1">
          <table:table-cell office:value-type="string">
            <text:p>1982-02</text:p>
          </table:table-cell>
          <table:table-cell office:value-type="float" office:value="43950">
            <text:p>43950</text:p>
          </table:table-cell>
          <table:table-cell/>
        </table:table-row>
        <table:table-row table:style-name="ro1">
          <table:table-cell office:value-type="string">
            <text:p>1982-03</text:p>
          </table:table-cell>
          <table:table-cell office:value-type="float" office:value="48016">
            <text:p>48016</text:p>
          </table:table-cell>
          <table:table-cell/>
        </table:table-row>
        <table:table-row table:style-name="ro1">
          <table:table-cell office:value-type="string">
            <text:p>1982-04</text:p>
          </table:table-cell>
          <table:table-cell office:value-type="float" office:value="46145">
            <text:p>46145</text:p>
          </table:table-cell>
          <table:table-cell/>
        </table:table-row>
        <table:table-row table:style-name="ro1">
          <table:table-cell office:value-type="string">
            <text:p>1982-05</text:p>
          </table:table-cell>
          <table:table-cell office:value-type="float" office:value="45757">
            <text:p>45757</text:p>
          </table:table-cell>
          <table:table-cell/>
        </table:table-row>
        <table:table-row table:style-name="ro1">
          <table:table-cell office:value-type="string">
            <text:p>1982-06</text:p>
          </table:table-cell>
          <table:table-cell office:value-type="float" office:value="41919">
            <text:p>41919</text:p>
          </table:table-cell>
          <table:table-cell/>
        </table:table-row>
        <table:table-row table:style-name="ro1">
          <table:table-cell office:value-type="string">
            <text:p>1982-07</text:p>
          </table:table-cell>
          <table:table-cell office:value-type="float" office:value="46326">
            <text:p>46326</text:p>
          </table:table-cell>
          <table:table-cell/>
        </table:table-row>
        <table:table-row table:style-name="ro1">
          <table:table-cell office:value-type="string">
            <text:p>1982-08</text:p>
          </table:table-cell>
          <table:table-cell office:value-type="float" office:value="41874">
            <text:p>41874</text:p>
          </table:table-cell>
          <table:table-cell/>
        </table:table-row>
        <table:table-row table:style-name="ro1">
          <table:table-cell office:value-type="string">
            <text:p>1982-09</text:p>
          </table:table-cell>
          <table:table-cell office:value-type="float" office:value="41276">
            <text:p>41276</text:p>
          </table:table-cell>
          <table:table-cell/>
        </table:table-row>
        <table:table-row table:style-name="ro1">
          <table:table-cell office:value-type="string">
            <text:p>1982-10</text:p>
          </table:table-cell>
          <table:table-cell office:value-type="float" office:value="45073">
            <text:p>45073</text:p>
          </table:table-cell>
          <table:table-cell/>
        </table:table-row>
        <table:table-row table:style-name="ro1">
          <table:table-cell office:value-type="string">
            <text:p>1982-11</text:p>
          </table:table-cell>
          <table:table-cell office:value-type="float" office:value="44347">
            <text:p>44347</text:p>
          </table:table-cell>
          <table:table-cell/>
        </table:table-row>
        <table:table-row table:style-name="ro1">
          <table:table-cell office:value-type="string">
            <text:p>1982-12</text:p>
          </table:table-cell>
          <table:table-cell office:value-type="float" office:value="48840">
            <text:p>48840</text:p>
          </table:table-cell>
          <table:table-cell table:formula="of:=SUM([.B433:.B444])" office:value-type="float" office:value="543104">
            <text:p>543104</text:p>
          </table:table-cell>
        </table:table-row>
        <table:table-row table:style-name="ro1">
          <table:table-cell office:value-type="string">
            <text:p>1983-01</text:p>
          </table:table-cell>
          <table:table-cell office:value-type="float" office:value="50526">
            <text:p>50526</text:p>
          </table:table-cell>
          <table:table-cell/>
        </table:table-row>
        <table:table-row table:style-name="ro1">
          <table:table-cell office:value-type="string">
            <text:p>1983-02</text:p>
          </table:table-cell>
          <table:table-cell office:value-type="float" office:value="49778">
            <text:p>49778</text:p>
          </table:table-cell>
          <table:table-cell/>
        </table:table-row>
        <table:table-row table:style-name="ro1">
          <table:table-cell office:value-type="string">
            <text:p>1983-03</text:p>
          </table:table-cell>
          <table:table-cell office:value-type="float" office:value="51319">
            <text:p>51319</text:p>
          </table:table-cell>
          <table:table-cell/>
        </table:table-row>
        <table:table-row table:style-name="ro1">
          <table:table-cell office:value-type="string">
            <text:p>1983-04</text:p>
          </table:table-cell>
          <table:table-cell office:value-type="float" office:value="46372">
            <text:p>46372</text:p>
          </table:table-cell>
          <table:table-cell/>
        </table:table-row>
        <table:table-row table:style-name="ro1">
          <table:table-cell office:value-type="string">
            <text:p>1983-05</text:p>
          </table:table-cell>
          <table:table-cell office:value-type="float" office:value="45008">
            <text:p>45008</text:p>
          </table:table-cell>
          <table:table-cell/>
        </table:table-row>
        <table:table-row table:style-name="ro1">
          <table:table-cell office:value-type="string">
            <text:p>1983-06</text:p>
          </table:table-cell>
          <table:table-cell office:value-type="float" office:value="43395">
            <text:p>43395</text:p>
          </table:table-cell>
          <table:table-cell/>
        </table:table-row>
        <table:table-row table:style-name="ro1">
          <table:table-cell office:value-type="string">
            <text:p>1983-07</text:p>
          </table:table-cell>
          <table:table-cell office:value-type="float" office:value="49570">
            <text:p>49570</text:p>
          </table:table-cell>
          <table:table-cell/>
        </table:table-row>
        <table:table-row table:style-name="ro1">
          <table:table-cell office:value-type="string">
            <text:p>1983-08</text:p>
          </table:table-cell>
          <table:table-cell office:value-type="float" office:value="42000">
            <text:p>42000</text:p>
          </table:table-cell>
          <table:table-cell/>
        </table:table-row>
        <table:table-row table:style-name="ro1">
          <table:table-cell office:value-type="string">
            <text:p>1983-09</text:p>
          </table:table-cell>
          <table:table-cell office:value-type="float" office:value="41446">
            <text:p>41446</text:p>
          </table:table-cell>
          <table:table-cell/>
        </table:table-row>
        <table:table-row table:style-name="ro1">
          <table:table-cell office:value-type="string">
            <text:p>1983-10</text:p>
          </table:table-cell>
          <table:table-cell office:value-type="float" office:value="44655">
            <text:p>44655</text:p>
          </table:table-cell>
          <table:table-cell/>
        </table:table-row>
        <table:table-row table:style-name="ro1">
          <table:table-cell office:value-type="string">
            <text:p>1983-11</text:p>
          </table:table-cell>
          <table:table-cell office:value-type="float" office:value="45808">
            <text:p>45808</text:p>
          </table:table-cell>
          <table:table-cell/>
        </table:table-row>
        <table:table-row table:style-name="ro1">
          <table:table-cell office:value-type="string">
            <text:p>1983-12</text:p>
          </table:table-cell>
          <table:table-cell office:value-type="float" office:value="49778">
            <text:p>49778</text:p>
          </table:table-cell>
          <table:table-cell table:formula="of:=SUM([.B445:.B456])" office:value-type="float" office:value="559655">
            <text:p>559655</text:p>
          </table:table-cell>
        </table:table-row>
        <table:table-row table:style-name="ro1">
          <table:table-cell office:value-type="string">
            <text:p>1984-01</text:p>
          </table:table-cell>
          <table:table-cell office:value-type="float" office:value="48740">
            <text:p>48740</text:p>
          </table:table-cell>
          <table:table-cell/>
        </table:table-row>
        <table:table-row table:style-name="ro1">
          <table:table-cell office:value-type="string">
            <text:p>1984-02</text:p>
          </table:table-cell>
          <table:table-cell office:value-type="float" office:value="45110">
            <text:p>45110</text:p>
          </table:table-cell>
          <table:table-cell/>
        </table:table-row>
        <table:table-row table:style-name="ro1">
          <table:table-cell office:value-type="string">
            <text:p>1984-03</text:p>
          </table:table-cell>
          <table:table-cell office:value-type="float" office:value="49926">
            <text:p>49926</text:p>
          </table:table-cell>
          <table:table-cell/>
        </table:table-row>
        <table:table-row table:style-name="ro1">
          <table:table-cell office:value-type="string">
            <text:p>1984-04</text:p>
          </table:table-cell>
          <table:table-cell office:value-type="float" office:value="46998">
            <text:p>46998</text:p>
          </table:table-cell>
          <table:table-cell/>
        </table:table-row>
        <table:table-row table:style-name="ro1">
          <table:table-cell office:value-type="string">
            <text:p>1984-05</text:p>
          </table:table-cell>
          <table:table-cell office:value-type="float" office:value="45498">
            <text:p>45498</text:p>
          </table:table-cell>
          <table:table-cell/>
        </table:table-row>
        <table:table-row table:style-name="ro1">
          <table:table-cell office:value-type="string">
            <text:p>1984-06</text:p>
          </table:table-cell>
          <table:table-cell office:value-type="float" office:value="43830">
            <text:p>43830</text:p>
          </table:table-cell>
          <table:table-cell/>
        </table:table-row>
        <table:table-row table:style-name="ro1">
          <table:table-cell office:value-type="string">
            <text:p>1984-07</text:p>
          </table:table-cell>
          <table:table-cell office:value-type="float" office:value="43445">
            <text:p>43445</text:p>
          </table:table-cell>
          <table:table-cell/>
        </table:table-row>
        <table:table-row table:style-name="ro1">
          <table:table-cell office:value-type="string">
            <text:p>1984-08</text:p>
          </table:table-cell>
          <table:table-cell office:value-type="float" office:value="41457">
            <text:p>41457</text:p>
          </table:table-cell>
          <table:table-cell/>
        </table:table-row>
        <table:table-row table:style-name="ro1">
          <table:table-cell office:value-type="string">
            <text:p>1984-09</text:p>
          </table:table-cell>
          <table:table-cell office:value-type="float" office:value="40656">
            <text:p>40656</text:p>
          </table:table-cell>
          <table:table-cell/>
        </table:table-row>
        <table:table-row table:style-name="ro1">
          <table:table-cell office:value-type="string">
            <text:p>1984-10</text:p>
          </table:table-cell>
          <table:table-cell office:value-type="float" office:value="45437">
            <text:p>45437</text:p>
          </table:table-cell>
          <table:table-cell/>
        </table:table-row>
        <table:table-row table:style-name="ro1">
          <table:table-cell office:value-type="string">
            <text:p>1984-11</text:p>
          </table:table-cell>
          <table:table-cell office:value-type="float" office:value="43937">
            <text:p>43937</text:p>
          </table:table-cell>
          <table:table-cell/>
        </table:table-row>
        <table:table-row table:style-name="ro1">
          <table:table-cell office:value-type="string">
            <text:p>1984-12</text:p>
          </table:table-cell>
          <table:table-cell office:value-type="float" office:value="47456">
            <text:p>47456</text:p>
          </table:table-cell>
          <table:table-cell table:formula="of:=SUM([.B457:.B468])" office:value-type="float" office:value="542490">
            <text:p>542490</text:p>
          </table:table-cell>
        </table:table-row>
        <table:table-row table:style-name="ro1">
          <table:table-cell office:value-type="string">
            <text:p>1985-01</text:p>
          </table:table-cell>
          <table:table-cell office:value-type="float" office:value="57357">
            <text:p>57357</text:p>
          </table:table-cell>
          <table:table-cell/>
        </table:table-row>
        <table:table-row table:style-name="ro1">
          <table:table-cell office:value-type="string">
            <text:p>1985-02</text:p>
          </table:table-cell>
          <table:table-cell office:value-type="float" office:value="47112">
            <text:p>47112</text:p>
          </table:table-cell>
          <table:table-cell/>
        </table:table-row>
        <table:table-row table:style-name="ro1">
          <table:table-cell office:value-type="string">
            <text:p>1985-03</text:p>
          </table:table-cell>
          <table:table-cell office:value-type="float" office:value="51271">
            <text:p>51271</text:p>
          </table:table-cell>
          <table:table-cell/>
        </table:table-row>
        <table:table-row table:style-name="ro1">
          <table:table-cell office:value-type="string">
            <text:p>1985-04</text:p>
          </table:table-cell>
          <table:table-cell office:value-type="float" office:value="45653">
            <text:p>45653</text:p>
          </table:table-cell>
          <table:table-cell/>
        </table:table-row>
        <table:table-row table:style-name="ro1">
          <table:table-cell office:value-type="string">
            <text:p>1985-05</text:p>
          </table:table-cell>
          <table:table-cell office:value-type="float" office:value="45269">
            <text:p>45269</text:p>
          </table:table-cell>
          <table:table-cell/>
        </table:table-row>
        <table:table-row table:style-name="ro1">
          <table:table-cell office:value-type="string">
            <text:p>1985-06</text:p>
          </table:table-cell>
          <table:table-cell office:value-type="float" office:value="41673">
            <text:p>41673</text:p>
          </table:table-cell>
          <table:table-cell/>
        </table:table-row>
        <table:table-row table:style-name="ro1">
          <table:table-cell office:value-type="string">
            <text:p>1985-07</text:p>
          </table:table-cell>
          <table:table-cell office:value-type="float" office:value="43230">
            <text:p>43230</text:p>
          </table:table-cell>
          <table:table-cell/>
        </table:table-row>
        <table:table-row table:style-name="ro1">
          <table:table-cell office:value-type="string">
            <text:p>1985-08</text:p>
          </table:table-cell>
          <table:table-cell office:value-type="float" office:value="41105">
            <text:p>41105</text:p>
          </table:table-cell>
          <table:table-cell/>
        </table:table-row>
        <table:table-row table:style-name="ro1">
          <table:table-cell office:value-type="string">
            <text:p>1985-09</text:p>
          </table:table-cell>
          <table:table-cell office:value-type="float" office:value="40213">
            <text:p>40213</text:p>
          </table:table-cell>
          <table:table-cell/>
        </table:table-row>
        <table:table-row table:style-name="ro1">
          <table:table-cell office:value-type="string">
            <text:p>1985-10</text:p>
          </table:table-cell>
          <table:table-cell office:value-type="float" office:value="43963">
            <text:p>43963</text:p>
          </table:table-cell>
          <table:table-cell/>
        </table:table-row>
        <table:table-row table:style-name="ro1">
          <table:table-cell office:value-type="string">
            <text:p>1985-11</text:p>
          </table:table-cell>
          <table:table-cell office:value-type="float" office:value="47412">
            <text:p>47412</text:p>
          </table:table-cell>
          <table:table-cell/>
        </table:table-row>
        <table:table-row table:style-name="ro1">
          <table:table-cell office:value-type="string">
            <text:p>1985-12</text:p>
          </table:table-cell>
          <table:table-cell office:value-type="float" office:value="48238">
            <text:p>48238</text:p>
          </table:table-cell>
          <table:table-cell table:formula="of:=SUM([.B469:.B480])" office:value-type="float" office:value="552496">
            <text:p>552496</text:p>
          </table:table-cell>
        </table:table-row>
        <table:table-row table:style-name="ro1">
          <table:table-cell office:value-type="string">
            <text:p>1986-01</text:p>
          </table:table-cell>
          <table:table-cell office:value-type="float" office:value="51466">
            <text:p>51466</text:p>
          </table:table-cell>
          <table:table-cell/>
        </table:table-row>
        <table:table-row table:style-name="ro1">
          <table:table-cell office:value-type="string">
            <text:p>1986-02</text:p>
          </table:table-cell>
          <table:table-cell office:value-type="float" office:value="52732">
            <text:p>52732</text:p>
          </table:table-cell>
          <table:table-cell/>
        </table:table-row>
        <table:table-row table:style-name="ro1">
          <table:table-cell office:value-type="string">
            <text:p>1986-03</text:p>
          </table:table-cell>
          <table:table-cell office:value-type="float" office:value="53666">
            <text:p>53666</text:p>
          </table:table-cell>
          <table:table-cell/>
        </table:table-row>
        <table:table-row table:style-name="ro1">
          <table:table-cell office:value-type="string">
            <text:p>1986-04</text:p>
          </table:table-cell>
          <table:table-cell office:value-type="float" office:value="45204">
            <text:p>45204</text:p>
          </table:table-cell>
          <table:table-cell/>
        </table:table-row>
        <table:table-row table:style-name="ro1">
          <table:table-cell office:value-type="string">
            <text:p>1986-05</text:p>
          </table:table-cell>
          <table:table-cell office:value-type="float" office:value="43594">
            <text:p>43594</text:p>
          </table:table-cell>
          <table:table-cell/>
        </table:table-row>
        <table:table-row table:style-name="ro1">
          <table:table-cell office:value-type="string">
            <text:p>1986-06</text:p>
          </table:table-cell>
          <table:table-cell office:value-type="float" office:value="43632">
            <text:p>43632</text:p>
          </table:table-cell>
          <table:table-cell/>
        </table:table-row>
        <table:table-row table:style-name="ro1">
          <table:table-cell office:value-type="string">
            <text:p>1986-07</text:p>
          </table:table-cell>
          <table:table-cell office:value-type="float" office:value="42198">
            <text:p>42198</text:p>
          </table:table-cell>
          <table:table-cell/>
        </table:table-row>
        <table:table-row table:style-name="ro1">
          <table:table-cell office:value-type="string">
            <text:p>1986-08</text:p>
          </table:table-cell>
          <table:table-cell office:value-type="float" office:value="40821">
            <text:p>40821</text:p>
          </table:table-cell>
          <table:table-cell/>
        </table:table-row>
        <table:table-row table:style-name="ro1">
          <table:table-cell office:value-type="string">
            <text:p>1986-09</text:p>
          </table:table-cell>
          <table:table-cell office:value-type="float" office:value="41165">
            <text:p>41165</text:p>
          </table:table-cell>
          <table:table-cell/>
        </table:table-row>
        <table:table-row table:style-name="ro1">
          <table:table-cell office:value-type="string">
            <text:p>1986-10</text:p>
          </table:table-cell>
          <table:table-cell office:value-type="float" office:value="42798">
            <text:p>42798</text:p>
          </table:table-cell>
          <table:table-cell/>
        </table:table-row>
        <table:table-row table:style-name="ro1">
          <table:table-cell office:value-type="string">
            <text:p>1986-11</text:p>
          </table:table-cell>
          <table:table-cell office:value-type="float" office:value="42894">
            <text:p>42894</text:p>
          </table:table-cell>
          <table:table-cell/>
        </table:table-row>
        <table:table-row table:style-name="ro1">
          <table:table-cell office:value-type="string">
            <text:p>1986-12</text:p>
          </table:table-cell>
          <table:table-cell office:value-type="float" office:value="46756">
            <text:p>46756</text:p>
          </table:table-cell>
          <table:table-cell table:formula="of:=SUM([.B481:.B492])" office:value-type="float" office:value="546926">
            <text:p>546926</text:p>
          </table:table-cell>
        </table:table-row>
        <table:table-row table:style-name="ro1">
          <table:table-cell office:value-type="string">
            <text:p>1987-01</text:p>
          </table:table-cell>
          <table:table-cell office:value-type="float" office:value="51229">
            <text:p>51229</text:p>
          </table:table-cell>
          <table:table-cell/>
        </table:table-row>
        <table:table-row table:style-name="ro1">
          <table:table-cell office:value-type="string">
            <text:p>1987-02</text:p>
          </table:table-cell>
          <table:table-cell office:value-type="float" office:value="43613">
            <text:p>43613</text:p>
          </table:table-cell>
          <table:table-cell/>
        </table:table-row>
        <table:table-row table:style-name="ro1">
          <table:table-cell office:value-type="string">
            <text:p>1987-03</text:p>
          </table:table-cell>
          <table:table-cell office:value-type="float" office:value="45600">
            <text:p>45600</text:p>
          </table:table-cell>
          <table:table-cell/>
        </table:table-row>
        <table:table-row table:style-name="ro1">
          <table:table-cell office:value-type="string">
            <text:p>1987-04</text:p>
          </table:table-cell>
          <table:table-cell office:value-type="float" office:value="43337">
            <text:p>43337</text:p>
          </table:table-cell>
          <table:table-cell/>
        </table:table-row>
        <table:table-row table:style-name="ro1">
          <table:table-cell office:value-type="string">
            <text:p>1987-05</text:p>
          </table:table-cell>
          <table:table-cell office:value-type="float" office:value="43786">
            <text:p>43786</text:p>
          </table:table-cell>
          <table:table-cell/>
        </table:table-row>
        <table:table-row table:style-name="ro1">
          <table:table-cell office:value-type="string">
            <text:p>1987-06</text:p>
          </table:table-cell>
          <table:table-cell office:value-type="float" office:value="42176">
            <text:p>42176</text:p>
          </table:table-cell>
          <table:table-cell/>
        </table:table-row>
        <table:table-row table:style-name="ro1">
          <table:table-cell office:value-type="string">
            <text:p>1987-07</text:p>
          </table:table-cell>
          <table:table-cell office:value-type="float" office:value="42516">
            <text:p>42516</text:p>
          </table:table-cell>
          <table:table-cell/>
        </table:table-row>
        <table:table-row table:style-name="ro1">
          <table:table-cell office:value-type="string">
            <text:p>1987-08</text:p>
          </table:table-cell>
          <table:table-cell office:value-type="float" office:value="41422">
            <text:p>41422</text:p>
          </table:table-cell>
          <table:table-cell/>
        </table:table-row>
        <table:table-row table:style-name="ro1">
          <table:table-cell office:value-type="string">
            <text:p>1987-09</text:p>
          </table:table-cell>
          <table:table-cell office:value-type="float" office:value="39308">
            <text:p>39308</text:p>
          </table:table-cell>
          <table:table-cell/>
        </table:table-row>
        <table:table-row table:style-name="ro1">
          <table:table-cell office:value-type="string">
            <text:p>1987-10</text:p>
          </table:table-cell>
          <table:table-cell office:value-type="float" office:value="43554">
            <text:p>43554</text:p>
          </table:table-cell>
          <table:table-cell/>
        </table:table-row>
        <table:table-row table:style-name="ro1">
          <table:table-cell office:value-type="string">
            <text:p>1987-11</text:p>
          </table:table-cell>
          <table:table-cell office:value-type="float" office:value="43478">
            <text:p>43478</text:p>
          </table:table-cell>
          <table:table-cell/>
        </table:table-row>
        <table:table-row table:style-name="ro1">
          <table:table-cell office:value-type="string">
            <text:p>1987-12</text:p>
          </table:table-cell>
          <table:table-cell office:value-type="float" office:value="47447">
            <text:p>47447</text:p>
          </table:table-cell>
          <table:table-cell table:formula="of:=SUM([.B493:.B504])" office:value-type="float" office:value="527466">
            <text:p>527466</text:p>
          </table:table-cell>
        </table:table-row>
        <table:table-row table:style-name="ro1">
          <table:table-cell office:value-type="string">
            <text:p>1988-01</text:p>
          </table:table-cell>
          <table:table-cell office:value-type="float" office:value="46740">
            <text:p>46740</text:p>
          </table:table-cell>
          <table:table-cell/>
        </table:table-row>
        <table:table-row table:style-name="ro1">
          <table:table-cell office:value-type="string">
            <text:p>1988-02</text:p>
          </table:table-cell>
          <table:table-cell office:value-type="float" office:value="43408">
            <text:p>43408</text:p>
          </table:table-cell>
          <table:table-cell/>
        </table:table-row>
        <table:table-row table:style-name="ro1">
          <table:table-cell office:value-type="string">
            <text:p>1988-03</text:p>
          </table:table-cell>
          <table:table-cell office:value-type="float" office:value="47762">
            <text:p>47762</text:p>
          </table:table-cell>
          <table:table-cell/>
        </table:table-row>
        <table:table-row table:style-name="ro1">
          <table:table-cell office:value-type="string">
            <text:p>1988-04</text:p>
          </table:table-cell>
          <table:table-cell office:value-type="float" office:value="43770">
            <text:p>43770</text:p>
          </table:table-cell>
          <table:table-cell/>
        </table:table-row>
        <table:table-row table:style-name="ro1">
          <table:table-cell office:value-type="string">
            <text:p>1988-05</text:p>
          </table:table-cell>
          <table:table-cell office:value-type="float" office:value="42715">
            <text:p>42715</text:p>
          </table:table-cell>
          <table:table-cell/>
        </table:table-row>
        <table:table-row table:style-name="ro1">
          <table:table-cell office:value-type="string">
            <text:p>1988-06</text:p>
          </table:table-cell>
          <table:table-cell office:value-type="float" office:value="41272">
            <text:p>41272</text:p>
          </table:table-cell>
          <table:table-cell/>
        </table:table-row>
        <table:table-row table:style-name="ro1">
          <table:table-cell office:value-type="string">
            <text:p>1988-07</text:p>
          </table:table-cell>
          <table:table-cell office:value-type="float" office:value="41457">
            <text:p>41457</text:p>
          </table:table-cell>
          <table:table-cell/>
        </table:table-row>
        <table:table-row table:style-name="ro1">
          <table:table-cell office:value-type="string">
            <text:p>1988-08</text:p>
          </table:table-cell>
          <table:table-cell office:value-type="float" office:value="41105">
            <text:p>41105</text:p>
          </table:table-cell>
          <table:table-cell/>
        </table:table-row>
        <table:table-row table:style-name="ro1">
          <table:table-cell office:value-type="string">
            <text:p>1988-09</text:p>
          </table:table-cell>
          <table:table-cell office:value-type="float" office:value="40145">
            <text:p>40145</text:p>
          </table:table-cell>
          <table:table-cell/>
        </table:table-row>
        <table:table-row table:style-name="ro1">
          <table:table-cell office:value-type="string">
            <text:p>1988-10</text:p>
          </table:table-cell>
          <table:table-cell office:value-type="float" office:value="44085">
            <text:p>44085</text:p>
          </table:table-cell>
          <table:table-cell/>
        </table:table-row>
        <table:table-row table:style-name="ro1">
          <table:table-cell office:value-type="string">
            <text:p>1988-11</text:p>
          </table:table-cell>
          <table:table-cell office:value-type="float" office:value="43970">
            <text:p>43970</text:p>
          </table:table-cell>
          <table:table-cell/>
        </table:table-row>
        <table:table-row table:style-name="ro1">
          <table:table-cell office:value-type="string">
            <text:p>1988-12</text:p>
          </table:table-cell>
          <table:table-cell office:value-type="float" office:value="48171">
            <text:p>48171</text:p>
          </table:table-cell>
          <table:table-cell table:formula="of:=SUM([.B505:.B516])" office:value-type="float" office:value="524600">
            <text:p>524600</text:p>
          </table:table-cell>
        </table:table-row>
        <table:table-row table:style-name="ro1">
          <table:table-cell office:value-type="string">
            <text:p>1989-01</text:p>
          </table:table-cell>
          <table:table-cell office:value-type="float" office:value="48428">
            <text:p>48428</text:p>
          </table:table-cell>
          <table:table-cell/>
        </table:table-row>
        <table:table-row table:style-name="ro1">
          <table:table-cell office:value-type="string">
            <text:p>1989-02</text:p>
          </table:table-cell>
          <table:table-cell office:value-type="float" office:value="43397">
            <text:p>43397</text:p>
          </table:table-cell>
          <table:table-cell/>
        </table:table-row>
        <table:table-row table:style-name="ro1">
          <table:table-cell office:value-type="string">
            <text:p>1989-03</text:p>
          </table:table-cell>
          <table:table-cell office:value-type="float" office:value="45384">
            <text:p>45384</text:p>
          </table:table-cell>
          <table:table-cell/>
        </table:table-row>
        <table:table-row table:style-name="ro1">
          <table:table-cell office:value-type="string">
            <text:p>1989-04</text:p>
          </table:table-cell>
          <table:table-cell office:value-type="float" office:value="42154">
            <text:p>42154</text:p>
          </table:table-cell>
          <table:table-cell/>
        </table:table-row>
        <table:table-row table:style-name="ro1">
          <table:table-cell office:value-type="string">
            <text:p>1989-05</text:p>
          </table:table-cell>
          <table:table-cell office:value-type="float" office:value="43099">
            <text:p>43099</text:p>
          </table:table-cell>
          <table:table-cell/>
        </table:table-row>
        <table:table-row table:style-name="ro1">
          <table:table-cell office:value-type="string">
            <text:p>1989-06</text:p>
          </table:table-cell>
          <table:table-cell office:value-type="float" office:value="41112">
            <text:p>41112</text:p>
          </table:table-cell>
          <table:table-cell/>
        </table:table-row>
        <table:table-row table:style-name="ro1">
          <table:table-cell office:value-type="string">
            <text:p>1989-07</text:p>
          </table:table-cell>
          <table:table-cell office:value-type="float" office:value="42710">
            <text:p>42710</text:p>
          </table:table-cell>
          <table:table-cell/>
        </table:table-row>
        <table:table-row table:style-name="ro1">
          <table:table-cell office:value-type="string">
            <text:p>1989-08</text:p>
          </table:table-cell>
          <table:table-cell office:value-type="float" office:value="40663">
            <text:p>40663</text:p>
          </table:table-cell>
          <table:table-cell/>
        </table:table-row>
        <table:table-row table:style-name="ro1">
          <table:table-cell office:value-type="string">
            <text:p>1989-09</text:p>
          </table:table-cell>
          <table:table-cell office:value-type="float" office:value="40376">
            <text:p>40376</text:p>
          </table:table-cell>
          <table:table-cell/>
        </table:table-row>
        <table:table-row table:style-name="ro1">
          <table:table-cell office:value-type="string">
            <text:p>1989-10</text:p>
          </table:table-cell>
          <table:table-cell office:value-type="float" office:value="45098">
            <text:p>45098</text:p>
          </table:table-cell>
          <table:table-cell/>
        </table:table-row>
        <table:table-row table:style-name="ro1">
          <table:table-cell office:value-type="string">
            <text:p>1989-11</text:p>
          </table:table-cell>
          <table:table-cell office:value-type="float" office:value="43021">
            <text:p>43021</text:p>
          </table:table-cell>
          <table:table-cell/>
        </table:table-row>
        <table:table-row table:style-name="ro1">
          <table:table-cell office:value-type="string">
            <text:p>1989-12</text:p>
          </table:table-cell>
          <table:table-cell office:value-type="float" office:value="53841">
            <text:p>53841</text:p>
          </table:table-cell>
          <table:table-cell table:formula="of:=SUM([.B517:.B528])" office:value-type="float" office:value="529283">
            <text:p>529283</text:p>
          </table:table-cell>
        </table:table-row>
        <table:table-row table:style-name="ro1">
          <table:table-cell office:value-type="string">
            <text:p>1990-01</text:p>
          </table:table-cell>
          <table:table-cell office:value-type="float" office:value="56059">
            <text:p>56059</text:p>
          </table:table-cell>
          <table:table-cell/>
        </table:table-row>
        <table:table-row table:style-name="ro1">
          <table:table-cell office:value-type="string">
            <text:p>1990-02</text:p>
          </table:table-cell>
          <table:table-cell office:value-type="float" office:value="43208">
            <text:p>43208</text:p>
          </table:table-cell>
          <table:table-cell/>
        </table:table-row>
        <table:table-row table:style-name="ro1">
          <table:table-cell office:value-type="string">
            <text:p>1990-03</text:p>
          </table:table-cell>
          <table:table-cell office:value-type="float" office:value="44491">
            <text:p>44491</text:p>
          </table:table-cell>
          <table:table-cell/>
        </table:table-row>
        <table:table-row table:style-name="ro1">
          <table:table-cell office:value-type="string">
            <text:p>1990-04</text:p>
          </table:table-cell>
          <table:table-cell office:value-type="float" office:value="43217">
            <text:p>43217</text:p>
          </table:table-cell>
          <table:table-cell/>
        </table:table-row>
        <table:table-row table:style-name="ro1">
          <table:table-cell office:value-type="string">
            <text:p>1990-05</text:p>
          </table:table-cell>
          <table:table-cell office:value-type="float" office:value="41355">
            <text:p>41355</text:p>
          </table:table-cell>
          <table:table-cell/>
        </table:table-row>
        <table:table-row table:style-name="ro1">
          <table:table-cell office:value-type="string">
            <text:p>1990-06</text:p>
          </table:table-cell>
          <table:table-cell office:value-type="float" office:value="40266">
            <text:p>40266</text:p>
          </table:table-cell>
          <table:table-cell/>
        </table:table-row>
        <table:table-row table:style-name="ro1">
          <table:table-cell office:value-type="string">
            <text:p>1990-07</text:p>
          </table:table-cell>
          <table:table-cell office:value-type="float" office:value="42461">
            <text:p>42461</text:p>
          </table:table-cell>
          <table:table-cell/>
        </table:table-row>
        <table:table-row table:style-name="ro1">
          <table:table-cell office:value-type="string">
            <text:p>1990-08</text:p>
          </table:table-cell>
          <table:table-cell office:value-type="float" office:value="41681">
            <text:p>41681</text:p>
          </table:table-cell>
          <table:table-cell/>
        </table:table-row>
        <table:table-row table:style-name="ro1">
          <table:table-cell office:value-type="string">
            <text:p>1990-09</text:p>
          </table:table-cell>
          <table:table-cell office:value-type="float" office:value="38997">
            <text:p>38997</text:p>
          </table:table-cell>
          <table:table-cell/>
        </table:table-row>
        <table:table-row table:style-name="ro1">
          <table:table-cell office:value-type="string">
            <text:p>1990-10</text:p>
          </table:table-cell>
          <table:table-cell office:value-type="float" office:value="43401">
            <text:p>43401</text:p>
          </table:table-cell>
          <table:table-cell/>
        </table:table-row>
        <table:table-row table:style-name="ro1">
          <table:table-cell office:value-type="string">
            <text:p>1990-11</text:p>
          </table:table-cell>
          <table:table-cell office:value-type="float" office:value="42871">
            <text:p>42871</text:p>
          </table:table-cell>
          <table:table-cell/>
        </table:table-row>
        <table:table-row table:style-name="ro1">
          <table:table-cell office:value-type="string">
            <text:p>1990-12</text:p>
          </table:table-cell>
          <table:table-cell office:value-type="float" office:value="48194">
            <text:p>48194</text:p>
          </table:table-cell>
          <table:table-cell table:formula="of:=SUM([.B529:.B540])" office:value-type="float" office:value="526201">
            <text:p>526201</text:p>
          </table:table-cell>
        </table:table-row>
        <table:table-row table:style-name="ro1">
          <table:table-cell office:value-type="string">
            <text:p>1991-01</text:p>
          </table:table-cell>
          <table:table-cell office:value-type="float" office:value="47211">
            <text:p>47211</text:p>
          </table:table-cell>
          <table:table-cell/>
        </table:table-row>
        <table:table-row table:style-name="ro1">
          <table:table-cell office:value-type="string">
            <text:p>1991-02</text:p>
          </table:table-cell>
          <table:table-cell office:value-type="float" office:value="46308">
            <text:p>46308</text:p>
          </table:table-cell>
          <table:table-cell/>
        </table:table-row>
        <table:table-row table:style-name="ro1">
          <table:table-cell office:value-type="string">
            <text:p>1991-03</text:p>
          </table:table-cell>
          <table:table-cell office:value-type="float" office:value="45463">
            <text:p>45463</text:p>
          </table:table-cell>
          <table:table-cell/>
        </table:table-row>
        <table:table-row table:style-name="ro1">
          <table:table-cell office:value-type="string">
            <text:p>1991-04</text:p>
          </table:table-cell>
          <table:table-cell office:value-type="float" office:value="42788">
            <text:p>42788</text:p>
          </table:table-cell>
          <table:table-cell/>
        </table:table-row>
        <table:table-row table:style-name="ro1">
          <table:table-cell office:value-type="string">
            <text:p>1991-05</text:p>
          </table:table-cell>
          <table:table-cell office:value-type="float" office:value="42962">
            <text:p>42962</text:p>
          </table:table-cell>
          <table:table-cell/>
        </table:table-row>
        <table:table-row table:style-name="ro1">
          <table:table-cell office:value-type="string">
            <text:p>1991-06</text:p>
          </table:table-cell>
          <table:table-cell office:value-type="float" office:value="40314">
            <text:p>40314</text:p>
          </table:table-cell>
          <table:table-cell/>
        </table:table-row>
        <table:table-row table:style-name="ro1">
          <table:table-cell office:value-type="string">
            <text:p>1991-07</text:p>
          </table:table-cell>
          <table:table-cell office:value-type="float" office:value="41871">
            <text:p>41871</text:p>
          </table:table-cell>
          <table:table-cell/>
        </table:table-row>
        <table:table-row table:style-name="ro1">
          <table:table-cell office:value-type="string">
            <text:p>1991-08</text:p>
          </table:table-cell>
          <table:table-cell office:value-type="float" office:value="41130">
            <text:p>41130</text:p>
          </table:table-cell>
          <table:table-cell/>
        </table:table-row>
        <table:table-row table:style-name="ro1">
          <table:table-cell office:value-type="string">
            <text:p>1991-09</text:p>
          </table:table-cell>
          <table:table-cell office:value-type="float" office:value="39195">
            <text:p>39195</text:p>
          </table:table-cell>
          <table:table-cell/>
        </table:table-row>
        <table:table-row table:style-name="ro1">
          <table:table-cell office:value-type="string">
            <text:p>1991-10</text:p>
          </table:table-cell>
          <table:table-cell office:value-type="float" office:value="44502">
            <text:p>44502</text:p>
          </table:table-cell>
          <table:table-cell/>
        </table:table-row>
        <table:table-row table:style-name="ro1">
          <table:table-cell office:value-type="string">
            <text:p>1991-11</text:p>
          </table:table-cell>
          <table:table-cell office:value-type="float" office:value="44288">
            <text:p>44288</text:p>
          </table:table-cell>
          <table:table-cell/>
        </table:table-row>
        <table:table-row table:style-name="ro1">
          <table:table-cell office:value-type="string">
            <text:p>1991-12</text:p>
          </table:table-cell>
          <table:table-cell office:value-type="float" office:value="48653">
            <text:p>48653</text:p>
          </table:table-cell>
          <table:table-cell table:formula="of:=SUM([.B541:.B552])" office:value-type="float" office:value="524685">
            <text:p>524685</text:p>
          </table:table-cell>
        </table:table-row>
        <table:table-row table:style-name="ro1">
          <table:table-cell office:value-type="string">
            <text:p>1992-01</text:p>
          </table:table-cell>
          <table:table-cell office:value-type="float" office:value="52247">
            <text:p>52247</text:p>
          </table:table-cell>
          <table:table-cell/>
        </table:table-row>
        <table:table-row table:style-name="ro1">
          <table:table-cell office:value-type="string">
            <text:p>1992-02</text:p>
          </table:table-cell>
          <table:table-cell office:value-type="float" office:value="45888">
            <text:p>45888</text:p>
          </table:table-cell>
          <table:table-cell/>
        </table:table-row>
        <table:table-row table:style-name="ro1">
          <table:table-cell office:value-type="string">
            <text:p>1992-03</text:p>
          </table:table-cell>
          <table:table-cell office:value-type="float" office:value="44875">
            <text:p>44875</text:p>
          </table:table-cell>
          <table:table-cell/>
        </table:table-row>
        <table:table-row table:style-name="ro1">
          <table:table-cell office:value-type="string">
            <text:p>1992-04</text:p>
          </table:table-cell>
          <table:table-cell office:value-type="float" office:value="42399">
            <text:p>42399</text:p>
          </table:table-cell>
          <table:table-cell/>
        </table:table-row>
        <table:table-row table:style-name="ro1">
          <table:table-cell office:value-type="string">
            <text:p>1992-05</text:p>
          </table:table-cell>
          <table:table-cell office:value-type="float" office:value="42145">
            <text:p>42145</text:p>
          </table:table-cell>
          <table:table-cell/>
        </table:table-row>
        <table:table-row table:style-name="ro1">
          <table:table-cell office:value-type="string">
            <text:p>1992-06</text:p>
          </table:table-cell>
          <table:table-cell office:value-type="float" office:value="39573">
            <text:p>39573</text:p>
          </table:table-cell>
          <table:table-cell/>
        </table:table-row>
        <table:table-row table:style-name="ro1">
          <table:table-cell office:value-type="string">
            <text:p>1992-07</text:p>
          </table:table-cell>
          <table:table-cell office:value-type="float" office:value="41953">
            <text:p>41953</text:p>
          </table:table-cell>
          <table:table-cell/>
        </table:table-row>
        <table:table-row table:style-name="ro1">
          <table:table-cell office:value-type="string">
            <text:p>1992-08</text:p>
          </table:table-cell>
          <table:table-cell office:value-type="float" office:value="41422">
            <text:p>41422</text:p>
          </table:table-cell>
          <table:table-cell/>
        </table:table-row>
        <table:table-row table:style-name="ro1">
          <table:table-cell office:value-type="string">
            <text:p>1992-09</text:p>
          </table:table-cell>
          <table:table-cell office:value-type="float" office:value="39939">
            <text:p>39939</text:p>
          </table:table-cell>
          <table:table-cell/>
        </table:table-row>
        <table:table-row table:style-name="ro1">
          <table:table-cell office:value-type="string">
            <text:p>1992-10</text:p>
          </table:table-cell>
          <table:table-cell office:value-type="float" office:value="43817">
            <text:p>43817</text:p>
          </table:table-cell>
          <table:table-cell/>
        </table:table-row>
        <table:table-row table:style-name="ro1">
          <table:table-cell office:value-type="string">
            <text:p>1992-11</text:p>
          </table:table-cell>
          <table:table-cell office:value-type="float" office:value="42329">
            <text:p>42329</text:p>
          </table:table-cell>
          <table:table-cell/>
        </table:table-row>
        <table:table-row table:style-name="ro1">
          <table:table-cell office:value-type="string">
            <text:p>1992-12</text:p>
          </table:table-cell>
          <table:table-cell office:value-type="float" office:value="44943">
            <text:p>44943</text:p>
          </table:table-cell>
          <table:table-cell table:formula="of:=SUM([.B553:.B564])" office:value-type="float" office:value="521530">
            <text:p>521530</text:p>
          </table:table-cell>
        </table:table-row>
        <table:table-row table:style-name="ro1">
          <table:table-cell office:value-type="string">
            <text:p>1993-01</text:p>
          </table:table-cell>
          <table:table-cell office:value-type="float" office:value="49231">
            <text:p>49231</text:p>
          </table:table-cell>
          <table:table-cell/>
        </table:table-row>
        <table:table-row table:style-name="ro1">
          <table:table-cell office:value-type="string">
            <text:p>1993-02</text:p>
          </table:table-cell>
          <table:table-cell office:value-type="float" office:value="43185">
            <text:p>43185</text:p>
          </table:table-cell>
          <table:table-cell/>
        </table:table-row>
        <table:table-row table:style-name="ro1">
          <table:table-cell office:value-type="string">
            <text:p>1993-03</text:p>
          </table:table-cell>
          <table:table-cell office:value-type="float" office:value="49688">
            <text:p>49688</text:p>
          </table:table-cell>
          <table:table-cell/>
        </table:table-row>
        <table:table-row table:style-name="ro1">
          <table:table-cell office:value-type="string">
            <text:p>1993-04</text:p>
          </table:table-cell>
          <table:table-cell office:value-type="float" office:value="43686">
            <text:p>43686</text:p>
          </table:table-cell>
          <table:table-cell/>
        </table:table-row>
        <table:table-row table:style-name="ro1">
          <table:table-cell office:value-type="string">
            <text:p>1993-05</text:p>
          </table:table-cell>
          <table:table-cell office:value-type="float" office:value="42331">
            <text:p>42331</text:p>
          </table:table-cell>
          <table:table-cell/>
        </table:table-row>
        <table:table-row table:style-name="ro1">
          <table:table-cell office:value-type="string">
            <text:p>1993-06</text:p>
          </table:table-cell>
          <table:table-cell office:value-type="float" office:value="40678">
            <text:p>40678</text:p>
          </table:table-cell>
          <table:table-cell/>
        </table:table-row>
        <table:table-row table:style-name="ro1">
          <table:table-cell office:value-type="string">
            <text:p>1993-07</text:p>
          </table:table-cell>
          <table:table-cell office:value-type="float" office:value="41063">
            <text:p>41063</text:p>
          </table:table-cell>
          <table:table-cell/>
        </table:table-row>
        <table:table-row table:style-name="ro1">
          <table:table-cell office:value-type="string">
            <text:p>1993-08</text:p>
          </table:table-cell>
          <table:table-cell office:value-type="float" office:value="40987">
            <text:p>40987</text:p>
          </table:table-cell>
          <table:table-cell/>
        </table:table-row>
        <table:table-row table:style-name="ro1">
          <table:table-cell office:value-type="string">
            <text:p>1993-09</text:p>
          </table:table-cell>
          <table:table-cell office:value-type="float" office:value="40571">
            <text:p>40571</text:p>
          </table:table-cell>
          <table:table-cell/>
        </table:table-row>
        <table:table-row table:style-name="ro1">
          <table:table-cell office:value-type="string">
            <text:p>1993-10</text:p>
          </table:table-cell>
          <table:table-cell office:value-type="float" office:value="43938">
            <text:p>43938</text:p>
          </table:table-cell>
          <table:table-cell/>
        </table:table-row>
        <table:table-row table:style-name="ro1">
          <table:table-cell office:value-type="string">
            <text:p>1993-11</text:p>
          </table:table-cell>
          <table:table-cell office:value-type="float" office:value="44017">
            <text:p>44017</text:p>
          </table:table-cell>
          <table:table-cell/>
        </table:table-row>
        <table:table-row table:style-name="ro1">
          <table:table-cell office:value-type="string">
            <text:p>1993-12</text:p>
          </table:table-cell>
          <table:table-cell office:value-type="float" office:value="52888">
            <text:p>52888</text:p>
          </table:table-cell>
          <table:table-cell table:formula="of:=SUM([.B565:.B576])" office:value-type="float" office:value="532263">
            <text:p>532263</text:p>
          </table:table-cell>
        </table:table-row>
        <table:table-row table:style-name="ro1">
          <table:table-cell office:value-type="string">
            <text:p>1994-01</text:p>
          </table:table-cell>
          <table:table-cell office:value-type="float" office:value="49932">
            <text:p>49932</text:p>
          </table:table-cell>
          <table:table-cell/>
        </table:table-row>
        <table:table-row table:style-name="ro1">
          <table:table-cell office:value-type="string">
            <text:p>1994-02</text:p>
          </table:table-cell>
          <table:table-cell office:value-type="float" office:value="42613">
            <text:p>42613</text:p>
          </table:table-cell>
          <table:table-cell/>
        </table:table-row>
        <table:table-row table:style-name="ro1">
          <table:table-cell office:value-type="string">
            <text:p>1994-03</text:p>
          </table:table-cell>
          <table:table-cell office:value-type="float" office:value="44356">
            <text:p>44356</text:p>
          </table:table-cell>
          <table:table-cell/>
        </table:table-row>
        <table:table-row table:style-name="ro1">
          <table:table-cell office:value-type="string">
            <text:p>1994-04</text:p>
          </table:table-cell>
          <table:table-cell office:value-type="float" office:value="43104">
            <text:p>43104</text:p>
          </table:table-cell>
          <table:table-cell/>
        </table:table-row>
        <table:table-row table:style-name="ro1">
          <table:table-cell office:value-type="string">
            <text:p>1994-05</text:p>
          </table:table-cell>
          <table:table-cell office:value-type="float" office:value="41841">
            <text:p>41841</text:p>
          </table:table-cell>
          <table:table-cell/>
        </table:table-row>
        <table:table-row table:style-name="ro1">
          <table:table-cell office:value-type="string">
            <text:p>1994-06</text:p>
          </table:table-cell>
          <table:table-cell office:value-type="float" office:value="40573">
            <text:p>40573</text:p>
          </table:table-cell>
          <table:table-cell/>
        </table:table-row>
        <table:table-row table:style-name="ro1">
          <table:table-cell office:value-type="string">
            <text:p>1994-07</text:p>
          </table:table-cell>
          <table:table-cell office:value-type="float" office:value="43940">
            <text:p>43940</text:p>
          </table:table-cell>
          <table:table-cell/>
        </table:table-row>
        <table:table-row table:style-name="ro1">
          <table:table-cell office:value-type="string">
            <text:p>1994-08</text:p>
          </table:table-cell>
          <table:table-cell office:value-type="float" office:value="41822">
            <text:p>41822</text:p>
          </table:table-cell>
          <table:table-cell/>
        </table:table-row>
        <table:table-row table:style-name="ro1">
          <table:table-cell office:value-type="string">
            <text:p>1994-09</text:p>
          </table:table-cell>
          <table:table-cell office:value-type="float" office:value="41050">
            <text:p>41050</text:p>
          </table:table-cell>
          <table:table-cell/>
        </table:table-row>
        <table:table-row table:style-name="ro1">
          <table:table-cell office:value-type="string">
            <text:p>1994-10</text:p>
          </table:table-cell>
          <table:table-cell office:value-type="float" office:value="43503">
            <text:p>43503</text:p>
          </table:table-cell>
          <table:table-cell/>
        </table:table-row>
        <table:table-row table:style-name="ro1">
          <table:table-cell office:value-type="string">
            <text:p>1994-11</text:p>
          </table:table-cell>
          <table:table-cell office:value-type="float" office:value="41833">
            <text:p>41833</text:p>
          </table:table-cell>
          <table:table-cell/>
        </table:table-row>
        <table:table-row table:style-name="ro1">
          <table:table-cell office:value-type="string">
            <text:p>1994-12</text:p>
          </table:table-cell>
          <table:table-cell office:value-type="float" office:value="45398">
            <text:p>45398</text:p>
          </table:table-cell>
          <table:table-cell table:formula="of:=SUM([.B577:.B588])" office:value-type="float" office:value="519965">
            <text:p>519965</text:p>
          </table:table-cell>
        </table:table-row>
        <table:table-row table:style-name="ro1">
          <table:table-cell office:value-type="string">
            <text:p>1995-01</text:p>
          </table:table-cell>
          <table:table-cell office:value-type="float" office:value="48788">
            <text:p>48788</text:p>
          </table:table-cell>
          <table:table-cell/>
        </table:table-row>
        <table:table-row table:style-name="ro1">
          <table:table-cell office:value-type="string">
            <text:p>1995-02</text:p>
          </table:table-cell>
          <table:table-cell office:value-type="float" office:value="40937">
            <text:p>40937</text:p>
          </table:table-cell>
          <table:table-cell/>
        </table:table-row>
        <table:table-row table:style-name="ro1">
          <table:table-cell office:value-type="string">
            <text:p>1995-03</text:p>
          </table:table-cell>
          <table:table-cell office:value-type="float" office:value="46454">
            <text:p>46454</text:p>
          </table:table-cell>
          <table:table-cell/>
        </table:table-row>
        <table:table-row table:style-name="ro1">
          <table:table-cell office:value-type="string">
            <text:p>1995-04</text:p>
          </table:table-cell>
          <table:table-cell office:value-type="float" office:value="45670">
            <text:p>45670</text:p>
          </table:table-cell>
          <table:table-cell/>
        </table:table-row>
        <table:table-row table:style-name="ro1">
          <table:table-cell office:value-type="string">
            <text:p>1995-05</text:p>
          </table:table-cell>
          <table:table-cell office:value-type="float" office:value="43965">
            <text:p>43965</text:p>
          </table:table-cell>
          <table:table-cell/>
        </table:table-row>
        <table:table-row table:style-name="ro1">
          <table:table-cell office:value-type="string">
            <text:p>1995-06</text:p>
          </table:table-cell>
          <table:table-cell office:value-type="float" office:value="41742">
            <text:p>41742</text:p>
          </table:table-cell>
          <table:table-cell/>
        </table:table-row>
        <table:table-row table:style-name="ro1">
          <table:table-cell office:value-type="string">
            <text:p>1995-07</text:p>
          </table:table-cell>
          <table:table-cell office:value-type="float" office:value="43819">
            <text:p>43819</text:p>
          </table:table-cell>
          <table:table-cell/>
        </table:table-row>
        <table:table-row table:style-name="ro1">
          <table:table-cell office:value-type="string">
            <text:p>1995-08</text:p>
          </table:table-cell>
          <table:table-cell office:value-type="float" office:value="42078">
            <text:p>42078</text:p>
          </table:table-cell>
          <table:table-cell/>
        </table:table-row>
        <table:table-row table:style-name="ro1">
          <table:table-cell office:value-type="string">
            <text:p>1995-09</text:p>
          </table:table-cell>
          <table:table-cell office:value-type="float" office:value="40873">
            <text:p>40873</text:p>
          </table:table-cell>
          <table:table-cell/>
        </table:table-row>
        <table:table-row table:style-name="ro1">
          <table:table-cell office:value-type="string">
            <text:p>1995-10</text:p>
          </table:table-cell>
          <table:table-cell office:value-type="float" office:value="43462">
            <text:p>43462</text:p>
          </table:table-cell>
          <table:table-cell/>
        </table:table-row>
        <table:table-row table:style-name="ro1">
          <table:table-cell office:value-type="string">
            <text:p>1995-11</text:p>
          </table:table-cell>
          <table:table-cell office:value-type="float" office:value="43346">
            <text:p>43346</text:p>
          </table:table-cell>
          <table:table-cell/>
        </table:table-row>
        <table:table-row table:style-name="ro1">
          <table:table-cell office:value-type="string">
            <text:p>1995-12</text:p>
          </table:table-cell>
          <table:table-cell office:value-type="float" office:value="50484">
            <text:p>50484</text:p>
          </table:table-cell>
          <table:table-cell table:formula="of:=SUM([.B589:.B600])" office:value-type="float" office:value="531618">
            <text:p>531618</text:p>
          </table:table-cell>
        </table:table-row>
        <table:table-row table:style-name="ro1">
          <table:table-cell office:value-type="string">
            <text:p>1996-01</text:p>
          </table:table-cell>
          <table:table-cell office:value-type="float" office:value="51341">
            <text:p>51341</text:p>
          </table:table-cell>
          <table:table-cell/>
        </table:table-row>
        <table:table-row table:style-name="ro1">
          <table:table-cell office:value-type="string">
            <text:p>1996-02</text:p>
          </table:table-cell>
          <table:table-cell office:value-type="float" office:value="46604">
            <text:p>46604</text:p>
          </table:table-cell>
          <table:table-cell/>
        </table:table-row>
        <table:table-row table:style-name="ro1">
          <table:table-cell office:value-type="string">
            <text:p>1996-03</text:p>
          </table:table-cell>
          <table:table-cell office:value-type="float" office:value="47495">
            <text:p>47495</text:p>
          </table:table-cell>
          <table:table-cell/>
        </table:table-row>
        <table:table-row table:style-name="ro1">
          <table:table-cell office:value-type="string">
            <text:p>1996-04</text:p>
          </table:table-cell>
          <table:table-cell office:value-type="float" office:value="44833">
            <text:p>44833</text:p>
          </table:table-cell>
          <table:table-cell/>
        </table:table-row>
        <table:table-row table:style-name="ro1">
          <table:table-cell office:value-type="string">
            <text:p>1996-05</text:p>
          </table:table-cell>
          <table:table-cell office:value-type="float" office:value="43636">
            <text:p>43636</text:p>
          </table:table-cell>
          <table:table-cell/>
        </table:table-row>
        <table:table-row table:style-name="ro1">
          <table:table-cell office:value-type="string">
            <text:p>1996-06</text:p>
          </table:table-cell>
          <table:table-cell office:value-type="float" office:value="41237">
            <text:p>41237</text:p>
          </table:table-cell>
          <table:table-cell/>
        </table:table-row>
        <table:table-row table:style-name="ro1">
          <table:table-cell office:value-type="string">
            <text:p>1996-07</text:p>
          </table:table-cell>
          <table:table-cell office:value-type="float" office:value="42390">
            <text:p>42390</text:p>
          </table:table-cell>
          <table:table-cell/>
        </table:table-row>
        <table:table-row table:style-name="ro1">
          <table:table-cell office:value-type="string">
            <text:p>1996-08</text:p>
          </table:table-cell>
          <table:table-cell office:value-type="float" office:value="39915">
            <text:p>39915</text:p>
          </table:table-cell>
          <table:table-cell/>
        </table:table-row>
        <table:table-row table:style-name="ro1">
          <table:table-cell office:value-type="string">
            <text:p>1996-09</text:p>
          </table:table-cell>
          <table:table-cell office:value-type="float" office:value="40680">
            <text:p>40680</text:p>
          </table:table-cell>
          <table:table-cell/>
        </table:table-row>
        <table:table-row table:style-name="ro1">
          <table:table-cell office:value-type="string">
            <text:p>1996-10</text:p>
          </table:table-cell>
          <table:table-cell office:value-type="float" office:value="42725">
            <text:p>42725</text:p>
          </table:table-cell>
          <table:table-cell/>
        </table:table-row>
        <table:table-row table:style-name="ro1">
          <table:table-cell office:value-type="string">
            <text:p>1996-11</text:p>
          </table:table-cell>
          <table:table-cell office:value-type="float" office:value="43337">
            <text:p>43337</text:p>
          </table:table-cell>
          <table:table-cell/>
        </table:table-row>
        <table:table-row table:style-name="ro1">
          <table:table-cell office:value-type="string">
            <text:p>1996-12</text:p>
          </table:table-cell>
          <table:table-cell office:value-type="float" office:value="51582">
            <text:p>51582</text:p>
          </table:table-cell>
          <table:table-cell table:formula="of:=SUM([.B601:.B612])" office:value-type="float" office:value="535775">
            <text:p>535775</text:p>
          </table:table-cell>
        </table:table-row>
        <table:table-row table:style-name="ro1">
          <table:table-cell office:value-type="string">
            <text:p>1997-01</text:p>
          </table:table-cell>
          <table:table-cell office:value-type="float" office:value="59227">
            <text:p>59227</text:p>
          </table:table-cell>
          <table:table-cell/>
        </table:table-row>
        <table:table-row table:style-name="ro1">
          <table:table-cell office:value-type="string">
            <text:p>1997-02</text:p>
          </table:table-cell>
          <table:table-cell office:value-type="float" office:value="44788">
            <text:p>44788</text:p>
          </table:table-cell>
          <table:table-cell/>
        </table:table-row>
        <table:table-row table:style-name="ro1">
          <table:table-cell office:value-type="string">
            <text:p>1997-03</text:p>
          </table:table-cell>
          <table:table-cell office:value-type="float" office:value="45218">
            <text:p>45218</text:p>
          </table:table-cell>
          <table:table-cell/>
        </table:table-row>
        <table:table-row table:style-name="ro1">
          <table:table-cell office:value-type="string">
            <text:p>1997-04</text:p>
          </table:table-cell>
          <table:table-cell office:value-type="float" office:value="43954">
            <text:p>43954</text:p>
          </table:table-cell>
          <table:table-cell/>
        </table:table-row>
        <table:table-row table:style-name="ro1">
          <table:table-cell office:value-type="string">
            <text:p>1997-05</text:p>
          </table:table-cell>
          <table:table-cell office:value-type="float" office:value="42644">
            <text:p>42644</text:p>
          </table:table-cell>
          <table:table-cell/>
        </table:table-row>
        <table:table-row table:style-name="ro1">
          <table:table-cell office:value-type="string">
            <text:p>1997-06</text:p>
          </table:table-cell>
          <table:table-cell office:value-type="float" office:value="39325">
            <text:p>39325</text:p>
          </table:table-cell>
          <table:table-cell/>
        </table:table-row>
        <table:table-row table:style-name="ro1">
          <table:table-cell office:value-type="string">
            <text:p>1997-07</text:p>
          </table:table-cell>
          <table:table-cell office:value-type="float" office:value="42105">
            <text:p>42105</text:p>
          </table:table-cell>
          <table:table-cell/>
        </table:table-row>
        <table:table-row table:style-name="ro1">
          <table:table-cell office:value-type="string">
            <text:p>1997-08</text:p>
          </table:table-cell>
          <table:table-cell office:value-type="float" office:value="42519">
            <text:p>42519</text:p>
          </table:table-cell>
          <table:table-cell/>
        </table:table-row>
        <table:table-row table:style-name="ro1">
          <table:table-cell office:value-type="string">
            <text:p>1997-09</text:p>
          </table:table-cell>
          <table:table-cell office:value-type="float" office:value="39394">
            <text:p>39394</text:p>
          </table:table-cell>
          <table:table-cell/>
        </table:table-row>
        <table:table-row table:style-name="ro1">
          <table:table-cell office:value-type="string">
            <text:p>1997-10</text:p>
          </table:table-cell>
          <table:table-cell office:value-type="float" office:value="42266">
            <text:p>42266</text:p>
          </table:table-cell>
          <table:table-cell/>
        </table:table-row>
        <table:table-row table:style-name="ro1">
          <table:table-cell office:value-type="string">
            <text:p>1997-11</text:p>
          </table:table-cell>
          <table:table-cell office:value-type="float" office:value="43100">
            <text:p>43100</text:p>
          </table:table-cell>
          <table:table-cell/>
        </table:table-row>
        <table:table-row table:style-name="ro1">
          <table:table-cell office:value-type="string">
            <text:p>1997-12</text:p>
          </table:table-cell>
          <table:table-cell office:value-type="float" office:value="45779">
            <text:p>45779</text:p>
          </table:table-cell>
          <table:table-cell table:formula="of:=SUM([.B613:.B624])" office:value-type="float" office:value="530319">
            <text:p>530319</text:p>
          </table:table-cell>
        </table:table-row>
        <table:table-row table:style-name="ro1">
          <table:table-cell office:value-type="string">
            <text:p>1998-01</text:p>
          </table:table-cell>
          <table:table-cell office:value-type="float" office:value="47361">
            <text:p>47361</text:p>
          </table:table-cell>
          <table:table-cell/>
        </table:table-row>
        <table:table-row table:style-name="ro1">
          <table:table-cell office:value-type="string">
            <text:p>1998-02</text:p>
          </table:table-cell>
          <table:table-cell office:value-type="float" office:value="46023">
            <text:p>46023</text:p>
          </table:table-cell>
          <table:table-cell/>
        </table:table-row>
        <table:table-row table:style-name="ro1">
          <table:table-cell office:value-type="string">
            <text:p>1998-03</text:p>
          </table:table-cell>
          <table:table-cell office:value-type="float" office:value="51720">
            <text:p>51720</text:p>
          </table:table-cell>
          <table:table-cell/>
        </table:table-row>
        <table:table-row table:style-name="ro1">
          <table:table-cell office:value-type="string">
            <text:p>1998-04</text:p>
          </table:table-cell>
          <table:table-cell office:value-type="float" office:value="48135">
            <text:p>48135</text:p>
          </table:table-cell>
          <table:table-cell/>
        </table:table-row>
        <table:table-row table:style-name="ro1">
          <table:table-cell office:value-type="string">
            <text:p>1998-05</text:p>
          </table:table-cell>
          <table:table-cell office:value-type="float" office:value="43961">
            <text:p>43961</text:p>
          </table:table-cell>
          <table:table-cell/>
        </table:table-row>
        <table:table-row table:style-name="ro1">
          <table:table-cell office:value-type="string">
            <text:p>1998-06</text:p>
          </table:table-cell>
          <table:table-cell office:value-type="float" office:value="40956">
            <text:p>40956</text:p>
          </table:table-cell>
          <table:table-cell/>
        </table:table-row>
        <table:table-row table:style-name="ro1">
          <table:table-cell office:value-type="string">
            <text:p>1998-07</text:p>
          </table:table-cell>
          <table:table-cell office:value-type="float" office:value="41368">
            <text:p>41368</text:p>
          </table:table-cell>
          <table:table-cell/>
        </table:table-row>
        <table:table-row table:style-name="ro1">
          <table:table-cell office:value-type="string">
            <text:p>1998-08</text:p>
          </table:table-cell>
          <table:table-cell office:value-type="float" office:value="41319">
            <text:p>41319</text:p>
          </table:table-cell>
          <table:table-cell/>
        </table:table-row>
        <table:table-row table:style-name="ro1">
          <table:table-cell office:value-type="string">
            <text:p>1998-09</text:p>
          </table:table-cell>
          <table:table-cell office:value-type="float" office:value="40016">
            <text:p>40016</text:p>
          </table:table-cell>
          <table:table-cell/>
        </table:table-row>
        <table:table-row table:style-name="ro1">
          <table:table-cell office:value-type="string">
            <text:p>1998-10</text:p>
          </table:table-cell>
          <table:table-cell office:value-type="float" office:value="42846">
            <text:p>42846</text:p>
          </table:table-cell>
          <table:table-cell/>
        </table:table-row>
        <table:table-row table:style-name="ro1">
          <table:table-cell office:value-type="string">
            <text:p>1998-11</text:p>
          </table:table-cell>
          <table:table-cell office:value-type="float" office:value="42928">
            <text:p>42928</text:p>
          </table:table-cell>
          <table:table-cell/>
        </table:table-row>
        <table:table-row table:style-name="ro1">
          <table:table-cell office:value-type="string">
            <text:p>1998-12</text:p>
          </table:table-cell>
          <table:table-cell office:value-type="float" office:value="47372">
            <text:p>47372</text:p>
          </table:table-cell>
          <table:table-cell table:formula="of:=SUM([.B625:.B636])" office:value-type="float" office:value="534005">
            <text:p>534005</text:p>
          </table:table-cell>
        </table:table-row>
        <table:table-row table:style-name="ro1">
          <table:table-cell office:value-type="string">
            <text:p>1999-01</text:p>
          </table:table-cell>
          <table:table-cell office:value-type="float" office:value="51436">
            <text:p>51436</text:p>
          </table:table-cell>
          <table:table-cell/>
        </table:table-row>
        <table:table-row table:style-name="ro1">
          <table:table-cell office:value-type="string">
            <text:p>1999-02</text:p>
          </table:table-cell>
          <table:table-cell office:value-type="float" office:value="50019">
            <text:p>50019</text:p>
          </table:table-cell>
          <table:table-cell/>
        </table:table-row>
        <table:table-row table:style-name="ro1">
          <table:table-cell office:value-type="string">
            <text:p>1999-03</text:p>
          </table:table-cell>
          <table:table-cell office:value-type="float" office:value="50049">
            <text:p>50049</text:p>
          </table:table-cell>
          <table:table-cell/>
        </table:table-row>
        <table:table-row table:style-name="ro1">
          <table:table-cell office:value-type="string">
            <text:p>1999-04</text:p>
          </table:table-cell>
          <table:table-cell office:value-type="float" office:value="43339">
            <text:p>43339</text:p>
          </table:table-cell>
          <table:table-cell/>
        </table:table-row>
        <table:table-row table:style-name="ro1">
          <table:table-cell office:value-type="string">
            <text:p>1999-05</text:p>
          </table:table-cell>
          <table:table-cell office:value-type="float" office:value="42664">
            <text:p>42664</text:p>
          </table:table-cell>
          <table:table-cell/>
        </table:table-row>
        <table:table-row table:style-name="ro1">
          <table:table-cell office:value-type="string">
            <text:p>1999-06</text:p>
          </table:table-cell>
          <table:table-cell office:value-type="float" office:value="40123">
            <text:p>40123</text:p>
          </table:table-cell>
          <table:table-cell/>
        </table:table-row>
        <table:table-row table:style-name="ro1">
          <table:table-cell office:value-type="string">
            <text:p>1999-07</text:p>
          </table:table-cell>
          <table:table-cell office:value-type="float" office:value="41799">
            <text:p>41799</text:p>
          </table:table-cell>
          <table:table-cell/>
        </table:table-row>
        <table:table-row table:style-name="ro1">
          <table:table-cell office:value-type="string">
            <text:p>1999-08</text:p>
          </table:table-cell>
          <table:table-cell office:value-type="float" office:value="41012">
            <text:p>41012</text:p>
          </table:table-cell>
          <table:table-cell/>
        </table:table-row>
        <table:table-row table:style-name="ro1">
          <table:table-cell office:value-type="string">
            <text:p>1999-09</text:p>
          </table:table-cell>
          <table:table-cell office:value-type="float" office:value="39754">
            <text:p>39754</text:p>
          </table:table-cell>
          <table:table-cell/>
        </table:table-row>
        <table:table-row table:style-name="ro1">
          <table:table-cell office:value-type="string">
            <text:p>1999-10</text:p>
          </table:table-cell>
          <table:table-cell office:value-type="float" office:value="43651">
            <text:p>43651</text:p>
          </table:table-cell>
          <table:table-cell/>
        </table:table-row>
        <table:table-row table:style-name="ro1">
          <table:table-cell office:value-type="string">
            <text:p>1999-11</text:p>
          </table:table-cell>
          <table:table-cell office:value-type="float" office:value="43308">
            <text:p>43308</text:p>
          </table:table-cell>
          <table:table-cell/>
        </table:table-row>
        <table:table-row table:style-name="ro1">
          <table:table-cell office:value-type="string">
            <text:p>1999-12</text:p>
          </table:table-cell>
          <table:table-cell office:value-type="float" office:value="50507">
            <text:p>50507</text:p>
          </table:table-cell>
          <table:table-cell table:formula="of:=SUM([.B637:.B648])" office:value-type="float" office:value="537661">
            <text:p>537661</text:p>
          </table:table-cell>
        </table:table-row>
        <table:table-row table:style-name="ro1">
          <table:table-cell office:value-type="string">
            <text:p>2000-01</text:p>
          </table:table-cell>
          <table:table-cell office:value-type="float" office:value="58939">
            <text:p>58939</text:p>
          </table:table-cell>
          <table:table-cell/>
        </table:table-row>
        <table:table-row table:style-name="ro1">
          <table:table-cell office:value-type="string">
            <text:p>2000-02</text:p>
          </table:table-cell>
          <table:table-cell office:value-type="float" office:value="47747">
            <text:p>47747</text:p>
          </table:table-cell>
          <table:table-cell/>
        </table:table-row>
        <table:table-row table:style-name="ro1">
          <table:table-cell office:value-type="string">
            <text:p>2000-03</text:p>
          </table:table-cell>
          <table:table-cell office:value-type="float" office:value="45098">
            <text:p>45098</text:p>
          </table:table-cell>
          <table:table-cell/>
        </table:table-row>
        <table:table-row table:style-name="ro1">
          <table:table-cell office:value-type="string">
            <text:p>2000-04</text:p>
          </table:table-cell>
          <table:table-cell office:value-type="float" office:value="42658">
            <text:p>42658</text:p>
          </table:table-cell>
          <table:table-cell/>
        </table:table-row>
        <table:table-row table:style-name="ro1">
          <table:table-cell office:value-type="string">
            <text:p>2000-05</text:p>
          </table:table-cell>
          <table:table-cell office:value-type="float" office:value="41722">
            <text:p>41722</text:p>
          </table:table-cell>
          <table:table-cell/>
        </table:table-row>
        <table:table-row table:style-name="ro1">
          <table:table-cell office:value-type="string">
            <text:p>2000-06</text:p>
          </table:table-cell>
          <table:table-cell office:value-type="float" office:value="40568">
            <text:p>40568</text:p>
          </table:table-cell>
          <table:table-cell/>
        </table:table-row>
        <table:table-row table:style-name="ro1">
          <table:table-cell office:value-type="string">
            <text:p>2000-07</text:p>
          </table:table-cell>
          <table:table-cell office:value-type="float" office:value="41511">
            <text:p>41511</text:p>
          </table:table-cell>
          <table:table-cell/>
        </table:table-row>
        <table:table-row table:style-name="ro1">
          <table:table-cell office:value-type="string">
            <text:p>2000-08</text:p>
          </table:table-cell>
          <table:table-cell office:value-type="float" office:value="41178">
            <text:p>41178</text:p>
          </table:table-cell>
          <table:table-cell/>
        </table:table-row>
        <table:table-row table:style-name="ro1">
          <table:table-cell office:value-type="string">
            <text:p>2000-09</text:p>
          </table:table-cell>
          <table:table-cell office:value-type="float" office:value="39415">
            <text:p>39415</text:p>
          </table:table-cell>
          <table:table-cell/>
        </table:table-row>
        <table:table-row table:style-name="ro1">
          <table:table-cell office:value-type="string">
            <text:p>2000-10</text:p>
          </table:table-cell>
          <table:table-cell office:value-type="float" office:value="43417">
            <text:p>43417</text:p>
          </table:table-cell>
          <table:table-cell/>
        </table:table-row>
        <table:table-row table:style-name="ro1">
          <table:table-cell office:value-type="string">
            <text:p>2000-11</text:p>
          </table:table-cell>
          <table:table-cell office:value-type="float" office:value="42983">
            <text:p>42983</text:p>
          </table:table-cell>
          <table:table-cell/>
        </table:table-row>
        <table:table-row table:style-name="ro1">
          <table:table-cell office:value-type="string">
            <text:p>2000-12</text:p>
          </table:table-cell>
          <table:table-cell office:value-type="float" office:value="45628">
            <text:p>45628</text:p>
          </table:table-cell>
          <table:table-cell table:formula="of:=SUM([.B649:.B660])" office:value-type="float" office:value="530864">
            <text:p>530864</text:p>
          </table:table-cell>
        </table:table-row>
        <table:table-row table:style-name="ro1">
          <table:table-cell office:value-type="string">
            <text:p>2001-01</text:p>
          </table:table-cell>
          <table:table-cell office:value-type="float" office:value="49529">
            <text:p>49529</text:p>
          </table:table-cell>
          <table:table-cell/>
        </table:table-row>
        <table:table-row table:style-name="ro1">
          <table:table-cell office:value-type="string">
            <text:p>2001-02</text:p>
          </table:table-cell>
          <table:table-cell office:value-type="float" office:value="42513">
            <text:p>42513</text:p>
          </table:table-cell>
          <table:table-cell/>
        </table:table-row>
        <table:table-row table:style-name="ro1">
          <table:table-cell office:value-type="string">
            <text:p>2001-03</text:p>
          </table:table-cell>
          <table:table-cell office:value-type="float" office:value="46133">
            <text:p>46133</text:p>
          </table:table-cell>
          <table:table-cell/>
        </table:table-row>
        <table:table-row table:style-name="ro1">
          <table:table-cell office:value-type="string">
            <text:p>2001-04</text:p>
          </table:table-cell>
          <table:table-cell office:value-type="float" office:value="43594">
            <text:p>43594</text:p>
          </table:table-cell>
          <table:table-cell/>
        </table:table-row>
        <table:table-row table:style-name="ro1">
          <table:table-cell office:value-type="string">
            <text:p>2001-05</text:p>
          </table:table-cell>
          <table:table-cell office:value-type="float" office:value="44212">
            <text:p>44212</text:p>
          </table:table-cell>
          <table:table-cell/>
        </table:table-row>
        <table:table-row table:style-name="ro1">
          <table:table-cell office:value-type="string">
            <text:p>2001-06</text:p>
          </table:table-cell>
          <table:table-cell office:value-type="float" office:value="41846">
            <text:p>41846</text:p>
          </table:table-cell>
          <table:table-cell/>
        </table:table-row>
        <table:table-row table:style-name="ro1">
          <table:table-cell office:value-type="string">
            <text:p>2001-07</text:p>
          </table:table-cell>
          <table:table-cell office:value-type="float" office:value="43230">
            <text:p>43230</text:p>
          </table:table-cell>
          <table:table-cell/>
        </table:table-row>
        <table:table-row table:style-name="ro1">
          <table:table-cell office:value-type="string">
            <text:p>2001-08</text:p>
          </table:table-cell>
          <table:table-cell office:value-type="float" office:value="42518">
            <text:p>42518</text:p>
          </table:table-cell>
          <table:table-cell/>
        </table:table-row>
        <table:table-row table:style-name="ro1">
          <table:table-cell office:value-type="string">
            <text:p>2001-09</text:p>
          </table:table-cell>
          <table:table-cell office:value-type="float" office:value="40973">
            <text:p>40973</text:p>
          </table:table-cell>
          <table:table-cell/>
        </table:table-row>
        <table:table-row table:style-name="ro1">
          <table:table-cell office:value-type="string">
            <text:p>2001-10</text:p>
          </table:table-cell>
          <table:table-cell office:value-type="float" office:value="43132">
            <text:p>43132</text:p>
          </table:table-cell>
          <table:table-cell/>
        </table:table-row>
        <table:table-row table:style-name="ro1">
          <table:table-cell office:value-type="string">
            <text:p>2001-11</text:p>
          </table:table-cell>
          <table:table-cell office:value-type="float" office:value="44583">
            <text:p>44583</text:p>
          </table:table-cell>
          <table:table-cell/>
        </table:table-row>
        <table:table-row table:style-name="ro1">
          <table:table-cell office:value-type="string">
            <text:p>2001-12</text:p>
          </table:table-cell>
          <table:table-cell office:value-type="float" office:value="48810">
            <text:p>48810</text:p>
          </table:table-cell>
          <table:table-cell table:formula="of:=SUM([.B661:.B672])" office:value-type="float" office:value="531073">
            <text:p>531073</text:p>
          </table:table-cell>
        </table:table-row>
        <table:table-row table:style-name="ro1">
          <table:table-cell office:value-type="string">
            <text:p>2002-01</text:p>
          </table:table-cell>
          <table:table-cell office:value-type="float" office:value="55663">
            <text:p>55663</text:p>
          </table:table-cell>
          <table:table-cell/>
        </table:table-row>
        <table:table-row table:style-name="ro1">
          <table:table-cell office:value-type="string">
            <text:p>2002-02</text:p>
          </table:table-cell>
          <table:table-cell office:value-type="float" office:value="45849">
            <text:p>45849</text:p>
          </table:table-cell>
          <table:table-cell/>
        </table:table-row>
        <table:table-row table:style-name="ro1">
          <table:table-cell office:value-type="string">
            <text:p>2002-03</text:p>
          </table:table-cell>
          <table:table-cell office:value-type="float" office:value="46785">
            <text:p>46785</text:p>
          </table:table-cell>
          <table:table-cell/>
        </table:table-row>
        <table:table-row table:style-name="ro1">
          <table:table-cell office:value-type="string">
            <text:p>2002-04</text:p>
          </table:table-cell>
          <table:table-cell office:value-type="float" office:value="44009">
            <text:p>44009</text:p>
          </table:table-cell>
          <table:table-cell/>
        </table:table-row>
        <table:table-row table:style-name="ro1">
          <table:table-cell office:value-type="string">
            <text:p>2002-05</text:p>
          </table:table-cell>
          <table:table-cell office:value-type="float" office:value="42973">
            <text:p>42973</text:p>
          </table:table-cell>
          <table:table-cell/>
        </table:table-row>
        <table:table-row table:style-name="ro1">
          <table:table-cell office:value-type="string">
            <text:p>2002-06</text:p>
          </table:table-cell>
          <table:table-cell office:value-type="float" office:value="42132">
            <text:p>42132</text:p>
          </table:table-cell>
          <table:table-cell/>
        </table:table-row>
        <table:table-row table:style-name="ro1">
          <table:table-cell office:value-type="string">
            <text:p>2002-07</text:p>
          </table:table-cell>
          <table:table-cell office:value-type="float" office:value="42319">
            <text:p>42319</text:p>
          </table:table-cell>
          <table:table-cell/>
        </table:table-row>
        <table:table-row table:style-name="ro1">
          <table:table-cell office:value-type="string">
            <text:p>2002-08</text:p>
          </table:table-cell>
          <table:table-cell office:value-type="float" office:value="40461">
            <text:p>40461</text:p>
          </table:table-cell>
          <table:table-cell/>
        </table:table-row>
        <table:table-row table:style-name="ro1">
          <table:table-cell office:value-type="string">
            <text:p>2002-09</text:p>
          </table:table-cell>
          <table:table-cell office:value-type="float" office:value="40322">
            <text:p>40322</text:p>
          </table:table-cell>
          <table:table-cell/>
        </table:table-row>
        <table:table-row table:style-name="ro1">
          <table:table-cell office:value-type="string">
            <text:p>2002-10</text:p>
          </table:table-cell>
          <table:table-cell office:value-type="float" office:value="44243">
            <text:p>44243</text:p>
          </table:table-cell>
          <table:table-cell/>
        </table:table-row>
        <table:table-row table:style-name="ro1">
          <table:table-cell office:value-type="string">
            <text:p>2002-11</text:p>
          </table:table-cell>
          <table:table-cell office:value-type="float" office:value="43166">
            <text:p>43166</text:p>
          </table:table-cell>
          <table:table-cell/>
        </table:table-row>
        <table:table-row table:style-name="ro1">
          <table:table-cell office:value-type="string">
            <text:p>2002-12</text:p>
          </table:table-cell>
          <table:table-cell office:value-type="float" office:value="47222">
            <text:p>47222</text:p>
          </table:table-cell>
          <table:table-cell table:formula="of:=SUM([.B673:.B684])" office:value-type="float" office:value="535144">
            <text:p>535144</text:p>
          </table:table-cell>
        </table:table-row>
        <table:table-row table:style-name="ro1">
          <table:table-cell office:value-type="string">
            <text:p>2003-01</text:p>
          </table:table-cell>
          <table:table-cell office:value-type="float" office:value="50920">
            <text:p>50920</text:p>
          </table:table-cell>
          <table:table-cell/>
        </table:table-row>
        <table:table-row table:style-name="ro1">
          <table:table-cell office:value-type="string">
            <text:p>2003-02</text:p>
          </table:table-cell>
          <table:table-cell office:value-type="float" office:value="44667">
            <text:p>44667</text:p>
          </table:table-cell>
          <table:table-cell/>
        </table:table-row>
        <table:table-row table:style-name="ro1">
          <table:table-cell office:value-type="string">
            <text:p>2003-03</text:p>
          </table:table-cell>
          <table:table-cell office:value-type="float" office:value="47177">
            <text:p>47177</text:p>
          </table:table-cell>
          <table:table-cell/>
        </table:table-row>
        <table:table-row table:style-name="ro1">
          <table:table-cell office:value-type="string">
            <text:p>2003-04</text:p>
          </table:table-cell>
          <table:table-cell office:value-type="float" office:value="44479">
            <text:p>44479</text:p>
          </table:table-cell>
          <table:table-cell/>
        </table:table-row>
        <table:table-row table:style-name="ro1">
          <table:table-cell office:value-type="string">
            <text:p>2003-05</text:p>
          </table:table-cell>
          <table:table-cell office:value-type="float" office:value="42928">
            <text:p>42928</text:p>
          </table:table-cell>
          <table:table-cell/>
        </table:table-row>
        <table:table-row table:style-name="ro1">
          <table:table-cell office:value-type="string">
            <text:p>2003-06</text:p>
          </table:table-cell>
          <table:table-cell office:value-type="float" office:value="42604">
            <text:p>42604</text:p>
          </table:table-cell>
          <table:table-cell/>
        </table:table-row>
        <table:table-row table:style-name="ro1">
          <table:table-cell office:value-type="string">
            <text:p>2003-07</text:p>
          </table:table-cell>
          <table:table-cell office:value-type="float" office:value="43760">
            <text:p>43760</text:p>
          </table:table-cell>
          <table:table-cell/>
        </table:table-row>
        <table:table-row table:style-name="ro1">
          <table:table-cell office:value-type="string">
            <text:p>2003-08</text:p>
          </table:table-cell>
          <table:table-cell office:value-type="float" office:value="56550">
            <text:p>56550</text:p>
          </table:table-cell>
          <table:table-cell/>
        </table:table-row>
        <table:table-row table:style-name="ro1">
          <table:table-cell office:value-type="string">
            <text:p>2003-09</text:p>
          </table:table-cell>
          <table:table-cell office:value-type="float" office:value="41137">
            <text:p>41137</text:p>
          </table:table-cell>
          <table:table-cell/>
        </table:table-row>
        <table:table-row table:style-name="ro1">
          <table:table-cell office:value-type="string">
            <text:p>2003-10</text:p>
          </table:table-cell>
          <table:table-cell office:value-type="float" office:value="43786">
            <text:p>43786</text:p>
          </table:table-cell>
          <table:table-cell/>
        </table:table-row>
        <table:table-row table:style-name="ro1">
          <table:table-cell office:value-type="string">
            <text:p>2003-11</text:p>
          </table:table-cell>
          <table:table-cell office:value-type="float" office:value="43954">
            <text:p>43954</text:p>
          </table:table-cell>
          <table:table-cell/>
        </table:table-row>
        <table:table-row table:style-name="ro1">
          <table:table-cell office:value-type="string">
            <text:p>2003-12</text:p>
          </table:table-cell>
          <table:table-cell office:value-type="float" office:value="50377">
            <text:p>50377</text:p>
          </table:table-cell>
          <table:table-cell table:formula="of:=SUM([.B685:.B696])" office:value-type="float" office:value="552339">
            <text:p>552339</text:p>
          </table:table-cell>
        </table:table-row>
        <table:table-row table:style-name="ro1">
          <table:table-cell office:value-type="string">
            <text:p>2004-01</text:p>
          </table:table-cell>
          <table:table-cell office:value-type="float" office:value="50377">
            <text:p>50377</text:p>
          </table:table-cell>
          <table:table-cell/>
        </table:table-row>
        <table:table-row table:style-name="ro1">
          <table:table-cell office:value-type="string">
            <text:p>2004-02</text:p>
          </table:table-cell>
          <table:table-cell office:value-type="float" office:value="43446">
            <text:p>43446</text:p>
          </table:table-cell>
          <table:table-cell/>
        </table:table-row>
        <table:table-row table:style-name="ro1">
          <table:table-cell office:value-type="string">
            <text:p>2004-03</text:p>
          </table:table-cell>
          <table:table-cell office:value-type="float" office:value="44993">
            <text:p>44993</text:p>
          </table:table-cell>
          <table:table-cell/>
        </table:table-row>
        <table:table-row table:style-name="ro1">
          <table:table-cell office:value-type="string">
            <text:p>2004-04</text:p>
          </table:table-cell>
          <table:table-cell office:value-type="float" office:value="41464">
            <text:p>41464</text:p>
          </table:table-cell>
          <table:table-cell/>
        </table:table-row>
        <table:table-row table:style-name="ro1">
          <table:table-cell office:value-type="string">
            <text:p>2004-05</text:p>
          </table:table-cell>
          <table:table-cell office:value-type="float" office:value="41337">
            <text:p>41337</text:p>
          </table:table-cell>
          <table:table-cell/>
        </table:table-row>
        <table:table-row table:style-name="ro1">
          <table:table-cell office:value-type="string">
            <text:p>2004-06</text:p>
          </table:table-cell>
          <table:table-cell office:value-type="float" office:value="39021">
            <text:p>39021</text:p>
          </table:table-cell>
          <table:table-cell/>
        </table:table-row>
        <table:table-row table:style-name="ro1">
          <table:table-cell office:value-type="string">
            <text:p>2004-07</text:p>
          </table:table-cell>
          <table:table-cell office:value-type="float" office:value="39975">
            <text:p>39975</text:p>
          </table:table-cell>
          <table:table-cell/>
        </table:table-row>
        <table:table-row table:style-name="ro1">
          <table:table-cell office:value-type="string">
            <text:p>2004-08</text:p>
          </table:table-cell>
          <table:table-cell office:value-type="float" office:value="39091">
            <text:p>39091</text:p>
          </table:table-cell>
          <table:table-cell/>
        </table:table-row>
        <table:table-row table:style-name="ro1">
          <table:table-cell office:value-type="string">
            <text:p>2004-09</text:p>
          </table:table-cell>
          <table:table-cell office:value-type="float" office:value="39360">
            <text:p>39360</text:p>
          </table:table-cell>
          <table:table-cell/>
        </table:table-row>
        <table:table-row table:style-name="ro1">
          <table:table-cell office:value-type="string">
            <text:p>2004-10</text:p>
          </table:table-cell>
          <table:table-cell office:value-type="float" office:value="42660">
            <text:p>42660</text:p>
          </table:table-cell>
          <table:table-cell/>
        </table:table-row>
        <table:table-row table:style-name="ro1">
          <table:table-cell office:value-type="string">
            <text:p>2004-11</text:p>
          </table:table-cell>
          <table:table-cell office:value-type="float" office:value="41530">
            <text:p>41530</text:p>
          </table:table-cell>
          <table:table-cell/>
        </table:table-row>
        <table:table-row table:style-name="ro1">
          <table:table-cell office:value-type="string">
            <text:p>2004-12</text:p>
          </table:table-cell>
          <table:table-cell office:value-type="float" office:value="46175">
            <text:p>46175</text:p>
          </table:table-cell>
          <table:table-cell table:formula="of:=SUM([.B697:.B708])" office:value-type="float" office:value="509429">
            <text:p>509429</text:p>
          </table:table-cell>
        </table:table-row>
        <table:table-row table:style-name="ro1">
          <table:table-cell office:value-type="string">
            <text:p>2005-01</text:p>
          </table:table-cell>
          <table:table-cell office:value-type="float" office:value="48186">
            <text:p>48186</text:p>
          </table:table-cell>
          <table:table-cell/>
        </table:table-row>
        <table:table-row table:style-name="ro1">
          <table:table-cell office:value-type="string">
            <text:p>2005-02</text:p>
          </table:table-cell>
          <table:table-cell office:value-type="float" office:value="50324">
            <text:p>50324</text:p>
          </table:table-cell>
          <table:table-cell/>
        </table:table-row>
        <table:table-row table:style-name="ro1">
          <table:table-cell office:value-type="string">
            <text:p>2005-03</text:p>
          </table:table-cell>
          <table:table-cell office:value-type="float" office:value="53401">
            <text:p>53401</text:p>
          </table:table-cell>
          <table:table-cell/>
        </table:table-row>
        <table:table-row table:style-name="ro1">
          <table:table-cell office:value-type="string">
            <text:p>2005-04</text:p>
          </table:table-cell>
          <table:table-cell office:value-type="float" office:value="43365">
            <text:p>43365</text:p>
          </table:table-cell>
          <table:table-cell/>
        </table:table-row>
        <table:table-row table:style-name="ro1">
          <table:table-cell office:value-type="string">
            <text:p>2005-05</text:p>
          </table:table-cell>
          <table:table-cell office:value-type="float" office:value="42433">
            <text:p>42433</text:p>
          </table:table-cell>
          <table:table-cell/>
        </table:table-row>
        <table:table-row table:style-name="ro1">
          <table:table-cell office:value-type="string">
            <text:p>2005-06</text:p>
          </table:table-cell>
          <table:table-cell office:value-type="float" office:value="40712">
            <text:p>40712</text:p>
          </table:table-cell>
          <table:table-cell/>
        </table:table-row>
        <table:table-row table:style-name="ro1">
          <table:table-cell office:value-type="string">
            <text:p>2005-07</text:p>
          </table:table-cell>
          <table:table-cell office:value-type="float" office:value="39780">
            <text:p>39780</text:p>
          </table:table-cell>
          <table:table-cell/>
        </table:table-row>
        <table:table-row table:style-name="ro1">
          <table:table-cell office:value-type="string">
            <text:p>2005-08</text:p>
          </table:table-cell>
          <table:table-cell office:value-type="float" office:value="38870">
            <text:p>38870</text:p>
          </table:table-cell>
          <table:table-cell/>
        </table:table-row>
        <table:table-row table:style-name="ro1">
          <table:table-cell office:value-type="string">
            <text:p>2005-09</text:p>
          </table:table-cell>
          <table:table-cell office:value-type="float" office:value="38973">
            <text:p>38973</text:p>
          </table:table-cell>
          <table:table-cell/>
        </table:table-row>
        <table:table-row table:style-name="ro1">
          <table:table-cell office:value-type="string">
            <text:p>2005-10</text:p>
          </table:table-cell>
          <table:table-cell office:value-type="float" office:value="42551">
            <text:p>42551</text:p>
          </table:table-cell>
          <table:table-cell/>
        </table:table-row>
        <table:table-row table:style-name="ro1">
          <table:table-cell office:value-type="string">
            <text:p>2005-11</text:p>
          </table:table-cell>
          <table:table-cell office:value-type="float" office:value="41991">
            <text:p>41991</text:p>
          </table:table-cell>
          <table:table-cell/>
        </table:table-row>
        <table:table-row table:style-name="ro1">
          <table:table-cell office:value-type="string">
            <text:p>2005-12</text:p>
          </table:table-cell>
          <table:table-cell office:value-type="float" office:value="46947">
            <text:p>46947</text:p>
          </table:table-cell>
          <table:table-cell table:formula="of:=SUM([.B709:.B720])" office:value-type="float" office:value="527533">
            <text:p>527533</text:p>
          </table:table-cell>
        </table:table-row>
        <table:table-row table:style-name="ro1">
          <table:table-cell office:value-type="string">
            <text:p>2006-01</text:p>
          </table:table-cell>
          <table:table-cell office:value-type="float" office:value="49166">
            <text:p>49166</text:p>
          </table:table-cell>
          <table:table-cell/>
        </table:table-row>
        <table:table-row table:style-name="ro1">
          <table:table-cell office:value-type="string">
            <text:p>2006-02</text:p>
          </table:table-cell>
          <table:table-cell office:value-type="float" office:value="43380">
            <text:p>43380</text:p>
          </table:table-cell>
          <table:table-cell/>
        </table:table-row>
        <table:table-row table:style-name="ro1">
          <table:table-cell office:value-type="string">
            <text:p>2006-03</text:p>
          </table:table-cell>
          <table:table-cell office:value-type="float" office:value="45989">
            <text:p>45989</text:p>
          </table:table-cell>
          <table:table-cell/>
        </table:table-row>
        <table:table-row table:style-name="ro1">
          <table:table-cell office:value-type="string">
            <text:p>2006-04</text:p>
          </table:table-cell>
          <table:table-cell office:value-type="float" office:value="41524">
            <text:p>41524</text:p>
          </table:table-cell>
          <table:table-cell/>
        </table:table-row>
        <table:table-row table:style-name="ro1">
          <table:table-cell office:value-type="string">
            <text:p>2006-05</text:p>
          </table:table-cell>
          <table:table-cell office:value-type="float" office:value="41563">
            <text:p>41563</text:p>
          </table:table-cell>
          <table:table-cell/>
        </table:table-row>
        <table:table-row table:style-name="ro1">
          <table:table-cell office:value-type="string">
            <text:p>2006-06</text:p>
          </table:table-cell>
          <table:table-cell office:value-type="float" office:value="40776">
            <text:p>40776</text:p>
          </table:table-cell>
          <table:table-cell/>
        </table:table-row>
        <table:table-row table:style-name="ro1">
          <table:table-cell office:value-type="string">
            <text:p>2006-07</text:p>
          </table:table-cell>
          <table:table-cell office:value-type="float" office:value="43185">
            <text:p>43185</text:p>
          </table:table-cell>
          <table:table-cell/>
        </table:table-row>
        <table:table-row table:style-name="ro1">
          <table:table-cell office:value-type="string">
            <text:p>2006-08</text:p>
          </table:table-cell>
          <table:table-cell office:value-type="float" office:value="40156">
            <text:p>40156</text:p>
          </table:table-cell>
          <table:table-cell/>
        </table:table-row>
        <table:table-row table:style-name="ro1">
          <table:table-cell office:value-type="string">
            <text:p>2006-09</text:p>
          </table:table-cell>
          <table:table-cell office:value-type="float" office:value="40304">
            <text:p>40304</text:p>
          </table:table-cell>
          <table:table-cell/>
        </table:table-row>
        <table:table-row table:style-name="ro1">
          <table:table-cell office:value-type="string">
            <text:p>2006-10</text:p>
          </table:table-cell>
          <table:table-cell office:value-type="float" office:value="42500">
            <text:p>42500</text:p>
          </table:table-cell>
          <table:table-cell/>
        </table:table-row>
        <table:table-row table:style-name="ro1">
          <table:table-cell office:value-type="string">
            <text:p>2006-11</text:p>
          </table:table-cell>
          <table:table-cell office:value-type="float" office:value="42214">
            <text:p>42214</text:p>
          </table:table-cell>
          <table:table-cell/>
        </table:table-row>
        <table:table-row table:style-name="ro1">
          <table:table-cell office:value-type="string">
            <text:p>2006-12</text:p>
          </table:table-cell>
          <table:table-cell office:value-type="float" office:value="45659">
            <text:p>45659</text:p>
          </table:table-cell>
          <table:table-cell table:formula="of:=SUM([.B721:.B732])" office:value-type="float" office:value="516416">
            <text:p>516416</text:p>
          </table:table-cell>
        </table:table-row>
        <table:table-row table:style-name="ro1">
          <table:table-cell office:value-type="string">
            <text:p>2007-01</text:p>
          </table:table-cell>
          <table:table-cell office:value-type="float" office:value="49225">
            <text:p>49225</text:p>
          </table:table-cell>
          <table:table-cell/>
        </table:table-row>
        <table:table-row table:style-name="ro1">
          <table:table-cell office:value-type="string">
            <text:p>2007-02</text:p>
          </table:table-cell>
          <table:table-cell office:value-type="float" office:value="44229">
            <text:p>44229</text:p>
          </table:table-cell>
          <table:table-cell/>
        </table:table-row>
        <table:table-row table:style-name="ro1">
          <table:table-cell office:value-type="string">
            <text:p>2007-03</text:p>
          </table:table-cell>
          <table:table-cell office:value-type="float" office:value="45401">
            <text:p>45401</text:p>
          </table:table-cell>
          <table:table-cell/>
        </table:table-row>
        <table:table-row table:style-name="ro1">
          <table:table-cell office:value-type="string">
            <text:p>2007-04</text:p>
          </table:table-cell>
          <table:table-cell office:value-type="float" office:value="42342">
            <text:p>42342</text:p>
          </table:table-cell>
          <table:table-cell/>
        </table:table-row>
        <table:table-row table:style-name="ro1">
          <table:table-cell office:value-type="string">
            <text:p>2007-05</text:p>
          </table:table-cell>
          <table:table-cell office:value-type="float" office:value="41112">
            <text:p>41112</text:p>
          </table:table-cell>
          <table:table-cell/>
        </table:table-row>
        <table:table-row table:style-name="ro1">
          <table:table-cell office:value-type="string">
            <text:p>2007-06</text:p>
          </table:table-cell>
          <table:table-cell office:value-type="float" office:value="39837">
            <text:p>39837</text:p>
          </table:table-cell>
          <table:table-cell/>
        </table:table-row>
        <table:table-row table:style-name="ro1">
          <table:table-cell office:value-type="string">
            <text:p>2007-07</text:p>
          </table:table-cell>
          <table:table-cell office:value-type="float" office:value="41885">
            <text:p>41885</text:p>
          </table:table-cell>
          <table:table-cell/>
        </table:table-row>
        <table:table-row table:style-name="ro1">
          <table:table-cell office:value-type="string">
            <text:p>2007-08</text:p>
          </table:table-cell>
          <table:table-cell office:value-type="float" office:value="40044">
            <text:p>40044</text:p>
          </table:table-cell>
          <table:table-cell/>
        </table:table-row>
        <table:table-row table:style-name="ro1">
          <table:table-cell office:value-type="string">
            <text:p>2007-09</text:p>
          </table:table-cell>
          <table:table-cell office:value-type="float" office:value="39721">
            <text:p>39721</text:p>
          </table:table-cell>
          <table:table-cell/>
        </table:table-row>
        <table:table-row table:style-name="ro1">
          <table:table-cell office:value-type="string">
            <text:p>2007-10</text:p>
          </table:table-cell>
          <table:table-cell office:value-type="float" office:value="44448">
            <text:p>44448</text:p>
          </table:table-cell>
          <table:table-cell/>
        </table:table-row>
        <table:table-row table:style-name="ro1">
          <table:table-cell office:value-type="string">
            <text:p>2007-11</text:p>
          </table:table-cell>
          <table:table-cell office:value-type="float" office:value="44549">
            <text:p>44549</text:p>
          </table:table-cell>
          <table:table-cell/>
        </table:table-row>
        <table:table-row table:style-name="ro1">
          <table:table-cell office:value-type="string">
            <text:p>2007-12</text:p>
          </table:table-cell>
          <table:table-cell office:value-type="float" office:value="48223">
            <text:p>48223</text:p>
          </table:table-cell>
          <table:table-cell table:formula="of:=SUM([.B733:.B744])" office:value-type="float" office:value="521016">
            <text:p>521016</text:p>
          </table:table-cell>
        </table:table-row>
        <table:table-row table:style-name="ro1">
          <table:table-cell office:value-type="string">
            <text:p>2008-01</text:p>
          </table:table-cell>
          <table:table-cell office:value-type="float" office:value="51862">
            <text:p>51862</text:p>
          </table:table-cell>
          <table:table-cell/>
        </table:table-row>
        <table:table-row table:style-name="ro1">
          <table:table-cell office:value-type="string">
            <text:p>2008-02</text:p>
          </table:table-cell>
          <table:table-cell office:value-type="float" office:value="45865">
            <text:p>45865</text:p>
          </table:table-cell>
          <table:table-cell/>
        </table:table-row>
        <table:table-row table:style-name="ro1">
          <table:table-cell office:value-type="string">
            <text:p>2008-03</text:p>
          </table:table-cell>
          <table:table-cell office:value-type="float" office:value="46964">
            <text:p>46964</text:p>
          </table:table-cell>
          <table:table-cell/>
        </table:table-row>
        <table:table-row table:style-name="ro1">
          <table:table-cell office:value-type="string">
            <text:p>2008-04</text:p>
          </table:table-cell>
          <table:table-cell office:value-type="float" office:value="44595">
            <text:p>44595</text:p>
          </table:table-cell>
          <table:table-cell/>
        </table:table-row>
        <table:table-row table:style-name="ro1">
          <table:table-cell office:value-type="string">
            <text:p>2008-05</text:p>
          </table:table-cell>
          <table:table-cell office:value-type="float" office:value="43007">
            <text:p>43007</text:p>
          </table:table-cell>
          <table:table-cell/>
        </table:table-row>
        <table:table-row table:style-name="ro1">
          <table:table-cell office:value-type="string">
            <text:p>2008-06</text:p>
          </table:table-cell>
          <table:table-cell office:value-type="float" office:value="40723">
            <text:p>40723</text:p>
          </table:table-cell>
          <table:table-cell/>
        </table:table-row>
        <table:table-row table:style-name="ro1">
          <table:table-cell office:value-type="string">
            <text:p>2008-07</text:p>
          </table:table-cell>
          <table:table-cell office:value-type="float" office:value="41940">
            <text:p>41940</text:p>
          </table:table-cell>
          <table:table-cell/>
        </table:table-row>
        <table:table-row table:style-name="ro1">
          <table:table-cell office:value-type="string">
            <text:p>2008-08</text:p>
          </table:table-cell>
          <table:table-cell office:value-type="float" office:value="40455">
            <text:p>40455</text:p>
          </table:table-cell>
          <table:table-cell/>
        </table:table-row>
        <table:table-row table:style-name="ro1">
          <table:table-cell office:value-type="string">
            <text:p>2008-09</text:p>
          </table:table-cell>
          <table:table-cell office:value-type="float" office:value="40232">
            <text:p>40232</text:p>
          </table:table-cell>
          <table:table-cell/>
        </table:table-row>
        <table:table-row table:style-name="ro1">
          <table:table-cell office:value-type="string">
            <text:p>2008-10</text:p>
          </table:table-cell>
          <table:table-cell office:value-type="float" office:value="44280">
            <text:p>44280</text:p>
          </table:table-cell>
          <table:table-cell/>
        </table:table-row>
        <table:table-row table:style-name="ro1">
          <table:table-cell office:value-type="string">
            <text:p>2008-11</text:p>
          </table:table-cell>
          <table:table-cell office:value-type="float" office:value="42763">
            <text:p>42763</text:p>
          </table:table-cell>
          <table:table-cell/>
        </table:table-row>
        <table:table-row table:style-name="ro1">
          <table:table-cell office:value-type="string">
            <text:p>2008-12</text:p>
          </table:table-cell>
          <table:table-cell office:value-type="float" office:value="49445">
            <text:p>49445</text:p>
          </table:table-cell>
          <table:table-cell table:formula="of:=SUM([.B745:.B756])" office:value-type="float" office:value="532131">
            <text:p>532131</text:p>
          </table:table-cell>
        </table:table-row>
        <table:table-row table:style-name="ro1">
          <table:table-cell office:value-type="string">
            <text:p>2009-01</text:p>
          </table:table-cell>
          <table:table-cell office:value-type="float" office:value="58938">
            <text:p>58938</text:p>
          </table:table-cell>
          <table:table-cell/>
        </table:table-row>
        <table:table-row table:style-name="ro1">
          <table:table-cell office:value-type="string">
            <text:p>2009-02</text:p>
          </table:table-cell>
          <table:table-cell office:value-type="float" office:value="46677">
            <text:p>46677</text:p>
          </table:table-cell>
          <table:table-cell/>
        </table:table-row>
        <table:table-row table:style-name="ro1">
          <table:table-cell office:value-type="string">
            <text:p>2009-03</text:p>
          </table:table-cell>
          <table:table-cell office:value-type="float" office:value="46407">
            <text:p>46407</text:p>
          </table:table-cell>
          <table:table-cell/>
        </table:table-row>
        <table:table-row table:style-name="ro1">
          <table:table-cell office:value-type="string">
            <text:p>2009-04</text:p>
          </table:table-cell>
          <table:table-cell office:value-type="float" office:value="43550">
            <text:p>43550</text:p>
          </table:table-cell>
          <table:table-cell/>
        </table:table-row>
        <table:table-row table:style-name="ro1">
          <table:table-cell office:value-type="string">
            <text:p>2009-05</text:p>
          </table:table-cell>
          <table:table-cell office:value-type="float" office:value="42818">
            <text:p>42818</text:p>
          </table:table-cell>
          <table:table-cell/>
        </table:table-row>
        <table:table-row table:style-name="ro1">
          <table:table-cell office:value-type="string">
            <text:p>2009-06</text:p>
          </table:table-cell>
          <table:table-cell office:value-type="float" office:value="40796">
            <text:p>40796</text:p>
          </table:table-cell>
          <table:table-cell/>
        </table:table-row>
        <table:table-row table:style-name="ro1">
          <table:table-cell office:value-type="string">
            <text:p>2009-07</text:p>
          </table:table-cell>
          <table:table-cell office:value-type="float" office:value="41384">
            <text:p>41384</text:p>
          </table:table-cell>
          <table:table-cell/>
        </table:table-row>
        <table:table-row table:style-name="ro1">
          <table:table-cell office:value-type="string">
            <text:p>2009-08</text:p>
          </table:table-cell>
          <table:table-cell office:value-type="float" office:value="41066">
            <text:p>41066</text:p>
          </table:table-cell>
          <table:table-cell/>
        </table:table-row>
        <table:table-row table:style-name="ro1">
          <table:table-cell office:value-type="string">
            <text:p>2009-09</text:p>
          </table:table-cell>
          <table:table-cell office:value-type="float" office:value="40033">
            <text:p>40033</text:p>
          </table:table-cell>
          <table:table-cell/>
        </table:table-row>
        <table:table-row table:style-name="ro1">
          <table:table-cell office:value-type="string">
            <text:p>2009-10</text:p>
          </table:table-cell>
          <table:table-cell office:value-type="float" office:value="44885">
            <text:p>44885</text:p>
          </table:table-cell>
          <table:table-cell/>
        </table:table-row>
        <table:table-row table:style-name="ro1">
          <table:table-cell office:value-type="string">
            <text:p>2009-11</text:p>
          </table:table-cell>
          <table:table-cell office:value-type="float" office:value="43238">
            <text:p>43238</text:p>
          </table:table-cell>
          <table:table-cell/>
        </table:table-row>
        <table:table-row table:style-name="ro1">
          <table:table-cell office:value-type="string">
            <text:p>2009-12</text:p>
          </table:table-cell>
          <table:table-cell office:value-type="float" office:value="48324">
            <text:p>48324</text:p>
          </table:table-cell>
          <table:table-cell table:formula="of:=SUM([.B757:.B768])" office:value-type="float" office:value="538116">
            <text:p>538116</text:p>
          </table:table-cell>
        </table:table-row>
        <table:table-row table:style-name="ro1">
          <table:table-cell office:value-type="string">
            <text:p>2010-01</text:p>
          </table:table-cell>
          <table:table-cell office:value-type="float" office:value="51095">
            <text:p>51095</text:p>
          </table:table-cell>
          <table:table-cell/>
        </table:table-row>
        <table:table-row table:style-name="ro1">
          <table:table-cell office:value-type="string">
            <text:p>2010-02</text:p>
          </table:table-cell>
          <table:table-cell office:value-type="float" office:value="45770">
            <text:p>45770</text:p>
          </table:table-cell>
          <table:table-cell/>
        </table:table-row>
        <table:table-row table:style-name="ro1">
          <table:table-cell office:value-type="string">
            <text:p>2010-03</text:p>
          </table:table-cell>
          <table:table-cell office:value-type="float" office:value="47555">
            <text:p>47555</text:p>
          </table:table-cell>
          <table:table-cell/>
        </table:table-row>
        <table:table-row table:style-name="ro1">
          <table:table-cell office:value-type="string">
            <text:p>2010-04</text:p>
          </table:table-cell>
          <table:table-cell office:value-type="float" office:value="43782">
            <text:p>43782</text:p>
          </table:table-cell>
          <table:table-cell/>
        </table:table-row>
        <table:table-row table:style-name="ro1">
          <table:table-cell office:value-type="string">
            <text:p>2010-05</text:p>
          </table:table-cell>
          <table:table-cell office:value-type="float" office:value="43824">
            <text:p>43824</text:p>
          </table:table-cell>
          <table:table-cell/>
        </table:table-row>
        <table:table-row table:style-name="ro1">
          <table:table-cell office:value-type="string">
            <text:p>2010-06</text:p>
          </table:table-cell>
          <table:table-cell office:value-type="float" office:value="41654">
            <text:p>41654</text:p>
          </table:table-cell>
          <table:table-cell/>
        </table:table-row>
        <table:table-row table:style-name="ro1">
          <table:table-cell office:value-type="string">
            <text:p>2010-07</text:p>
          </table:table-cell>
          <table:table-cell office:value-type="float" office:value="42727">
            <text:p>42727</text:p>
          </table:table-cell>
          <table:table-cell/>
        </table:table-row>
        <table:table-row table:style-name="ro1">
          <table:table-cell office:value-type="string">
            <text:p>2010-08</text:p>
          </table:table-cell>
          <table:table-cell office:value-type="float" office:value="41487">
            <text:p>41487</text:p>
          </table:table-cell>
          <table:table-cell/>
        </table:table-row>
        <table:table-row table:style-name="ro1">
          <table:table-cell office:value-type="string">
            <text:p>2010-09</text:p>
          </table:table-cell>
          <table:table-cell office:value-type="float" office:value="41743">
            <text:p>41743</text:p>
          </table:table-cell>
          <table:table-cell/>
        </table:table-row>
        <table:table-row table:style-name="ro1">
          <table:table-cell office:value-type="string">
            <text:p>2010-10</text:p>
          </table:table-cell>
          <table:table-cell office:value-type="float" office:value="46043">
            <text:p>46043</text:p>
          </table:table-cell>
          <table:table-cell/>
        </table:table-row>
        <table:table-row table:style-name="ro1">
          <table:table-cell office:value-type="string">
            <text:p>2010-11</text:p>
          </table:table-cell>
          <table:table-cell office:value-type="float" office:value="44264">
            <text:p>44264</text:p>
          </table:table-cell>
          <table:table-cell/>
        </table:table-row>
        <table:table-row table:style-name="ro1">
          <table:table-cell office:value-type="string">
            <text:p>2010-12</text:p>
          </table:table-cell>
          <table:table-cell office:value-type="float" office:value="50525">
            <text:p>50525</text:p>
          </table:table-cell>
          <table:table-cell table:formula="of:=SUM([.B769:.B780])" office:value-type="float" office:value="540469">
            <text:p>540469</text:p>
          </table:table-cell>
        </table:table-row>
        <table:table-row table:style-name="ro1">
          <table:table-cell office:value-type="string">
            <text:p>2011-01</text:p>
          </table:table-cell>
          <table:table-cell office:value-type="float" office:value="52088">
            <text:p>52088</text:p>
          </table:table-cell>
          <table:table-cell/>
        </table:table-row>
        <table:table-row table:style-name="ro1">
          <table:table-cell office:value-type="string">
            <text:p>2011-02</text:p>
          </table:table-cell>
          <table:table-cell office:value-type="float" office:value="45390">
            <text:p>45390</text:p>
          </table:table-cell>
          <table:table-cell/>
        </table:table-row>
        <table:table-row table:style-name="ro1">
          <table:table-cell office:value-type="string">
            <text:p>2011-03</text:p>
          </table:table-cell>
          <table:table-cell office:value-type="float" office:value="46906">
            <text:p>46906</text:p>
          </table:table-cell>
          <table:table-cell/>
        </table:table-row>
        <table:table-row table:style-name="ro1">
          <table:table-cell office:value-type="string">
            <text:p>2011-04</text:p>
          </table:table-cell>
          <table:table-cell office:value-type="float" office:value="43075">
            <text:p>43075</text:p>
          </table:table-cell>
          <table:table-cell/>
        </table:table-row>
        <table:table-row table:style-name="ro1">
          <table:table-cell office:value-type="string">
            <text:p>2011-05</text:p>
          </table:table-cell>
          <table:table-cell office:value-type="float" office:value="43325">
            <text:p>43325</text:p>
          </table:table-cell>
          <table:table-cell/>
        </table:table-row>
        <table:table-row table:style-name="ro1">
          <table:table-cell office:value-type="string">
            <text:p>2011-06</text:p>
          </table:table-cell>
          <table:table-cell office:value-type="float" office:value="41391">
            <text:p>41391</text:p>
          </table:table-cell>
          <table:table-cell/>
        </table:table-row>
        <table:table-row table:style-name="ro1">
          <table:table-cell office:value-type="string">
            <text:p>2011-07</text:p>
          </table:table-cell>
          <table:table-cell office:value-type="float" office:value="41824">
            <text:p>41824</text:p>
          </table:table-cell>
          <table:table-cell/>
        </table:table-row>
        <table:table-row table:style-name="ro1">
          <table:table-cell office:value-type="string">
            <text:p>2011-08</text:p>
          </table:table-cell>
          <table:table-cell office:value-type="float" office:value="41861">
            <text:p>41861</text:p>
          </table:table-cell>
          <table:table-cell/>
        </table:table-row>
        <table:table-row table:style-name="ro1">
          <table:table-cell office:value-type="string">
            <text:p>2011-09</text:p>
          </table:table-cell>
          <table:table-cell office:value-type="float" office:value="41188">
            <text:p>41188</text:p>
          </table:table-cell>
          <table:table-cell/>
        </table:table-row>
        <table:table-row table:style-name="ro1">
          <table:table-cell office:value-type="string">
            <text:p>2011-10</text:p>
          </table:table-cell>
          <table:table-cell office:value-type="float" office:value="44935">
            <text:p>44935</text:p>
          </table:table-cell>
          <table:table-cell/>
        </table:table-row>
        <table:table-row table:style-name="ro1">
          <table:table-cell office:value-type="string">
            <text:p>2011-11</text:p>
          </table:table-cell>
          <table:table-cell office:value-type="float" office:value="44274">
            <text:p>44274</text:p>
          </table:table-cell>
          <table:table-cell/>
        </table:table-row>
        <table:table-row table:style-name="ro1">
          <table:table-cell office:value-type="string">
            <text:p>2011-12</text:p>
          </table:table-cell>
          <table:table-cell office:value-type="float" office:value="48538">
            <text:p>48538</text:p>
          </table:table-cell>
          <table:table-cell table:formula="of:=SUM([.B781:.B792])" office:value-type="float" office:value="534795">
            <text:p>534795</text:p>
          </table:table-cell>
        </table:table-row>
        <table:table-row table:style-name="ro1">
          <table:table-cell office:value-type="string">
            <text:p>2012-01</text:p>
          </table:table-cell>
          <table:table-cell office:value-type="float" office:value="51396">
            <text:p>51396</text:p>
          </table:table-cell>
          <table:table-cell/>
        </table:table-row>
        <table:table-row table:style-name="ro1">
          <table:table-cell office:value-type="string">
            <text:p>2012-02</text:p>
          </table:table-cell>
          <table:table-cell office:value-type="float" office:value="53590">
            <text:p>53590</text:p>
          </table:table-cell>
          <table:table-cell/>
        </table:table-row>
        <table:table-row table:style-name="ro1">
          <table:table-cell office:value-type="string">
            <text:p>2012-03</text:p>
          </table:table-cell>
          <table:table-cell office:value-type="float" office:value="52871">
            <text:p>52871</text:p>
          </table:table-cell>
          <table:table-cell/>
        </table:table-row>
        <table:table-row table:style-name="ro1">
          <table:table-cell office:value-type="string">
            <text:p>2012-04</text:p>
          </table:table-cell>
          <table:table-cell office:value-type="float" office:value="45863">
            <text:p>45863</text:p>
          </table:table-cell>
          <table:table-cell/>
        </table:table-row>
        <table:table-row table:style-name="ro1">
          <table:table-cell office:value-type="string">
            <text:p>2012-05</text:p>
          </table:table-cell>
          <table:table-cell office:value-type="float" office:value="44999">
            <text:p>44999</text:p>
          </table:table-cell>
          <table:table-cell/>
        </table:table-row>
        <table:table-row table:style-name="ro1">
          <table:table-cell office:value-type="string">
            <text:p>2012-06</text:p>
          </table:table-cell>
          <table:table-cell office:value-type="float" office:value="41724">
            <text:p>41724</text:p>
          </table:table-cell>
          <table:table-cell/>
        </table:table-row>
        <table:table-row table:style-name="ro1">
          <table:table-cell office:value-type="string">
            <text:p>2012-07</text:p>
          </table:table-cell>
          <table:table-cell office:value-type="float" office:value="42923">
            <text:p>42923</text:p>
          </table:table-cell>
          <table:table-cell/>
        </table:table-row>
        <table:table-row table:style-name="ro1">
          <table:table-cell office:value-type="string">
            <text:p>2012-08</text:p>
          </table:table-cell>
          <table:table-cell office:value-type="float" office:value="42258">
            <text:p>42258</text:p>
          </table:table-cell>
          <table:table-cell/>
        </table:table-row>
        <table:table-row table:style-name="ro1">
          <table:table-cell office:value-type="string">
            <text:p>2012-09</text:p>
          </table:table-cell>
          <table:table-cell office:value-type="float" office:value="41282">
            <text:p>41282</text:p>
          </table:table-cell>
          <table:table-cell/>
        </table:table-row>
        <table:table-row table:style-name="ro1">
          <table:table-cell office:value-type="string">
            <text:p>2012-10</text:p>
          </table:table-cell>
          <table:table-cell office:value-type="float" office:value="46174">
            <text:p>46174</text:p>
          </table:table-cell>
          <table:table-cell/>
        </table:table-row>
        <table:table-row table:style-name="ro1">
          <table:table-cell office:value-type="string">
            <text:p>2012-11</text:p>
          </table:table-cell>
          <table:table-cell office:value-type="float" office:value="45771">
            <text:p>45771</text:p>
          </table:table-cell>
          <table:table-cell/>
        </table:table-row>
        <table:table-row table:style-name="ro1">
          <table:table-cell office:value-type="string">
            <text:p>2012-12</text:p>
          </table:table-cell>
          <table:table-cell office:value-type="float" office:value="50376">
            <text:p>50376</text:p>
          </table:table-cell>
          <table:table-cell table:formula="of:=SUM([.B793:.B804])" office:value-type="float" office:value="559227">
            <text:p>559227</text:p>
          </table:table-cell>
        </table:table-row>
        <table:table-row table:style-name="ro1">
          <table:table-cell office:value-type="string">
            <text:p>2013-01</text:p>
          </table:table-cell>
          <table:table-cell office:value-type="float" office:value="55134">
            <text:p>55134</text:p>
          </table:table-cell>
          <table:table-cell/>
        </table:table-row>
        <table:table-row table:style-name="ro1">
          <table:table-cell office:value-type="string">
            <text:p>2013-02</text:p>
          </table:table-cell>
          <table:table-cell office:value-type="float" office:value="50603">
            <text:p>50603</text:p>
          </table:table-cell>
          <table:table-cell/>
        </table:table-row>
        <table:table-row table:style-name="ro1">
          <table:table-cell office:value-type="string">
            <text:p>2013-03</text:p>
          </table:table-cell>
          <table:table-cell office:value-type="float" office:value="53241">
            <text:p>53241</text:p>
          </table:table-cell>
          <table:table-cell/>
        </table:table-row>
        <table:table-row table:style-name="ro1">
          <table:table-cell office:value-type="string">
            <text:p>2013-04</text:p>
          </table:table-cell>
          <table:table-cell office:value-type="float" office:value="46036">
            <text:p>46036</text:p>
          </table:table-cell>
          <table:table-cell/>
        </table:table-row>
        <table:table-row table:style-name="ro1">
          <table:table-cell office:value-type="string">
            <text:p>2013-05</text:p>
          </table:table-cell>
          <table:table-cell office:value-type="float" office:value="44410">
            <text:p>44410</text:p>
          </table:table-cell>
          <table:table-cell/>
        </table:table-row>
        <table:table-row table:style-name="ro1">
          <table:table-cell office:value-type="string">
            <text:p>2013-06</text:p>
          </table:table-cell>
          <table:table-cell office:value-type="float" office:value="42324">
            <text:p>42324</text:p>
          </table:table-cell>
          <table:table-cell/>
        </table:table-row>
        <table:table-row table:style-name="ro1">
          <table:table-cell office:value-type="string">
            <text:p>2013-07</text:p>
          </table:table-cell>
          <table:table-cell office:value-type="float" office:value="44145">
            <text:p>44145</text:p>
          </table:table-cell>
          <table:table-cell/>
        </table:table-row>
        <table:table-row table:style-name="ro1">
          <table:table-cell office:value-type="string">
            <text:p>2013-08</text:p>
          </table:table-cell>
          <table:table-cell office:value-type="float" office:value="41622">
            <text:p>41622</text:p>
          </table:table-cell>
          <table:table-cell/>
        </table:table-row>
        <table:table-row table:style-name="ro1">
          <table:table-cell office:value-type="string">
            <text:p>2013-09</text:p>
          </table:table-cell>
          <table:table-cell office:value-type="float" office:value="41986">
            <text:p>41986</text:p>
          </table:table-cell>
          <table:table-cell/>
        </table:table-row>
        <table:table-row table:style-name="ro1">
          <table:table-cell office:value-type="string">
            <text:p>2013-10</text:p>
          </table:table-cell>
          <table:table-cell office:value-type="float" office:value="45063">
            <text:p>45063</text:p>
          </table:table-cell>
          <table:table-cell/>
        </table:table-row>
        <table:table-row table:style-name="ro1">
          <table:table-cell office:value-type="string">
            <text:p>2013-11</text:p>
          </table:table-cell>
          <table:table-cell office:value-type="float" office:value="44452">
            <text:p>44452</text:p>
          </table:table-cell>
          <table:table-cell/>
        </table:table-row>
        <table:table-row table:style-name="ro1">
          <table:table-cell office:value-type="string">
            <text:p>2013-12</text:p>
          </table:table-cell>
          <table:table-cell office:value-type="float" office:value="49392">
            <text:p>49392</text:p>
          </table:table-cell>
          <table:table-cell table:formula="of:=SUM([.B805:.B816])" office:value-type="float" office:value="558408">
            <text:p>558408</text:p>
          </table:table-cell>
        </table:table-row>
        <table:table-row table:style-name="ro1">
          <table:table-cell office:value-type="string">
            <text:p>2014-01</text:p>
          </table:table-cell>
          <table:table-cell office:value-type="float" office:value="50125">
            <text:p>50125</text:p>
          </table:table-cell>
          <table:table-cell/>
        </table:table-row>
        <table:table-row table:style-name="ro1">
          <table:table-cell office:value-type="string">
            <text:p>2014-02</text:p>
          </table:table-cell>
          <table:table-cell office:value-type="float" office:value="45757">
            <text:p>45757</text:p>
          </table:table-cell>
          <table:table-cell/>
        </table:table-row>
        <table:table-row table:style-name="ro1">
          <table:table-cell office:value-type="string">
            <text:p>2014-03</text:p>
          </table:table-cell>
          <table:table-cell office:value-type="float" office:value="48298">
            <text:p>48298</text:p>
          </table:table-cell>
          <table:table-cell/>
        </table:table-row>
        <table:table-row table:style-name="ro1">
          <table:table-cell office:value-type="string">
            <text:p>2014-04</text:p>
          </table:table-cell>
          <table:table-cell office:value-type="float" office:value="44466">
            <text:p>44466</text:p>
          </table:table-cell>
          <table:table-cell/>
        </table:table-row>
        <table:table-row table:style-name="ro1">
          <table:table-cell office:value-type="string">
            <text:p>2014-05</text:p>
          </table:table-cell>
          <table:table-cell office:value-type="float" office:value="44467">
            <text:p>44467</text:p>
          </table:table-cell>
          <table:table-cell/>
        </table:table-row>
        <table:table-row table:style-name="ro1">
          <table:table-cell office:value-type="string">
            <text:p>2014-06</text:p>
          </table:table-cell>
          <table:table-cell office:value-type="float" office:value="42107">
            <text:p>42107</text:p>
          </table:table-cell>
          <table:table-cell/>
        </table:table-row>
        <table:table-row table:style-name="ro1">
          <table:table-cell office:value-type="string">
            <text:p>2014-07</text:p>
          </table:table-cell>
          <table:table-cell office:value-type="float" office:value="43465">
            <text:p>43465</text:p>
          </table:table-cell>
          <table:table-cell/>
        </table:table-row>
        <table:table-row table:style-name="ro1">
          <table:table-cell office:value-type="string">
            <text:p>2014-08</text:p>
          </table:table-cell>
          <table:table-cell office:value-type="float" office:value="43057">
            <text:p>43057</text:p>
          </table:table-cell>
          <table:table-cell/>
        </table:table-row>
        <table:table-row table:style-name="ro1">
          <table:table-cell office:value-type="string">
            <text:p>2014-09</text:p>
          </table:table-cell>
          <table:table-cell office:value-type="float" office:value="42544">
            <text:p>42544</text:p>
          </table:table-cell>
          <table:table-cell/>
        </table:table-row>
        <table:table-row table:style-name="ro1">
          <table:table-cell office:value-type="string">
            <text:p>2014-10</text:p>
          </table:table-cell>
          <table:table-cell office:value-type="float" office:value="45419">
            <text:p>45419</text:p>
          </table:table-cell>
          <table:table-cell/>
        </table:table-row>
        <table:table-row table:style-name="ro1">
          <table:table-cell office:value-type="string">
            <text:p>2014-11</text:p>
          </table:table-cell>
          <table:table-cell office:value-type="float" office:value="45979">
            <text:p>45979</text:p>
          </table:table-cell>
          <table:table-cell/>
        </table:table-row>
        <table:table-row table:style-name="ro1">
          <table:table-cell office:value-type="string">
            <text:p>2014-12</text:p>
          </table:table-cell>
          <table:table-cell office:value-type="float" office:value="51319">
            <text:p>51319</text:p>
          </table:table-cell>
          <table:table-cell table:formula="of:=SUM([.B817:.B828])" office:value-type="float" office:value="547003">
            <text:p>547003</text:p>
          </table:table-cell>
        </table:table-row>
        <table:table-row table:style-name="ro1">
          <table:table-cell office:value-type="string">
            <text:p>2015-01</text:p>
          </table:table-cell>
          <table:table-cell office:value-type="float" office:value="57453">
            <text:p>57453</text:p>
          </table:table-cell>
          <table:table-cell/>
        </table:table-row>
        <table:table-row table:style-name="ro1">
          <table:table-cell office:value-type="string">
            <text:p>2015-02</text:p>
          </table:table-cell>
          <table:table-cell office:value-type="float" office:value="56432">
            <text:p>56432</text:p>
          </table:table-cell>
          <table:table-cell/>
        </table:table-row>
        <table:table-row table:style-name="ro1">
          <table:table-cell office:value-type="string">
            <text:p>2015-03</text:p>
          </table:table-cell>
          <table:table-cell office:value-type="float" office:value="53931">
            <text:p>53931</text:p>
          </table:table-cell>
          <table:table-cell/>
        </table:table-row>
        <table:table-row table:style-name="ro1">
          <table:table-cell office:value-type="string">
            <text:p>2015-04</text:p>
          </table:table-cell>
          <table:table-cell office:value-type="float" office:value="46769">
            <text:p>46769</text:p>
          </table:table-cell>
          <table:table-cell/>
        </table:table-row>
        <table:table-row table:style-name="ro1">
          <table:table-cell office:value-type="string">
            <text:p>2015-05</text:p>
          </table:table-cell>
          <table:table-cell office:value-type="float" office:value="45286">
            <text:p>45286</text:p>
          </table:table-cell>
          <table:table-cell/>
        </table:table-row>
        <table:table-row table:style-name="ro1">
          <table:table-cell office:value-type="string">
            <text:p>2015-06</text:p>
          </table:table-cell>
          <table:table-cell office:value-type="float" office:value="43637">
            <text:p>43637</text:p>
          </table:table-cell>
          <table:table-cell/>
        </table:table-row>
        <table:table-row table:style-name="ro1">
          <table:table-cell office:value-type="string">
            <text:p>2015-07</text:p>
          </table:table-cell>
          <table:table-cell office:value-type="float" office:value="45428">
            <text:p>45428</text:p>
          </table:table-cell>
          <table:table-cell/>
        </table:table-row>
        <table:table-row table:style-name="ro1">
          <table:table-cell office:value-type="string">
            <text:p>2015-08</text:p>
          </table:table-cell>
          <table:table-cell office:value-type="float" office:value="44737">
            <text:p>44737</text:p>
          </table:table-cell>
          <table:table-cell/>
        </table:table-row>
        <table:table-row table:style-name="ro1">
          <table:table-cell office:value-type="string">
            <text:p>2015-09</text:p>
          </table:table-cell>
          <table:table-cell office:value-type="float" office:value="43639">
            <text:p>43639</text:p>
          </table:table-cell>
          <table:table-cell/>
        </table:table-row>
        <table:table-row table:style-name="ro1">
          <table:table-cell office:value-type="string">
            <text:p>2015-10</text:p>
          </table:table-cell>
          <table:table-cell office:value-type="float" office:value="49110">
            <text:p>49110</text:p>
          </table:table-cell>
          <table:table-cell/>
        </table:table-row>
        <table:table-row table:style-name="ro1">
          <table:table-cell office:value-type="string">
            <text:p>2015-11</text:p>
          </table:table-cell>
          <table:table-cell office:value-type="float" office:value="45689">
            <text:p>45689</text:p>
          </table:table-cell>
          <table:table-cell/>
        </table:table-row>
        <table:table-row table:style-name="ro1">
          <table:table-cell office:value-type="string">
            <text:p>2015-12</text:p>
          </table:table-cell>
          <table:table-cell office:value-type="float" office:value="49659">
            <text:p>49659</text:p>
          </table:table-cell>
          <table:table-cell table:formula="of:=SUM([.B829:.B840])" office:value-type="float" office:value="581770">
            <text:p>581770</text:p>
          </table:table-cell>
        </table:table-row>
        <table:table-row table:style-name="ro1">
          <table:table-cell office:value-type="string">
            <text:p>2016-01</text:p>
          </table:table-cell>
          <table:table-cell office:value-type="float" office:value="53024">
            <text:p>53024</text:p>
          </table:table-cell>
          <table:table-cell/>
        </table:table-row>
        <table:table-row table:style-name="ro1">
          <table:table-cell office:value-type="string">
            <text:p>2016-02</text:p>
          </table:table-cell>
          <table:table-cell office:value-type="float" office:value="48480">
            <text:p>48480</text:p>
          </table:table-cell>
          <table:table-cell/>
        </table:table-row>
        <table:table-row table:style-name="ro1">
          <table:table-cell office:value-type="string">
            <text:p>2016-03</text:p>
          </table:table-cell>
          <table:table-cell office:value-type="float" office:value="53090">
            <text:p>53090</text:p>
          </table:table-cell>
          <table:table-cell/>
        </table:table-row>
        <table:table-row table:style-name="ro1">
          <table:table-cell office:value-type="string">
            <text:p>2016-04</text:p>
          </table:table-cell>
          <table:table-cell office:value-type="float" office:value="47746">
            <text:p>47746</text:p>
          </table:table-cell>
          <table:table-cell/>
        </table:table-row>
        <table:table-row table:style-name="ro1">
          <table:table-cell office:value-type="string">
            <text:p>2016-05</text:p>
          </table:table-cell>
          <table:table-cell office:value-type="float" office:value="46957">
            <text:p>46957</text:p>
          </table:table-cell>
          <table:table-cell/>
        </table:table-row>
        <table:table-row table:style-name="ro1">
          <table:table-cell office:value-type="string">
            <text:p>2016-06</text:p>
          </table:table-cell>
          <table:table-cell office:value-type="float" office:value="43412">
            <text:p>43412</text:p>
          </table:table-cell>
          <table:table-cell/>
        </table:table-row>
        <table:table-row table:style-name="ro1">
          <table:table-cell office:value-type="string">
            <text:p>2016-07</text:p>
          </table:table-cell>
          <table:table-cell office:value-type="float" office:value="45648">
            <text:p>45648</text:p>
          </table:table-cell>
          <table:table-cell/>
        </table:table-row>
        <table:table-row table:style-name="ro1">
          <table:table-cell office:value-type="string">
            <text:p>2016-08</text:p>
          </table:table-cell>
          <table:table-cell office:value-type="float" office:value="44649">
            <text:p>44649</text:p>
          </table:table-cell>
          <table:table-cell/>
        </table:table-row>
        <table:table-row table:style-name="ro1">
          <table:table-cell office:value-type="string">
            <text:p>2016-09</text:p>
          </table:table-cell>
          <table:table-cell office:value-type="float" office:value="43805">
            <text:p>43805</text:p>
          </table:table-cell>
          <table:table-cell/>
        </table:table-row>
        <table:table-row table:style-name="ro1">
          <table:table-cell office:value-type="string">
            <text:p>2016-10</text:p>
          </table:table-cell>
          <table:table-cell office:value-type="float" office:value="49297">
            <text:p>49297</text:p>
          </table:table-cell>
          <table:table-cell/>
        </table:table-row>
        <table:table-row table:style-name="ro1">
          <table:table-cell office:value-type="string">
            <text:p>2016-11</text:p>
          </table:table-cell>
          <table:table-cell office:value-type="float" office:value="48742">
            <text:p>48742</text:p>
          </table:table-cell>
          <table:table-cell/>
        </table:table-row>
        <table:table-row table:style-name="ro1">
          <table:table-cell office:value-type="string">
            <text:p>2016-12</text:p>
          </table:table-cell>
          <table:table-cell office:value-type="float" office:value="56223">
            <text:p>56223</text:p>
          </table:table-cell>
          <table:table-cell table:formula="of:=SUM([.B841:.B852])" office:value-type="float" office:value="581073">
            <text:p>581073</text:p>
          </table:table-cell>
        </table:table-row>
        <table:table-row table:style-name="ro1">
          <table:table-cell office:value-type="string">
            <text:p>2017-01</text:p>
          </table:table-cell>
          <table:table-cell office:value-type="float" office:value="66990">
            <text:p>66990</text:p>
          </table:table-cell>
          <table:table-cell/>
        </table:table-row>
        <table:table-row table:style-name="ro1">
          <table:table-cell office:value-type="string">
            <text:p>2017-02</text:p>
          </table:table-cell>
          <table:table-cell office:value-type="float" office:value="51563">
            <text:p>51563</text:p>
          </table:table-cell>
          <table:table-cell/>
        </table:table-row>
        <table:table-row table:style-name="ro1">
          <table:table-cell office:value-type="string">
            <text:p>2017-03</text:p>
          </table:table-cell>
          <table:table-cell office:value-type="float" office:value="49159">
            <text:p>49159</text:p>
          </table:table-cell>
          <table:table-cell/>
        </table:table-row>
        <table:table-row table:style-name="ro1">
          <table:table-cell office:value-type="string">
            <text:p>2017-04</text:p>
          </table:table-cell>
          <table:table-cell office:value-type="float" office:value="46089">
            <text:p>46089</text:p>
          </table:table-cell>
          <table:table-cell/>
        </table:table-row>
        <table:table-row table:style-name="ro1">
          <table:table-cell office:value-type="string">
            <text:p>2017-05</text:p>
          </table:table-cell>
          <table:table-cell office:value-type="float" office:value="47327">
            <text:p>47327</text:p>
          </table:table-cell>
          <table:table-cell/>
        </table:table-row>
        <table:table-row table:style-name="ro1">
          <table:table-cell office:value-type="string">
            <text:p>2017-06</text:p>
          </table:table-cell>
          <table:table-cell office:value-type="float" office:value="43399">
            <text:p>43399</text:p>
          </table:table-cell>
          <table:table-cell/>
        </table:table-row>
        <table:table-row table:style-name="ro1">
          <table:table-cell office:value-type="string">
            <text:p>2017-07</text:p>
          </table:table-cell>
          <table:table-cell office:value-type="float" office:value="45263">
            <text:p>45263</text:p>
          </table:table-cell>
          <table:table-cell/>
        </table:table-row>
        <table:table-row table:style-name="ro1">
          <table:table-cell office:value-type="string">
            <text:p>2017-08</text:p>
          </table:table-cell>
          <table:table-cell office:value-type="float" office:value="45556">
            <text:p>45556</text:p>
          </table:table-cell>
          <table:table-cell/>
        </table:table-row>
        <table:table-row table:style-name="ro1">
          <table:table-cell office:value-type="string">
            <text:p>2017-09</text:p>
          </table:table-cell>
          <table:table-cell office:value-type="float" office:value="45067">
            <text:p>45067</text:p>
          </table:table-cell>
          <table:table-cell/>
        </table:table-row>
        <table:table-row table:style-name="ro1">
          <table:table-cell office:value-type="string">
            <text:p>2017-10</text:p>
          </table:table-cell>
          <table:table-cell office:value-type="float" office:value="48336">
            <text:p>48336</text:p>
          </table:table-cell>
          <table:table-cell/>
        </table:table-row>
        <table:table-row table:style-name="ro1">
          <table:table-cell office:value-type="string">
            <text:p>2017-11</text:p>
          </table:table-cell>
          <table:table-cell office:value-type="float" office:value="48981">
            <text:p>48981</text:p>
          </table:table-cell>
          <table:table-cell/>
        </table:table-row>
        <table:table-row table:style-name="ro1">
          <table:table-cell office:value-type="string">
            <text:p>2017-12</text:p>
          </table:table-cell>
          <table:table-cell office:value-type="float" office:value="55876">
            <text:p>55876</text:p>
          </table:table-cell>
          <table:table-cell table:formula="of:=SUM([.B853:.B864])" office:value-type="float" office:value="593606">
            <text:p>593606</text:p>
          </table:table-cell>
        </table:table-row>
        <table:table-row table:style-name="ro1">
          <table:table-cell office:value-type="string">
            <text:p>2018-01</text:p>
          </table:table-cell>
          <table:table-cell office:value-type="float" office:value="58611">
            <text:p>58611</text:p>
          </table:table-cell>
          <table:table-cell/>
        </table:table-row>
        <table:table-row table:style-name="ro1">
          <table:table-cell office:value-type="string">
            <text:p>2018-02</text:p>
          </table:table-cell>
          <table:table-cell office:value-type="float" office:value="51137">
            <text:p>51137</text:p>
          </table:table-cell>
          <table:table-cell/>
        </table:table-row>
        <table:table-row table:style-name="ro1">
          <table:table-cell office:value-type="string">
            <text:p>2018-03</text:p>
          </table:table-cell>
          <table:table-cell office:value-type="float" office:value="59233">
            <text:p>59233</text:p>
          </table:table-cell>
          <table:table-cell/>
        </table:table-row>
        <table:table-row table:style-name="ro1">
          <table:table-cell office:value-type="string">
            <text:p>2018-04</text:p>
          </table:table-cell>
          <table:table-cell office:value-type="float" office:value="49372">
            <text:p>49372</text:p>
          </table:table-cell>
          <table:table-cell/>
        </table:table-row>
        <table:table-row table:style-name="ro1">
          <table:table-cell office:value-type="string">
            <text:p>2018-05</text:p>
          </table:table-cell>
          <table:table-cell office:value-type="float" office:value="46748">
            <text:p>46748</text:p>
          </table:table-cell>
          <table:table-cell/>
        </table:table-row>
        <table:table-row table:style-name="ro1">
          <table:table-cell office:value-type="string">
            <text:p>2018-06</text:p>
          </table:table-cell>
          <table:table-cell office:value-type="float" office:value="43940">
            <text:p>43940</text:p>
          </table:table-cell>
          <table:table-cell/>
        </table:table-row>
        <table:table-row table:style-name="ro1">
          <table:table-cell office:value-type="string">
            <text:p>2018-07</text:p>
          </table:table-cell>
          <table:table-cell office:value-type="float" office:value="47213">
            <text:p>47213</text:p>
          </table:table-cell>
          <table:table-cell/>
        </table:table-row>
        <table:table-row table:style-name="ro1">
          <table:table-cell office:value-type="string">
            <text:p>2018-08</text:p>
          </table:table-cell>
          <table:table-cell office:value-type="float" office:value="46096">
            <text:p>46096</text:p>
          </table:table-cell>
          <table:table-cell/>
        </table:table-row>
        <table:table-row table:style-name="ro1">
          <table:table-cell office:value-type="string">
            <text:p>2018-09</text:p>
          </table:table-cell>
          <table:table-cell office:value-type="float" office:value="44716">
            <text:p>44716</text:p>
          </table:table-cell>
          <table:table-cell/>
        </table:table-row>
        <table:table-row table:style-name="ro1">
          <table:table-cell office:value-type="string">
            <text:p>2018-10</text:p>
          </table:table-cell>
          <table:table-cell office:value-type="float" office:value="48866">
            <text:p>48866</text:p>
          </table:table-cell>
          <table:table-cell/>
        </table:table-row>
        <table:table-row table:style-name="ro1">
          <table:table-cell office:value-type="string">
            <text:p>2018-11</text:p>
          </table:table-cell>
          <table:table-cell office:value-type="float" office:value="48718">
            <text:p>48718</text:p>
          </table:table-cell>
          <table:table-cell/>
        </table:table-row>
        <table:table-row table:style-name="ro1">
          <table:table-cell office:value-type="string">
            <text:p>2018-12</text:p>
          </table:table-cell>
          <table:table-cell office:value-type="float" office:value="51902">
            <text:p>51902</text:p>
          </table:table-cell>
          <table:table-cell table:formula="of:=SUM([.B865:.B876])" office:value-type="float" office:value="596552">
            <text:p>596552</text:p>
          </table:table-cell>
        </table:table-row>
        <table:table-row table:style-name="ro1">
          <table:table-cell office:value-type="string">
            <text:p>2019-01</text:p>
          </table:table-cell>
          <table:table-cell office:value-type="float" office:value="59191">
            <text:p>59191</text:p>
          </table:table-cell>
          <table:table-cell/>
        </table:table-row>
        <table:table-row table:style-name="ro1">
          <table:table-cell office:value-type="string">
            <text:p>2019-02</text:p>
          </table:table-cell>
          <table:table-cell office:value-type="float" office:value="54760">
            <text:p>54760</text:p>
          </table:table-cell>
          <table:table-cell/>
        </table:table-row>
        <table:table-row table:style-name="ro1">
          <table:table-cell office:value-type="string">
            <text:p>2019-03</text:p>
          </table:table-cell>
          <table:table-cell office:value-type="float" office:value="52395">
            <text:p>52395</text:p>
          </table:table-cell>
          <table:table-cell/>
        </table:table-row>
        <table:table-row table:style-name="ro1">
          <table:table-cell office:value-type="string">
            <text:p>2019-04</text:p>
          </table:table-cell>
          <table:table-cell office:value-type="float" office:value="48069">
            <text:p>48069</text:p>
          </table:table-cell>
          <table:table-cell/>
        </table:table-row>
        <table:table-row table:style-name="ro1">
          <table:table-cell office:value-type="string">
            <text:p>2019-05</text:p>
          </table:table-cell>
          <table:table-cell office:value-type="float" office:value="48022">
            <text:p>48022</text:p>
          </table:table-cell>
          <table:table-cell/>
        </table:table-row>
        <table:table-row table:style-name="ro1">
          <table:table-cell office:value-type="string">
            <text:p>2019-06</text:p>
          </table:table-cell>
          <table:table-cell office:value-type="float" office:value="45315">
            <text:p>45315</text:p>
          </table:table-cell>
          <table:table-cell/>
        </table:table-row>
        <table:table-row table:style-name="ro1">
          <table:table-cell office:value-type="string">
            <text:p>2019-07</text:p>
          </table:table-cell>
          <table:table-cell office:value-type="float" office:value="46877">
            <text:p>46877</text:p>
          </table:table-cell>
          <table:table-cell/>
        </table:table-row>
        <table:table-row table:style-name="ro1">
          <table:table-cell office:value-type="string">
            <text:p>2019-08</text:p>
          </table:table-cell>
          <table:table-cell office:value-type="float" office:value="45899">
            <text:p>45899</text:p>
          </table:table-cell>
          <table:table-cell/>
        </table:table-row>
        <table:table-row table:style-name="ro1">
          <table:table-cell office:value-type="string">
            <text:p>2019-09</text:p>
          </table:table-cell>
          <table:table-cell office:value-type="float" office:value="45062">
            <text:p>45062</text:p>
          </table:table-cell>
          <table:table-cell/>
        </table:table-row>
        <table:table-row table:style-name="ro1">
          <table:table-cell office:value-type="string">
            <text:p>2019-10</text:p>
          </table:table-cell>
          <table:table-cell office:value-type="float" office:value="49222">
            <text:p>49222</text:p>
          </table:table-cell>
          <table:table-cell/>
        </table:table-row>
        <table:table-row table:style-name="ro1">
          <table:table-cell office:value-type="string">
            <text:p>2019-11</text:p>
          </table:table-cell>
          <table:table-cell office:value-type="float" office:value="50808">
            <text:p>50808</text:p>
          </table:table-cell>
          <table:table-cell/>
        </table:table-row>
        <table:table-row table:style-name="ro1">
          <table:table-cell office:value-type="string">
            <text:p>2019-12</text:p>
          </table:table-cell>
          <table:table-cell office:value-type="float" office:value="53788">
            <text:p>53788</text:p>
          </table:table-cell>
          <table:table-cell table:formula="of:=SUM([.B877:.B888])" office:value-type="float" office:value="599408">
            <text:p>599408</text:p>
          </table:table-cell>
        </table:table-row>
        <table:table-row table:style-name="ro1">
          <table:table-cell office:value-type="string">
            <text:p>2020-01</text:p>
          </table:table-cell>
          <table:table-cell office:value-type="float" office:value="56261">
            <text:p>56261</text:p>
          </table:table-cell>
          <table:table-cell/>
        </table:table-row>
        <table:table-row table:style-name="ro1">
          <table:table-cell office:value-type="string">
            <text:p>2020-02</text:p>
          </table:table-cell>
          <table:table-cell office:value-type="float" office:value="50329">
            <text:p>50329</text:p>
          </table:table-cell>
          <table:table-cell/>
        </table:table-row>
        <table:table-row table:style-name="ro1">
          <table:table-cell office:value-type="string">
            <text:p>2020-03</text:p>
          </table:table-cell>
          <table:table-cell office:value-type="float" office:value="61898">
            <text:p>61898</text:p>
          </table:table-cell>
          <table:table-cell/>
        </table:table-row>
        <table:table-row table:style-name="ro1">
          <table:table-cell office:value-type="string">
            <text:p>2020-04</text:p>
          </table:table-cell>
          <table:table-cell office:value-type="float" office:value="65851">
            <text:p>65851</text:p>
          </table:table-cell>
          <table:table-cell/>
        </table:table-row>
        <table:table-row table:style-name="ro1">
          <table:table-cell office:value-type="string">
            <text:p>2020-05</text:p>
          </table:table-cell>
          <table:table-cell office:value-type="float" office:value="47953">
            <text:p>47953</text:p>
          </table:table-cell>
          <table:table-cell/>
        </table:table-row>
        <table:table-row table:style-name="ro1">
          <table:table-cell office:value-type="string">
            <text:p>2020-06</text:p>
          </table:table-cell>
          <table:table-cell office:value-type="float" office:value="45113">
            <text:p>45113</text:p>
          </table:table-cell>
          <table:table-cell/>
        </table:table-row>
        <table:table-row table:style-name="ro1">
          <table:table-cell office:value-type="string">
            <text:p>2020-07</text:p>
          </table:table-cell>
          <table:table-cell office:value-type="float" office:value="45999">
            <text:p>45999</text:p>
          </table:table-cell>
          <table:table-cell/>
        </table:table-row>
        <table:table-row table:style-name="ro1">
          <table:table-cell office:value-type="string">
            <text:p>2020-08</text:p>
          </table:table-cell>
          <table:table-cell office:value-type="float" office:value="48041">
            <text:p>48041</text:p>
          </table:table-cell>
          <table:table-cell/>
        </table:table-row>
        <table:table-row table:style-name="ro1">
          <table:table-cell office:value-type="string">
            <text:p>2020-09</text:p>
          </table:table-cell>
          <table:table-cell office:value-type="float" office:value="48037">
            <text:p>48037</text:p>
          </table:table-cell>
          <table:table-cell/>
        </table:table-row>
        <table:table-row table:style-name="ro1">
          <table:table-cell office:value-type="string">
            <text:p>2020-10</text:p>
          </table:table-cell>
          <table:table-cell office:value-type="float" office:value="56931">
            <text:p>56931</text:p>
          </table:table-cell>
          <table:table-cell/>
        </table:table-row>
        <table:table-row table:style-name="ro1">
          <table:table-cell office:value-type="string">
            <text:p>2020-11</text:p>
          </table:table-cell>
          <table:table-cell office:value-type="float" office:value="65059">
            <text:p>65059</text:p>
          </table:table-cell>
          <table:table-cell/>
        </table:table-row>
        <table:table-row table:style-name="ro1">
          <table:table-cell office:value-type="string">
            <text:p>2020-12</text:p>
          </table:table-cell>
          <table:table-cell office:value-type="float" office:value="63127">
            <text:p>63127</text:p>
          </table:table-cell>
          <table:table-cell table:formula="of:=SUM([.B889:.B900])" office:value-type="float" office:value="654599">
            <text:p>654599</text:p>
          </table:table-cell>
        </table:table-row>
        <table:table-row table:style-name="ro1">
          <table:table-cell office:value-type="string">
            <text:p>2021-01</text:p>
          </table:table-cell>
          <table:table-cell office:value-type="float" office:value="65530">
            <text:p>65530</text:p>
          </table:table-cell>
          <table:table-cell/>
        </table:table-row>
        <table:table-row table:style-name="ro1">
          <table:table-cell office:value-type="string">
            <text:p>2021-02</text:p>
          </table:table-cell>
          <table:table-cell office:value-type="float" office:value="56086">
            <text:p>56086</text:p>
          </table:table-cell>
          <table:table-cell/>
        </table:table-row>
        <table:table-row table:style-name="ro1">
          <table:table-cell office:value-type="string">
            <text:p>2021-03</text:p>
          </table:table-cell>
          <table:table-cell office:value-type="float" office:value="57332">
            <text:p>57332</text:p>
          </table:table-cell>
          <table:table-cell/>
        </table:table-row>
        <table:table-row table:style-name="ro1">
          <table:table-cell office:value-type="string">
            <text:p>2021-04</text:p>
          </table:table-cell>
          <table:table-cell office:value-type="float" office:value="56174">
            <text:p>56174</text:p>
          </table:table-cell>
          <table:table-cell/>
        </table:table-row>
        <table:table-row table:style-name="ro1">
          <table:table-cell office:value-type="string">
            <text:p>2021-05</text:p>
          </table:table-cell>
          <table:table-cell office:value-type="float" office:value="51332">
            <text:p>51332</text:p>
          </table:table-cell>
          <table:table-cell/>
        </table:table-row>
        <table:table-row table:style-name="ro1">
          <table:table-cell office:value-type="string">
            <text:p>2021-06</text:p>
          </table:table-cell>
          <table:table-cell office:value-type="float" office:value="44883">
            <text:p>44883</text:p>
          </table:table-cell>
          <table:table-cell/>
        </table:table-row>
        <table:table-row table:style-name="ro1">
          <table:table-cell office:value-type="string">
            <text:p>2021-07</text:p>
          </table:table-cell>
          <table:table-cell office:value-type="float" office:value="47343">
            <text:p>47343</text:p>
          </table:table-cell>
          <table:table-cell/>
        </table:table-row>
        <table:table-row table:style-name="ro1">
          <table:table-cell office:value-type="string">
            <text:p>2021-08</text:p>
          </table:table-cell>
          <table:table-cell office:value-type="float" office:value="49011">
            <text:p>49011</text:p>
          </table:table-cell>
          <table:table-cell/>
        </table:table-row>
        <table:table-row table:style-name="ro1">
          <table:table-cell office:value-type="string">
            <text:p>2021-09</text:p>
          </table:table-cell>
          <table:table-cell office:value-type="float" office:value="48267">
            <text:p>48267</text:p>
          </table:table-cell>
          <table:table-cell/>
        </table:table-row>
        <table:table-row table:style-name="ro1">
          <table:table-cell office:value-type="string">
            <text:p>2021-10</text:p>
          </table:table-cell>
          <table:table-cell office:value-type="float" office:value="52650">
            <text:p>52650</text:p>
          </table:table-cell>
          <table:table-cell/>
        </table:table-row>
        <table:table-row table:style-name="ro1">
          <table:table-cell office:value-type="string">
            <text:p>2021-11</text:p>
          </table:table-cell>
          <table:table-cell office:value-type="float" office:value="52694">
            <text:p>52694</text:p>
          </table:table-cell>
          <table:table-cell/>
        </table:table-row>
        <table:table-row table:style-name="ro1">
          <table:table-cell office:value-type="string">
            <text:p>2021-12</text:p>
          </table:table-cell>
          <table:table-cell office:value-type="float" office:value="62899">
            <text:p>62899</text:p>
          </table:table-cell>
          <table:table-cell table:formula="of:=SUM([.B901:.B912])" office:value-type="float" office:value="644201">
            <text:p>644201</text:p>
          </table:table-cell>
        </table:table-row>
        <table:table-row table:style-name="ro1">
          <table:table-cell office:value-type="string">
            <text:p>2022-01</text:p>
          </table:table-cell>
          <table:table-cell office:value-type="float" office:value="65000">
            <text:p>65000</text:p>
          </table:table-cell>
          <table:table-cell/>
        </table:table-row>
        <table:table-row table:style-name="ro1">
          <table:table-cell office:value-type="string">
            <text:p>2022-02</text:p>
          </table:table-cell>
          <table:table-cell office:value-type="float" office:value="55600">
            <text:p>55600</text:p>
          </table:table-cell>
          <table:table-cell/>
        </table:table-row>
        <table:table-row table:style-name="ro1">
          <table:table-cell office:value-type="string">
            <text:p>2022-03</text:p>
          </table:table-cell>
          <table:table-cell office:value-type="float" office:value="55900">
            <text:p>55900</text:p>
          </table:table-cell>
          <table:table-cell/>
        </table:table-row>
        <table:table-row table:style-name="ro1">
          <table:table-cell office:value-type="string">
            <text:p>2022-04</text:p>
          </table:table-cell>
          <table:table-cell office:value-type="float" office:value="54900">
            <text:p>54900</text:p>
          </table:table-cell>
          <table:table-cell/>
        </table:table-row>
        <table:table-row table:style-name="ro1">
          <table:table-cell office:value-type="string">
            <text:p>2022-05</text:p>
          </table:table-cell>
          <table:table-cell office:value-type="float" office:value="49900">
            <text:p>49900</text:p>
          </table:table-cell>
          <table:table-cell/>
        </table:table-row>
        <table:table-row table:style-name="ro1">
          <table:table-cell office:value-type="string">
            <text:p>2022-06</text:p>
          </table:table-cell>
          <table:table-cell office:value-type="float" office:value="47000">
            <text:p>47000</text:p>
          </table:table-cell>
          <table:table-cell/>
        </table:table-row>
        <table:table-row table:style-name="ro1">
          <table:table-cell office:value-type="string">
            <text:p>2022-07</text:p>
          </table:table-cell>
          <table:table-cell office:value-type="float" office:value="53300">
            <text:p>53300</text:p>
          </table:table-cell>
          <table:table-cell/>
        </table:table-row>
        <table:table-row table:style-name="ro1">
          <table:table-cell office:value-type="string">
            <text:p>2022-08</text:p>
          </table:table-cell>
          <table:table-cell office:value-type="float" office:value="51300">
            <text:p>51300</text:p>
          </table:table-cell>
          <table:table-cell/>
        </table:table-row>
        <table:table-row table:style-name="ro1">
          <table:table-cell office:value-type="string">
            <text:p>2022-09</text:p>
          </table:table-cell>
          <table:table-cell office:value-type="float" office:value="48200">
            <text:p>48200</text:p>
          </table:table-cell>
          <table:table-cell/>
        </table:table-row>
        <table:table-row table:style-name="ro1">
          <table:table-cell office:value-type="string">
            <text:p>2022-10</text:p>
          </table:table-cell>
          <table:table-cell office:value-type="float" office:value="54600">
            <text:p>54600</text:p>
          </table:table-cell>
          <table:table-cell/>
        </table:table-row>
        <table:table-row table:style-name="ro1">
          <table:table-cell office:value-type="string">
            <text:p>2022-11</text:p>
          </table:table-cell>
          <table:table-cell office:value-type="float" office:value="53500">
            <text:p>53500</text:p>
          </table:table-cell>
          <table:table-cell/>
        </table:table-row>
        <table:table-row table:style-name="ro1">
          <table:table-cell office:value-type="string">
            <text:p>2022-12</text:p>
          </table:table-cell>
          <table:table-cell office:value-type="float" office:value="69200">
            <text:p>69200</text:p>
          </table:table-cell>
          <table:table-cell table:formula="of:=SUM([.B913:.B924])" office:value-type="float" office:value="658400">
            <text:p>658400</text:p>
          </table:table-cell>
        </table:table-row>
        <table:table-row table:style-name="ro1">
          <table:table-cell office:value-type="string">
            <text:p>2023-01</text:p>
          </table:table-cell>
          <table:table-cell office:value-type="float" office:value="62500">
            <text:p>62500</text:p>
          </table:table-cell>
          <table:table-cell/>
        </table:table-row>
        <table:table-row table:style-name="ro1">
          <table:table-cell office:value-type="string">
            <text:p>2023-02</text:p>
          </table:table-cell>
          <table:table-cell office:value-type="float" office:value="50900">
            <text:p>50900</text:p>
          </table:table-cell>
          <table:table-cell/>
        </table:table-row>
        <table:table-row table:style-name="ro1">
          <table:table-cell office:value-type="string">
            <text:p>2023-03</text:p>
          </table:table-cell>
          <table:table-cell office:value-type="float" office:value="54000">
            <text:p>54000</text:p>
          </table:table-cell>
          <table:table-cell/>
        </table:table-row>
        <table:table-row table:style-name="ro1">
          <table:table-cell office:value-type="string">
            <text:p>2023-04</text:p>
          </table:table-cell>
          <table:table-cell office:value-type="float" office:value="50200">
            <text:p>50200</text:p>
          </table:table-cell>
          <table:table-cell/>
        </table:table-row>
        <table:table-row table:style-name="ro1">
          <table:table-cell office:value-type="string">
            <text:p>2023-05</text:p>
          </table:table-cell>
          <table:table-cell office:value-type="float" office:value="49600">
            <text:p>49600</text:p>
          </table:table-cell>
          <table:table-cell/>
        </table:table-row>
        <table:table-row table:style-name="ro1">
          <table:table-cell office:value-type="string">
            <text:p>2023-06</text:p>
          </table:table-cell>
          <table:table-cell office:value-type="float" office:value="46100">
            <text:p>4610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01">01.09.2023</text:date>, <text:time>09:59:4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01T09:59:44.80</dc:date>
    <dc:creator>Andrzej Bystrzycki</dc:creator>
    <meta:document-statistic meta:table-count="1" meta:cell-count="1937" meta:object-count="0"/>
    <meta:generator>OpenOffice.org/3.3$Win32 OpenOffice.org_project/330m20$Build-9567</meta:generator>
  </office:meta>
</office:document-meta>
</file>